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89in"/>
    </style:style>
    <style:style style:name="co2" style:family="table-column">
      <style:table-column-properties fo:break-before="auto" style:column-width="0.9898in"/>
    </style:style>
    <style:style style:name="co3" style:family="table-column">
      <style:table-column-properties fo:break-before="auto" style:column-width="0.6898in"/>
    </style:style>
    <style:style style:name="co4" style:family="table-column">
      <style:table-column-properties fo:break-before="auto" style:column-width="0.7646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inicio" table:style-name="ta1">
        <table:shapes>
          <draw:frame draw:z-index="0" draw:style-name="gr1" draw:text-style-name="P1" svg:width="8.1102in" svg:height="4.5618in" svg:x="3.5878in" svg:y="0in">
            <draw:object draw:notify-on-update-of-ranges="inicio.A1:inicio.A1 inicio.A2:inicio.A366 inicio.B2:inicio.B366 inicio.C2:inicio.C366 inicio.D2:inicio.D36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99" calcext:value-type="float">
            <text:p>9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.38195" calcext:value-type="float">
            <text:p>1.38195</text:p>
          </table:table-cell>
          <table:table-cell office:value-type="float" office:value="998.563" calcext:value-type="float">
            <text:p>998.563</text:p>
          </table:table-cell>
          <table:table-cell office:value-type="float" office:value="0.0546343" calcext:value-type="float">
            <text:p>0.0546343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.90949" calcext:value-type="float">
            <text:p>1.90949</text:p>
          </table:table-cell>
          <table:table-cell office:value-type="float" office:value="997.96" calcext:value-type="float">
            <text:p>997.96</text:p>
          </table:table-cell>
          <table:table-cell office:value-type="float" office:value="0.130133" calcext:value-type="float">
            <text:p>0.130133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2.63779" calcext:value-type="float">
            <text:p>2.63779</text:p>
          </table:table-cell>
          <table:table-cell office:value-type="float" office:value="997.128" calcext:value-type="float">
            <text:p>997.128</text:p>
          </table:table-cell>
          <table:table-cell office:value-type="float" office:value="0.234445" calcext:value-type="float">
            <text:p>0.234445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3.64275" calcext:value-type="float">
            <text:p>3.64275</text:p>
          </table:table-cell>
          <table:table-cell office:value-type="float" office:value="995.979" calcext:value-type="float">
            <text:p>995.979</text:p>
          </table:table-cell>
          <table:table-cell office:value-type="float" office:value="0.378531" calcext:value-type="float">
            <text:p>0.378531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5.0284" calcext:value-type="float">
            <text:p>5.0284</text:p>
          </table:table-cell>
          <table:table-cell office:value-type="float" office:value="994.394" calcext:value-type="float">
            <text:p>994.394</text:p>
          </table:table-cell>
          <table:table-cell office:value-type="float" office:value="0.577487" calcext:value-type="float">
            <text:p>0.577487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6.937" calcext:value-type="float">
            <text:p>6.937</text:p>
          </table:table-cell>
          <table:table-cell office:value-type="float" office:value="992.211" calcext:value-type="float">
            <text:p>992.211</text:p>
          </table:table-cell>
          <table:table-cell office:value-type="float" office:value="0.852077" calcext:value-type="float">
            <text:p>0.852077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9.5622" calcext:value-type="float">
            <text:p>9.5622</text:p>
          </table:table-cell>
          <table:table-cell office:value-type="float" office:value="989.207" calcext:value-type="float">
            <text:p>989.207</text:p>
          </table:table-cell>
          <table:table-cell office:value-type="float" office:value="1.23081" calcext:value-type="float">
            <text:p>1.23081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13.166" calcext:value-type="float">
            <text:p>13.166</text:p>
          </table:table-cell>
          <table:table-cell office:value-type="float" office:value="985.081" calcext:value-type="float">
            <text:p>985.081</text:p>
          </table:table-cell>
          <table:table-cell office:value-type="float" office:value="1.7527" calcext:value-type="float">
            <text:p>1.7527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18.0999" calcext:value-type="float">
            <text:p>18.0999</text:p>
          </table:table-cell>
          <table:table-cell office:value-type="float" office:value="979.429" calcext:value-type="float">
            <text:p>979.429</text:p>
          </table:table-cell>
          <table:table-cell office:value-type="float" office:value="2.47096" calcext:value-type="float">
            <text:p>2.4709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.8301" calcext:value-type="float">
            <text:p>24.8301</text:p>
          </table:table-cell>
          <table:table-cell office:value-type="float" office:value="971.712" calcext:value-type="float">
            <text:p>971.712</text:p>
          </table:table-cell>
          <table:table-cell office:value-type="float" office:value="3.45782" calcext:value-type="float">
            <text:p>3.45782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33.9641" calcext:value-type="float">
            <text:p>33.9641</text:p>
          </table:table-cell>
          <table:table-cell office:value-type="float" office:value="961.225" calcext:value-type="float">
            <text:p>961.225</text:p>
          </table:table-cell>
          <table:table-cell office:value-type="float" office:value="4.81052" calcext:value-type="float">
            <text:p>4.81052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46.2756" calcext:value-type="float">
            <text:p>46.2756</text:p>
          </table:table-cell>
          <table:table-cell office:value-type="float" office:value="947.066" calcext:value-type="float">
            <text:p>947.066</text:p>
          </table:table-cell>
          <table:table-cell office:value-type="float" office:value="6.65881" calcext:value-type="float">
            <text:p>6.65881</text:p>
          </table:table-cell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62.7158" calcext:value-type="float">
            <text:p>62.7158</text:p>
          </table:table-cell>
          <table:table-cell office:value-type="float" office:value="928.111" calcext:value-type="float">
            <text:p>928.111</text:p>
          </table:table-cell>
          <table:table-cell office:value-type="float" office:value="9.17337" calcext:value-type="float">
            <text:p>9.17337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84.3943" calcext:value-type="float">
            <text:p>84.3943</text:p>
          </table:table-cell>
          <table:table-cell office:value-type="float" office:value="903.031" calcext:value-type="float">
            <text:p>903.031</text:p>
          </table:table-cell>
          <table:table-cell office:value-type="float" office:value="12.5745" calcext:value-type="float">
            <text:p>12.5745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112.503" calcext:value-type="float">
            <text:p>112.503</text:p>
          </table:table-cell>
          <table:table-cell office:value-type="float" office:value="870.357" calcext:value-type="float">
            <text:p>870.357</text:p>
          </table:table-cell>
          <table:table-cell office:value-type="float" office:value="17.1394" calcext:value-type="float">
            <text:p>17.1394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148.149" calcext:value-type="float">
            <text:p>148.149</text:p>
          </table:table-cell>
          <table:table-cell office:value-type="float" office:value="828.647" calcext:value-type="float">
            <text:p>828.647</text:p>
          </table:table-cell>
          <table:table-cell office:value-type="float" office:value="23.2041" calcext:value-type="float">
            <text:p>23.2041</text:p>
          </table:table-cell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192.066" calcext:value-type="float">
            <text:p>192.066</text:p>
          </table:table-cell>
          <table:table-cell office:value-type="float" office:value="776.778" calcext:value-type="float">
            <text:p>776.778</text:p>
          </table:table-cell>
          <table:table-cell office:value-type="float" office:value="31.1558" calcext:value-type="float">
            <text:p>31.1558</text:p>
          </table:table-cell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244.218" calcext:value-type="float">
            <text:p>244.218</text:p>
          </table:table-cell>
          <table:table-cell office:value-type="float" office:value="714.372" calcext:value-type="float">
            <text:p>714.372</text:p>
          </table:table-cell>
          <table:table-cell office:value-type="float" office:value="41.4097" calcext:value-type="float">
            <text:p>41.4097</text:p>
          </table:table-cell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303.372" calcext:value-type="float">
            <text:p>303.372</text:p>
          </table:table-cell>
          <table:table-cell office:value-type="float" office:value="642.264" calcext:value-type="float">
            <text:p>642.264</text:p>
          </table:table-cell>
          <table:table-cell office:value-type="float" office:value="54.3643" calcext:value-type="float">
            <text:p>54.364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66.846" calcext:value-type="float">
            <text:p>366.846</text:p>
          </table:table-cell>
          <table:table-cell office:value-type="float" office:value="562.816" calcext:value-type="float">
            <text:p>562.816</text:p>
          </table:table-cell>
          <table:table-cell office:value-type="float" office:value="70.3382" calcext:value-type="float">
            <text:p>70.3382</text:p>
          </table:table-cell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430.649" calcext:value-type="float">
            <text:p>430.649</text:p>
          </table:table-cell>
          <table:table-cell office:value-type="float" office:value="479.853" calcext:value-type="float">
            <text:p>479.853</text:p>
          </table:table-cell>
          <table:table-cell office:value-type="float" office:value="89.4984" calcext:value-type="float">
            <text:p>89.4984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490.154" calcext:value-type="float">
            <text:p>490.154</text:p>
          </table:table-cell>
          <table:table-cell office:value-type="float" office:value="398.044" calcext:value-type="float">
            <text:p>398.044</text:p>
          </table:table-cell>
          <table:table-cell office:value-type="float" office:value="111.803" calcext:value-type="float">
            <text:p>111.803</text:p>
          </table:table-cell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541.127" calcext:value-type="float">
            <text:p>541.127</text:p>
          </table:table-cell>
          <table:table-cell office:value-type="float" office:value="321.893" calcext:value-type="float">
            <text:p>321.893</text:p>
          </table:table-cell>
          <table:table-cell office:value-type="float" office:value="136.98" calcext:value-type="float">
            <text:p>136.98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580.677" calcext:value-type="float">
            <text:p>580.677</text:p>
          </table:table-cell>
          <table:table-cell office:value-type="float" office:value="254.76" calcext:value-type="float">
            <text:p>254.76</text:p>
          </table:table-cell>
          <table:table-cell office:value-type="float" office:value="164.563" calcext:value-type="float">
            <text:p>164.563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607.696" calcext:value-type="float">
            <text:p>607.696</text:p>
          </table:table-cell>
          <table:table-cell office:value-type="float" office:value="198.339" calcext:value-type="float">
            <text:p>198.339</text:p>
          </table:table-cell>
          <table:table-cell office:value-type="float" office:value="193.964" calcext:value-type="float">
            <text:p>193.964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622.697" calcext:value-type="float">
            <text:p>622.697</text:p>
          </table:table-cell>
          <table:table-cell office:value-type="float" office:value="152.742" calcext:value-type="float">
            <text:p>152.742</text:p>
          </table:table-cell>
          <table:table-cell office:value-type="float" office:value="224.561" calcext:value-type="float">
            <text:p>224.561</text:p>
          </table:table-cell>
        </table:table-row>
        <table:table-row table:style-name="ro1">
          <table:table-cell office:value-type="float" office:value="2.7" calcext:value-type="float">
            <text:p>2.7</text:p>
          </table:table-cell>
          <table:table-cell office:value-type="float" office:value="627.26" calcext:value-type="float">
            <text:p>627.26</text:p>
          </table:table-cell>
          <table:table-cell office:value-type="float" office:value="116.969" calcext:value-type="float">
            <text:p>116.969</text:p>
          </table:table-cell>
          <table:table-cell office:value-type="float" office:value="255.771" calcext:value-type="float">
            <text:p>255.771</text:p>
          </table:table-cell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623.423" calcext:value-type="float">
            <text:p>623.423</text:p>
          </table:table-cell>
          <table:table-cell office:value-type="float" office:value="89.4786" calcext:value-type="float">
            <text:p>89.4786</text:p>
          </table:table-cell>
          <table:table-cell office:value-type="float" office:value="287.098" calcext:value-type="float">
            <text:p>287.098</text:p>
          </table:table-cell>
        </table:table-row>
        <table:table-row table:style-name="ro1">
          <table:table-cell office:value-type="float" office:value="2.9" calcext:value-type="float">
            <text:p>2.9</text:p>
          </table:table-cell>
          <table:table-cell office:value-type="float" office:value="613.228" calcext:value-type="float">
            <text:p>613.228</text:p>
          </table:table-cell>
          <table:table-cell office:value-type="float" office:value="68.6231" calcext:value-type="float">
            <text:p>68.6231</text:p>
          </table:table-cell>
          <table:table-cell office:value-type="float" office:value="318.149" calcext:value-type="float">
            <text:p>318.14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98.467" calcext:value-type="float">
            <text:p>598.467</text:p>
          </table:table-cell>
          <table:table-cell office:value-type="float" office:value="52.9044" calcext:value-type="float">
            <text:p>52.9044</text:p>
          </table:table-cell>
          <table:table-cell office:value-type="float" office:value="348.628" calcext:value-type="float">
            <text:p>348.628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580.594" calcext:value-type="float">
            <text:p>580.594</text:p>
          </table:table-cell>
          <table:table-cell office:value-type="float" office:value="41.0774" calcext:value-type="float">
            <text:p>41.0774</text:p>
          </table:table-cell>
          <table:table-cell office:value-type="float" office:value="378.328" calcext:value-type="float">
            <text:p>378.328</text:p>
          </table:table-cell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560.731" calcext:value-type="float">
            <text:p>560.731</text:p>
          </table:table-cell>
          <table:table-cell office:value-type="float" office:value="32.1622" calcext:value-type="float">
            <text:p>32.1622</text:p>
          </table:table-cell>
          <table:table-cell office:value-type="float" office:value="407.107" calcext:value-type="float">
            <text:p>407.107</text:p>
          </table:table-cell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float" office:value="539.711" calcext:value-type="float">
            <text:p>539.711</text:p>
          </table:table-cell>
          <table:table-cell office:value-type="float" office:value="25.4128" calcext:value-type="float">
            <text:p>25.4128</text:p>
          </table:table-cell>
          <table:table-cell office:value-type="float" office:value="434.877" calcext:value-type="float">
            <text:p>434.877</text:p>
          </table:table-cell>
        </table:table-row>
        <table:table-row table:style-name="ro1">
          <table:table-cell office:value-type="float" office:value="3.4" calcext:value-type="float">
            <text:p>3.4</text:p>
          </table:table-cell>
          <table:table-cell office:value-type="float" office:value="518.141" calcext:value-type="float">
            <text:p>518.141</text:p>
          </table:table-cell>
          <table:table-cell office:value-type="float" office:value="20.2719" calcext:value-type="float">
            <text:p>20.2719</text:p>
          </table:table-cell>
          <table:table-cell office:value-type="float" office:value="461.587" calcext:value-type="float">
            <text:p>461.587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496.454" calcext:value-type="float">
            <text:p>496.454</text:p>
          </table:table-cell>
          <table:table-cell office:value-type="float" office:value="16.3281" calcext:value-type="float">
            <text:p>16.3281</text:p>
          </table:table-cell>
          <table:table-cell office:value-type="float" office:value="487.218" calcext:value-type="float">
            <text:p>487.218</text:p>
          </table:table-cell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float" office:value="474.956" calcext:value-type="float">
            <text:p>474.956</text:p>
          </table:table-cell>
          <table:table-cell office:value-type="float" office:value="13.279" calcext:value-type="float">
            <text:p>13.279</text:p>
          </table:table-cell>
          <table:table-cell office:value-type="float" office:value="511.765" calcext:value-type="float">
            <text:p>511.765</text:p>
          </table:table-cell>
        </table:table-row>
        <table:table-row table:style-name="ro1">
          <table:table-cell office:value-type="float" office:value="3.7" calcext:value-type="float">
            <text:p>3.7</text:p>
          </table:table-cell>
          <table:table-cell office:value-type="float" office:value="453.855" calcext:value-type="float">
            <text:p>453.855</text:p>
          </table:table-cell>
          <table:table-cell office:value-type="float" office:value="10.9021" calcext:value-type="float">
            <text:p>10.9021</text:p>
          </table:table-cell>
          <table:table-cell office:value-type="float" office:value="535.243" calcext:value-type="float">
            <text:p>535.243</text:p>
          </table:table-cell>
        </table:table-row>
        <table:table-row table:style-name="ro1">
          <table:table-cell office:value-type="float" office:value="3.8" calcext:value-type="float">
            <text:p>3.8</text:p>
          </table:table-cell>
          <table:table-cell office:value-type="float" office:value="433.294" calcext:value-type="float">
            <text:p>433.294</text:p>
          </table:table-cell>
          <table:table-cell office:value-type="float" office:value="9.03382" calcext:value-type="float">
            <text:p>9.03382</text:p>
          </table:table-cell>
          <table:table-cell office:value-type="float" office:value="557.672" calcext:value-type="float">
            <text:p>557.672</text:p>
          </table:table-cell>
        </table:table-row>
        <table:table-row table:style-name="ro1">
          <table:table-cell office:value-type="float" office:value="3.9" calcext:value-type="float">
            <text:p>3.9</text:p>
          </table:table-cell>
          <table:table-cell office:value-type="float" office:value="413.366" calcext:value-type="float">
            <text:p>413.366</text:p>
          </table:table-cell>
          <table:table-cell office:value-type="float" office:value="7.553" calcext:value-type="float">
            <text:p>7.553</text:p>
          </table:table-cell>
          <table:table-cell office:value-type="float" office:value="579.081" calcext:value-type="float">
            <text:p>579.08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94.127" calcext:value-type="float">
            <text:p>394.127</text:p>
          </table:table-cell>
          <table:table-cell office:value-type="float" office:value="6.36963" calcext:value-type="float">
            <text:p>6.36963</text:p>
          </table:table-cell>
          <table:table-cell office:value-type="float" office:value="599.503" calcext:value-type="float">
            <text:p>599.503</text:p>
          </table:table-cell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375.612" calcext:value-type="float">
            <text:p>375.612</text:p>
          </table:table-cell>
          <table:table-cell office:value-type="float" office:value="5.41636" calcext:value-type="float">
            <text:p>5.41636</text:p>
          </table:table-cell>
          <table:table-cell office:value-type="float" office:value="618.972" calcext:value-type="float">
            <text:p>618.972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float" office:value="357.834" calcext:value-type="float">
            <text:p>357.834</text:p>
          </table:table-cell>
          <table:table-cell office:value-type="float" office:value="4.64246" calcext:value-type="float">
            <text:p>4.64246</text:p>
          </table:table-cell>
          <table:table-cell office:value-type="float" office:value="637.524" calcext:value-type="float">
            <text:p>637.524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float" office:value="340.794" calcext:value-type="float">
            <text:p>340.794</text:p>
          </table:table-cell>
          <table:table-cell office:value-type="float" office:value="4.00943" calcext:value-type="float">
            <text:p>4.00943</text:p>
          </table:table-cell>
          <table:table-cell office:value-type="float" office:value="655.197" calcext:value-type="float">
            <text:p>655.197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float" office:value="324.485" calcext:value-type="float">
            <text:p>324.485</text:p>
          </table:table-cell>
          <table:table-cell office:value-type="float" office:value="3.48789" calcext:value-type="float">
            <text:p>3.48789</text:p>
          </table:table-cell>
          <table:table-cell office:value-type="float" office:value="672.027" calcext:value-type="float">
            <text:p>672.027</text:p>
          </table:table-cell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308.894" calcext:value-type="float">
            <text:p>308.894</text:p>
          </table:table-cell>
          <table:table-cell office:value-type="float" office:value="3.05521" calcext:value-type="float">
            <text:p>3.05521</text:p>
          </table:table-cell>
          <table:table-cell office:value-type="float" office:value="688.051" calcext:value-type="float">
            <text:p>688.051</text:p>
          </table:table-cell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294.002" calcext:value-type="float">
            <text:p>294.002</text:p>
          </table:table-cell>
          <table:table-cell office:value-type="float" office:value="2.69386" calcext:value-type="float">
            <text:p>2.69386</text:p>
          </table:table-cell>
          <table:table-cell office:value-type="float" office:value="703.304" calcext:value-type="float">
            <text:p>703.304</text:p>
          </table:table-cell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279.788" calcext:value-type="float">
            <text:p>279.788</text:p>
          </table:table-cell>
          <table:table-cell office:value-type="float" office:value="2.39016" calcext:value-type="float">
            <text:p>2.39016</text:p>
          </table:table-cell>
          <table:table-cell office:value-type="float" office:value="717.822" calcext:value-type="float">
            <text:p>717.822</text:p>
          </table:table-cell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266.229" calcext:value-type="float">
            <text:p>266.229</text:p>
          </table:table-cell>
          <table:table-cell office:value-type="float" office:value="2.13336" calcext:value-type="float">
            <text:p>2.13336</text:p>
          </table:table-cell>
          <table:table-cell office:value-type="float" office:value="731.637" calcext:value-type="float">
            <text:p>731.637</text:p>
          </table:table-cell>
        </table:table-row>
        <table:table-row table:style-name="ro1">
          <table:table-cell office:value-type="float" office:value="4.9" calcext:value-type="float">
            <text:p>4.9</text:p>
          </table:table-cell>
          <table:table-cell office:value-type="float" office:value="253.302" calcext:value-type="float">
            <text:p>253.302</text:p>
          </table:table-cell>
          <table:table-cell office:value-type="float" office:value="1.91497" calcext:value-type="float">
            <text:p>1.91497</text:p>
          </table:table-cell>
          <table:table-cell office:value-type="float" office:value="744.783" calcext:value-type="float">
            <text:p>744.78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40.982" calcext:value-type="float">
            <text:p>240.982</text:p>
          </table:table-cell>
          <table:table-cell office:value-type="float" office:value="1.72821" calcext:value-type="float">
            <text:p>1.72821</text:p>
          </table:table-cell>
          <table:table-cell office:value-type="float" office:value="757.289" calcext:value-type="float">
            <text:p>757.289</text:p>
          </table:table-cell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float" office:value="229.245" calcext:value-type="float">
            <text:p>229.245</text:p>
          </table:table-cell>
          <table:table-cell office:value-type="float" office:value="1.56767" calcext:value-type="float">
            <text:p>1.56767</text:p>
          </table:table-cell>
          <table:table-cell office:value-type="float" office:value="769.188" calcext:value-type="float">
            <text:p>769.188</text:p>
          </table:table-cell>
        </table:table-row>
        <table:table-row table:style-name="ro1">
          <table:table-cell office:value-type="float" office:value="5.2" calcext:value-type="float">
            <text:p>5.2</text:p>
          </table:table-cell>
          <table:table-cell office:value-type="float" office:value="218.065" calcext:value-type="float">
            <text:p>218.065</text:p>
          </table:table-cell>
          <table:table-cell office:value-type="float" office:value="1.42897" calcext:value-type="float">
            <text:p>1.42897</text:p>
          </table:table-cell>
          <table:table-cell office:value-type="float" office:value="780.506" calcext:value-type="float">
            <text:p>780.506</text:p>
          </table:table-cell>
        </table:table-row>
        <table:table-row table:style-name="ro1">
          <table:table-cell office:value-type="float" office:value="5.3" calcext:value-type="float">
            <text:p>5.3</text:p>
          </table:table-cell>
          <table:table-cell office:value-type="float" office:value="207.419" calcext:value-type="float">
            <text:p>207.419</text:p>
          </table:table-cell>
          <table:table-cell office:value-type="float" office:value="1.30857" calcext:value-type="float">
            <text:p>1.30857</text:p>
          </table:table-cell>
          <table:table-cell office:value-type="float" office:value="791.273" calcext:value-type="float">
            <text:p>791.273</text:p>
          </table:table-cell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197.283" calcext:value-type="float">
            <text:p>197.283</text:p>
          </table:table-cell>
          <table:table-cell office:value-type="float" office:value="1.20359" calcext:value-type="float">
            <text:p>1.20359</text:p>
          </table:table-cell>
          <table:table-cell office:value-type="float" office:value="801.513" calcext:value-type="float">
            <text:p>801.513</text:p>
          </table:table-cell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187.635" calcext:value-type="float">
            <text:p>187.635</text:p>
          </table:table-cell>
          <table:table-cell office:value-type="float" office:value="1.11166" calcext:value-type="float">
            <text:p>1.11166</text:p>
          </table:table-cell>
          <table:table-cell office:value-type="float" office:value="811.253" calcext:value-type="float">
            <text:p>811.253</text:p>
          </table:table-cell>
        </table:table-row>
        <table:table-row table:style-name="ro1">
          <table:table-cell office:value-type="float" office:value="5.6" calcext:value-type="float">
            <text:p>5.6</text:p>
          </table:table-cell>
          <table:table-cell office:value-type="float" office:value="178.452" calcext:value-type="float">
            <text:p>178.452</text:p>
          </table:table-cell>
          <table:table-cell office:value-type="float" office:value="1.03082" calcext:value-type="float">
            <text:p>1.03082</text:p>
          </table:table-cell>
          <table:table-cell office:value-type="float" office:value="820.517" calcext:value-type="float">
            <text:p>820.517</text:p>
          </table:table-cell>
        </table:table-row>
        <table:table-row table:style-name="ro1">
          <table:table-cell office:value-type="float" office:value="5.7" calcext:value-type="float">
            <text:p>5.7</text:p>
          </table:table-cell>
          <table:table-cell office:value-type="float" office:value="169.713" calcext:value-type="float">
            <text:p>169.713</text:p>
          </table:table-cell>
          <table:table-cell office:value-type="float" office:value="0.959461" calcext:value-type="float">
            <text:p>0.959461</text:p>
          </table:table-cell>
          <table:table-cell office:value-type="float" office:value="829.328" calcext:value-type="float">
            <text:p>829.328</text:p>
          </table:table-cell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161.397" calcext:value-type="float">
            <text:p>161.397</text:p>
          </table:table-cell>
          <table:table-cell office:value-type="float" office:value="0.896242" calcext:value-type="float">
            <text:p>0.896242</text:p>
          </table:table-cell>
          <table:table-cell office:value-type="float" office:value="837.706" calcext:value-type="float">
            <text:p>837.706</text:p>
          </table:table-cell>
        </table:table-row>
        <table:table-row table:style-name="ro1">
          <table:table-cell office:value-type="float" office:value="5.9" calcext:value-type="float">
            <text:p>5.9</text:p>
          </table:table-cell>
          <table:table-cell office:value-type="float" office:value="153.485" calcext:value-type="float">
            <text:p>153.485</text:p>
          </table:table-cell>
          <table:table-cell office:value-type="float" office:value="0.840034" calcext:value-type="float">
            <text:p>0.840034</text:p>
          </table:table-cell>
          <table:table-cell office:value-type="float" office:value="845.674" calcext:value-type="float">
            <text:p>845.67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5.958" calcext:value-type="float">
            <text:p>145.958</text:p>
          </table:table-cell>
          <table:table-cell office:value-type="float" office:value="0.789895" calcext:value-type="float">
            <text:p>0.789895</text:p>
          </table:table-cell>
          <table:table-cell office:value-type="float" office:value="853.252" calcext:value-type="float">
            <text:p>853.252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138.797" calcext:value-type="float">
            <text:p>138.797</text:p>
          </table:table-cell>
          <table:table-cell office:value-type="float" office:value="0.745026" calcext:value-type="float">
            <text:p>0.745026</text:p>
          </table:table-cell>
          <table:table-cell office:value-type="float" office:value="860.458" calcext:value-type="float">
            <text:p>860.458</text:p>
          </table:table-cell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131.985" calcext:value-type="float">
            <text:p>131.985</text:p>
          </table:table-cell>
          <table:table-cell office:value-type="float" office:value="0.704753" calcext:value-type="float">
            <text:p>0.704753</text:p>
          </table:table-cell>
          <table:table-cell office:value-type="float" office:value="867.31" calcext:value-type="float">
            <text:p>867.31</text:p>
          </table:table-cell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float" office:value="125.505" calcext:value-type="float">
            <text:p>125.505</text:p>
          </table:table-cell>
          <table:table-cell office:value-type="float" office:value="0.668502" calcext:value-type="float">
            <text:p>0.668502</text:p>
          </table:table-cell>
          <table:table-cell office:value-type="float" office:value="873.826" calcext:value-type="float">
            <text:p>873.826</text:p>
          </table:table-cell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119.342" calcext:value-type="float">
            <text:p>119.342</text:p>
          </table:table-cell>
          <table:table-cell office:value-type="float" office:value="0.635783" calcext:value-type="float">
            <text:p>0.635783</text:p>
          </table:table-cell>
          <table:table-cell office:value-type="float" office:value="880.022" calcext:value-type="float">
            <text:p>880.022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113.48" calcext:value-type="float">
            <text:p>113.48</text:p>
          </table:table-cell>
          <table:table-cell office:value-type="float" office:value="0.606175" calcext:value-type="float">
            <text:p>0.606175</text:p>
          </table:table-cell>
          <table:table-cell office:value-type="float" office:value="885.914" calcext:value-type="float">
            <text:p>885.914</text:p>
          </table:table-cell>
        </table:table-row>
        <table:table-row table:style-name="ro1">
          <table:table-cell office:value-type="float" office:value="6.6" calcext:value-type="float">
            <text:p>6.6</text:p>
          </table:table-cell>
          <table:table-cell office:value-type="float" office:value="107.904" calcext:value-type="float">
            <text:p>107.904</text:p>
          </table:table-cell>
          <table:table-cell office:value-type="float" office:value="0.579317" calcext:value-type="float">
            <text:p>0.579317</text:p>
          </table:table-cell>
          <table:table-cell office:value-type="float" office:value="891.516" calcext:value-type="float">
            <text:p>891.516</text:p>
          </table:table-cell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102.602" calcext:value-type="float">
            <text:p>102.602</text:p>
          </table:table-cell>
          <table:table-cell office:value-type="float" office:value="0.554896" calcext:value-type="float">
            <text:p>0.554896</text:p>
          </table:table-cell>
          <table:table-cell office:value-type="float" office:value="896.843" calcext:value-type="float">
            <text:p>896.843</text:p>
          </table:table-cell>
        </table:table-row>
        <table:table-row table:style-name="ro1">
          <table:table-cell office:value-type="float" office:value="6.8" calcext:value-type="float">
            <text:p>6.8</text:p>
          </table:table-cell>
          <table:table-cell office:value-type="float" office:value="97.5587" calcext:value-type="float">
            <text:p>97.5587</text:p>
          </table:table-cell>
          <table:table-cell office:value-type="float" office:value="0.532642" calcext:value-type="float">
            <text:p>0.532642</text:p>
          </table:table-cell>
          <table:table-cell office:value-type="float" office:value="901.909" calcext:value-type="float">
            <text:p>901.909</text:p>
          </table:table-cell>
        </table:table-row>
        <table:table-row table:style-name="ro1">
          <table:table-cell office:value-type="float" office:value="6.9" calcext:value-type="float">
            <text:p>6.9</text:p>
          </table:table-cell>
          <table:table-cell office:value-type="float" office:value="92.7628" calcext:value-type="float">
            <text:p>92.7628</text:p>
          </table:table-cell>
          <table:table-cell office:value-type="float" office:value="0.51232" calcext:value-type="float">
            <text:p>0.51232</text:p>
          </table:table-cell>
          <table:table-cell office:value-type="float" office:value="906.725" calcext:value-type="float">
            <text:p>906.72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8.2018" calcext:value-type="float">
            <text:p>88.2018</text:p>
          </table:table-cell>
          <table:table-cell office:value-type="float" office:value="0.493726" calcext:value-type="float">
            <text:p>0.493726</text:p>
          </table:table-cell>
          <table:table-cell office:value-type="float" office:value="911.304" calcext:value-type="float">
            <text:p>911.304</text:p>
          </table:table-cell>
        </table:table-row>
        <table:table-row table:style-name="ro1">
          <table:table-cell office:value-type="float" office:value="7.1" calcext:value-type="float">
            <text:p>7.1</text:p>
          </table:table-cell>
          <table:table-cell office:value-type="float" office:value="83.8645" calcext:value-type="float">
            <text:p>83.8645</text:p>
          </table:table-cell>
          <table:table-cell office:value-type="float" office:value="0.476679" calcext:value-type="float">
            <text:p>0.476679</text:p>
          </table:table-cell>
          <table:table-cell office:value-type="float" office:value="915.659" calcext:value-type="float">
            <text:p>915.659</text:p>
          </table:table-cell>
        </table:table-row>
        <table:table-row table:style-name="ro1">
          <table:table-cell office:value-type="float" office:value="7.2" calcext:value-type="float">
            <text:p>7.2</text:p>
          </table:table-cell>
          <table:table-cell office:value-type="float" office:value="79.74" calcext:value-type="float">
            <text:p>79.74</text:p>
          </table:table-cell>
          <table:table-cell office:value-type="float" office:value="0.461024" calcext:value-type="float">
            <text:p>0.461024</text:p>
          </table:table-cell>
          <table:table-cell office:value-type="float" office:value="919.799" calcext:value-type="float">
            <text:p>919.799</text:p>
          </table:table-cell>
        </table:table-row>
        <table:table-row table:style-name="ro1">
          <table:table-cell office:value-type="float" office:value="7.3" calcext:value-type="float">
            <text:p>7.3</text:p>
          </table:table-cell>
          <table:table-cell office:value-type="float" office:value="75.8178" calcext:value-type="float">
            <text:p>75.8178</text:p>
          </table:table-cell>
          <table:table-cell office:value-type="float" office:value="0.446622" calcext:value-type="float">
            <text:p>0.446622</text:p>
          </table:table-cell>
          <table:table-cell office:value-type="float" office:value="923.736" calcext:value-type="float">
            <text:p>923.736</text:p>
          </table:table-cell>
        </table:table-row>
        <table:table-row table:style-name="ro1">
          <table:table-cell office:value-type="float" office:value="7.4" calcext:value-type="float">
            <text:p>7.4</text:p>
          </table:table-cell>
          <table:table-cell office:value-type="float" office:value="72.0881" calcext:value-type="float">
            <text:p>72.0881</text:p>
          </table:table-cell>
          <table:table-cell office:value-type="float" office:value="0.43335" calcext:value-type="float">
            <text:p>0.43335</text:p>
          </table:table-cell>
          <table:table-cell office:value-type="float" office:value="927.479" calcext:value-type="float">
            <text:p>927.479</text:p>
          </table:table-cell>
        </table:table-row>
        <table:table-row table:style-name="ro1">
          <table:table-cell office:value-type="float" office:value="7.5" calcext:value-type="float">
            <text:p>7.5</text:p>
          </table:table-cell>
          <table:table-cell office:value-type="float" office:value="68.5415" calcext:value-type="float">
            <text:p>68.5415</text:p>
          </table:table-cell>
          <table:table-cell office:value-type="float" office:value="0.421102" calcext:value-type="float">
            <text:p>0.421102</text:p>
          </table:table-cell>
          <table:table-cell office:value-type="float" office:value="931.037" calcext:value-type="float">
            <text:p>931.037</text:p>
          </table:table-cell>
        </table:table-row>
        <table:table-row table:style-name="ro1">
          <table:table-cell office:value-type="float" office:value="7.6" calcext:value-type="float">
            <text:p>7.6</text:p>
          </table:table-cell>
          <table:table-cell office:value-type="float" office:value="65.1691" calcext:value-type="float">
            <text:p>65.1691</text:p>
          </table:table-cell>
          <table:table-cell office:value-type="float" office:value="0.409781" calcext:value-type="float">
            <text:p>0.409781</text:p>
          </table:table-cell>
          <table:table-cell office:value-type="float" office:value="934.421" calcext:value-type="float">
            <text:p>934.421</text:p>
          </table:table-cell>
        </table:table-row>
        <table:table-row table:style-name="ro1">
          <table:table-cell office:value-type="float" office:value="7.7" calcext:value-type="float">
            <text:p>7.7</text:p>
          </table:table-cell>
          <table:table-cell office:value-type="float" office:value="61.9624" calcext:value-type="float">
            <text:p>61.9624</text:p>
          </table:table-cell>
          <table:table-cell office:value-type="float" office:value="0.399303" calcext:value-type="float">
            <text:p>0.399303</text:p>
          </table:table-cell>
          <table:table-cell office:value-type="float" office:value="937.638" calcext:value-type="float">
            <text:p>937.638</text:p>
          </table:table-cell>
        </table:table-row>
        <table:table-row table:style-name="ro1">
          <table:table-cell office:value-type="float" office:value="7.8" calcext:value-type="float">
            <text:p>7.8</text:p>
          </table:table-cell>
          <table:table-cell office:value-type="float" office:value="58.9132" calcext:value-type="float">
            <text:p>58.9132</text:p>
          </table:table-cell>
          <table:table-cell office:value-type="float" office:value="0.389593" calcext:value-type="float">
            <text:p>0.389593</text:p>
          </table:table-cell>
          <table:table-cell office:value-type="float" office:value="940.697" calcext:value-type="float">
            <text:p>940.697</text:p>
          </table:table-cell>
        </table:table-row>
        <table:table-row table:style-name="ro1">
          <table:table-cell office:value-type="float" office:value="7.9" calcext:value-type="float">
            <text:p>7.9</text:p>
          </table:table-cell>
          <table:table-cell office:value-type="float" office:value="56.0138" calcext:value-type="float">
            <text:p>56.0138</text:p>
          </table:table-cell>
          <table:table-cell office:value-type="float" office:value="0.380582" calcext:value-type="float">
            <text:p>0.380582</text:p>
          </table:table-cell>
          <table:table-cell office:value-type="float" office:value="943.606" calcext:value-type="float">
            <text:p>943.60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3.2569" calcext:value-type="float">
            <text:p>53.2569</text:p>
          </table:table-cell>
          <table:table-cell office:value-type="float" office:value="0.37221" calcext:value-type="float">
            <text:p>0.37221</text:p>
          </table:table-cell>
          <table:table-cell office:value-type="float" office:value="946.371" calcext:value-type="float">
            <text:p>946.371</text:p>
          </table:table-cell>
        </table:table-row>
        <table:table-row table:style-name="ro1">
          <table:table-cell office:value-type="float" office:value="8.1" calcext:value-type="float">
            <text:p>8.1</text:p>
          </table:table-cell>
          <table:table-cell office:value-type="float" office:value="50.6355" calcext:value-type="float">
            <text:p>50.6355</text:p>
          </table:table-cell>
          <table:table-cell office:value-type="float" office:value="0.364423" calcext:value-type="float">
            <text:p>0.364423</text:p>
          </table:table-cell>
          <table:table-cell office:value-type="float" office:value="949" calcext:value-type="float">
            <text:p>949</text:p>
          </table:table-cell>
        </table:table-row>
        <table:table-row table:style-name="ro1">
          <table:table-cell office:value-type="float" office:value="8.2" calcext:value-type="float">
            <text:p>8.2</text:p>
          </table:table-cell>
          <table:table-cell office:value-type="float" office:value="48.143" calcext:value-type="float">
            <text:p>48.143</text:p>
          </table:table-cell>
          <table:table-cell office:value-type="float" office:value="0.357173" calcext:value-type="float">
            <text:p>0.357173</text:p>
          </table:table-cell>
          <table:table-cell office:value-type="float" office:value="951.5" calcext:value-type="float">
            <text:p>951.5</text:p>
          </table:table-cell>
        </table:table-row>
        <table:table-row table:style-name="ro1">
          <table:table-cell office:value-type="float" office:value="8.3" calcext:value-type="float">
            <text:p>8.3</text:p>
          </table:table-cell>
          <table:table-cell office:value-type="float" office:value="45.7731" calcext:value-type="float">
            <text:p>45.7731</text:p>
          </table:table-cell>
          <table:table-cell office:value-type="float" office:value="0.350415" calcext:value-type="float">
            <text:p>0.350415</text:p>
          </table:table-cell>
          <table:table-cell office:value-type="float" office:value="953.876" calcext:value-type="float">
            <text:p>953.876</text:p>
          </table:table-cell>
        </table:table-row>
        <table:table-row table:style-name="ro1">
          <table:table-cell office:value-type="float" office:value="8.4" calcext:value-type="float">
            <text:p>8.4</text:p>
          </table:table-cell>
          <table:table-cell office:value-type="float" office:value="43.5197" calcext:value-type="float">
            <text:p>43.5197</text:p>
          </table:table-cell>
          <table:table-cell office:value-type="float" office:value="0.344109" calcext:value-type="float">
            <text:p>0.344109</text:p>
          </table:table-cell>
          <table:table-cell office:value-type="float" office:value="956.136" calcext:value-type="float">
            <text:p>956.136</text:p>
          </table:table-cell>
        </table:table-row>
        <table:table-row table:style-name="ro1">
          <table:table-cell office:value-type="float" office:value="8.5" calcext:value-type="float">
            <text:p>8.5</text:p>
          </table:table-cell>
          <table:table-cell office:value-type="float" office:value="41.3772" calcext:value-type="float">
            <text:p>41.3772</text:p>
          </table:table-cell>
          <table:table-cell office:value-type="float" office:value="0.338221" calcext:value-type="float">
            <text:p>0.338221</text:p>
          </table:table-cell>
          <table:table-cell office:value-type="float" office:value="958.285" calcext:value-type="float">
            <text:p>958.285</text:p>
          </table:table-cell>
        </table:table-row>
        <table:table-row table:style-name="ro1">
          <table:table-cell office:value-type="float" office:value="8.6" calcext:value-type="float">
            <text:p>8.6</text:p>
          </table:table-cell>
          <table:table-cell office:value-type="float" office:value="39.34" calcext:value-type="float">
            <text:p>39.34</text:p>
          </table:table-cell>
          <table:table-cell office:value-type="float" office:value="0.332717" calcext:value-type="float">
            <text:p>0.332717</text:p>
          </table:table-cell>
          <table:table-cell office:value-type="float" office:value="960.327" calcext:value-type="float">
            <text:p>960.327</text:p>
          </table:table-cell>
        </table:table-row>
        <table:table-row table:style-name="ro1">
          <table:table-cell office:value-type="float" office:value="8.7" calcext:value-type="float">
            <text:p>8.7</text:p>
          </table:table-cell>
          <table:table-cell office:value-type="float" office:value="37.403" calcext:value-type="float">
            <text:p>37.403</text:p>
          </table:table-cell>
          <table:table-cell office:value-type="float" office:value="0.327568" calcext:value-type="float">
            <text:p>0.327568</text:p>
          </table:table-cell>
          <table:table-cell office:value-type="float" office:value="962.269" calcext:value-type="float">
            <text:p>962.269</text:p>
          </table:table-cell>
        </table:table-row>
        <table:table-row table:style-name="ro1">
          <table:table-cell office:value-type="float" office:value="8.8" calcext:value-type="float">
            <text:p>8.8</text:p>
          </table:table-cell>
          <table:table-cell office:value-type="float" office:value="35.5614" calcext:value-type="float">
            <text:p>35.5614</text:p>
          </table:table-cell>
          <table:table-cell office:value-type="float" office:value="0.322747" calcext:value-type="float">
            <text:p>0.322747</text:p>
          </table:table-cell>
          <table:table-cell office:value-type="float" office:value="964.116" calcext:value-type="float">
            <text:p>964.116</text:p>
          </table:table-cell>
        </table:table-row>
        <table:table-row table:style-name="ro1">
          <table:table-cell office:value-type="float" office:value="8.9" calcext:value-type="float">
            <text:p>8.9</text:p>
          </table:table-cell>
          <table:table-cell office:value-type="float" office:value="33.8103" calcext:value-type="float">
            <text:p>33.8103</text:p>
          </table:table-cell>
          <table:table-cell office:value-type="float" office:value="0.318231" calcext:value-type="float">
            <text:p>0.318231</text:p>
          </table:table-cell>
          <table:table-cell office:value-type="float" office:value="965.871" calcext:value-type="float">
            <text:p>965.87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2.1455" calcext:value-type="float">
            <text:p>32.1455</text:p>
          </table:table-cell>
          <table:table-cell office:value-type="float" office:value="0.313996" calcext:value-type="float">
            <text:p>0.313996</text:p>
          </table:table-cell>
          <table:table-cell office:value-type="float" office:value="967.541" calcext:value-type="float">
            <text:p>967.541</text:p>
          </table:table-cell>
        </table:table-row>
        <table:table-row table:style-name="ro1">
          <table:table-cell office:value-type="float" office:value="9.1" calcext:value-type="float">
            <text:p>9.1</text:p>
          </table:table-cell>
          <table:table-cell office:value-type="float" office:value="30.5625" calcext:value-type="float">
            <text:p>30.5625</text:p>
          </table:table-cell>
          <table:table-cell office:value-type="float" office:value="0.310022" calcext:value-type="float">
            <text:p>0.310022</text:p>
          </table:table-cell>
          <table:table-cell office:value-type="float" office:value="969.127" calcext:value-type="float">
            <text:p>969.127</text:p>
          </table:table-cell>
        </table:table-row>
        <table:table-row table:style-name="ro1">
          <table:table-cell office:value-type="float" office:value="9.2" calcext:value-type="float">
            <text:p>9.2</text:p>
          </table:table-cell>
          <table:table-cell office:value-type="float" office:value="29.0575" calcext:value-type="float">
            <text:p>29.0575</text:p>
          </table:table-cell>
          <table:table-cell office:value-type="float" office:value="0.306292" calcext:value-type="float">
            <text:p>0.306292</text:p>
          </table:table-cell>
          <table:table-cell office:value-type="float" office:value="970.636" calcext:value-type="float">
            <text:p>970.636</text:p>
          </table:table-cell>
        </table:table-row>
        <table:table-row table:style-name="ro1">
          <table:table-cell office:value-type="float" office:value="9.3" calcext:value-type="float">
            <text:p>9.3</text:p>
          </table:table-cell>
          <table:table-cell office:value-type="float" office:value="27.6265" calcext:value-type="float">
            <text:p>27.6265</text:p>
          </table:table-cell>
          <table:table-cell office:value-type="float" office:value="0.302787" calcext:value-type="float">
            <text:p>0.302787</text:p>
          </table:table-cell>
          <table:table-cell office:value-type="float" office:value="972.071" calcext:value-type="float">
            <text:p>972.071</text:p>
          </table:table-cell>
        </table:table-row>
        <table:table-row table:style-name="ro1">
          <table:table-cell office:value-type="float" office:value="9.4" calcext:value-type="float">
            <text:p>9.4</text:p>
          </table:table-cell>
          <table:table-cell office:value-type="float" office:value="26.2659" calcext:value-type="float">
            <text:p>26.2659</text:p>
          </table:table-cell>
          <table:table-cell office:value-type="float" office:value="0.299493" calcext:value-type="float">
            <text:p>0.299493</text:p>
          </table:table-cell>
          <table:table-cell office:value-type="float" office:value="973.435" calcext:value-type="float">
            <text:p>973.435</text:p>
          </table:table-cell>
        </table:table-row>
        <table:table-row table:style-name="ro1">
          <table:table-cell office:value-type="float" office:value="9.5" calcext:value-type="float">
            <text:p>9.5</text:p>
          </table:table-cell>
          <table:table-cell office:value-type="float" office:value="24.9724" calcext:value-type="float">
            <text:p>24.9724</text:p>
          </table:table-cell>
          <table:table-cell office:value-type="float" office:value="0.296394" calcext:value-type="float">
            <text:p>0.296394</text:p>
          </table:table-cell>
          <table:table-cell office:value-type="float" office:value="974.731" calcext:value-type="float">
            <text:p>974.731</text:p>
          </table:table-cell>
        </table:table-row>
        <table:table-row table:style-name="ro1">
          <table:table-cell office:value-type="float" office:value="9.6" calcext:value-type="float">
            <text:p>9.6</text:p>
          </table:table-cell>
          <table:table-cell office:value-type="float" office:value="23.7425" calcext:value-type="float">
            <text:p>23.7425</text:p>
          </table:table-cell>
          <table:table-cell office:value-type="float" office:value="0.293478" calcext:value-type="float">
            <text:p>0.293478</text:p>
          </table:table-cell>
          <table:table-cell office:value-type="float" office:value="975.964" calcext:value-type="float">
            <text:p>975.964</text:p>
          </table:table-cell>
        </table:table-row>
        <table:table-row table:style-name="ro1">
          <table:table-cell office:value-type="float" office:value="9.7" calcext:value-type="float">
            <text:p>9.7</text:p>
          </table:table-cell>
          <table:table-cell office:value-type="float" office:value="22.5731" calcext:value-type="float">
            <text:p>22.5731</text:p>
          </table:table-cell>
          <table:table-cell office:value-type="float" office:value="0.290733" calcext:value-type="float">
            <text:p>0.290733</text:p>
          </table:table-cell>
          <table:table-cell office:value-type="float" office:value="977.136" calcext:value-type="float">
            <text:p>977.136</text:p>
          </table:table-cell>
        </table:table-row>
        <table:table-row table:style-name="ro1">
          <table:table-cell office:value-type="float" office:value="9.8" calcext:value-type="float">
            <text:p>9.8</text:p>
          </table:table-cell>
          <table:table-cell office:value-type="float" office:value="21.4613" calcext:value-type="float">
            <text:p>21.4613</text:p>
          </table:table-cell>
          <table:table-cell office:value-type="float" office:value="0.288147" calcext:value-type="float">
            <text:p>0.288147</text:p>
          </table:table-cell>
          <table:table-cell office:value-type="float" office:value="978.251" calcext:value-type="float">
            <text:p>978.251</text:p>
          </table:table-cell>
        </table:table-row>
        <table:table-row table:style-name="ro1">
          <table:table-cell office:value-type="float" office:value="9.9" calcext:value-type="float">
            <text:p>9.9</text:p>
          </table:table-cell>
          <table:table-cell office:value-type="float" office:value="20.4043" calcext:value-type="float">
            <text:p>20.4043</text:p>
          </table:table-cell>
          <table:table-cell office:value-type="float" office:value="0.28571" calcext:value-type="float">
            <text:p>0.28571</text:p>
          </table:table-cell>
          <table:table-cell office:value-type="float" office:value="979.31" calcext:value-type="float">
            <text:p>979.3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9.3993" calcext:value-type="float">
            <text:p>19.3993</text:p>
          </table:table-cell>
          <table:table-cell office:value-type="float" office:value="0.283413" calcext:value-type="float">
            <text:p>0.283413</text:p>
          </table:table-cell>
          <table:table-cell office:value-type="float" office:value="980.317" calcext:value-type="float">
            <text:p>980.317</text:p>
          </table:table-cell>
        </table:table-row>
        <table:table-row table:style-name="ro1">
          <table:table-cell office:value-type="float" office:value="10.1" calcext:value-type="float">
            <text:p>10.1</text:p>
          </table:table-cell>
          <table:table-cell office:value-type="float" office:value="18.4438" calcext:value-type="float">
            <text:p>18.4438</text:p>
          </table:table-cell>
          <table:table-cell office:value-type="float" office:value="0.281245" calcext:value-type="float">
            <text:p>0.281245</text:p>
          </table:table-cell>
          <table:table-cell office:value-type="float" office:value="981.275" calcext:value-type="float">
            <text:p>981.275</text:p>
          </table:table-cell>
        </table:table-row>
        <table:table-row table:style-name="ro1">
          <table:table-cell office:value-type="float" office:value="10.2" calcext:value-type="float">
            <text:p>10.2</text:p>
          </table:table-cell>
          <table:table-cell office:value-type="float" office:value="17.5353" calcext:value-type="float">
            <text:p>17.5353</text:p>
          </table:table-cell>
          <table:table-cell office:value-type="float" office:value="0.279201" calcext:value-type="float">
            <text:p>0.279201</text:p>
          </table:table-cell>
          <table:table-cell office:value-type="float" office:value="982.185" calcext:value-type="float">
            <text:p>982.185</text:p>
          </table:table-cell>
        </table:table-row>
        <table:table-row table:style-name="ro1">
          <table:table-cell office:value-type="float" office:value="10.3" calcext:value-type="float">
            <text:p>10.3</text:p>
          </table:table-cell>
          <table:table-cell office:value-type="float" office:value="16.6716" calcext:value-type="float">
            <text:p>16.6716</text:p>
          </table:table-cell>
          <table:table-cell office:value-type="float" office:value="0.277271" calcext:value-type="float">
            <text:p>0.277271</text:p>
          </table:table-cell>
          <table:table-cell office:value-type="float" office:value="983.051" calcext:value-type="float">
            <text:p>983.051</text:p>
          </table:table-cell>
        </table:table-row>
        <table:table-row table:style-name="ro1">
          <table:table-cell office:value-type="float" office:value="10.4" calcext:value-type="float">
            <text:p>10.4</text:p>
          </table:table-cell>
          <table:table-cell office:value-type="float" office:value="15.8504" calcext:value-type="float">
            <text:p>15.8504</text:p>
          </table:table-cell>
          <table:table-cell office:value-type="float" office:value="0.275448" calcext:value-type="float">
            <text:p>0.275448</text:p>
          </table:table-cell>
          <table:table-cell office:value-type="float" office:value="983.874" calcext:value-type="float">
            <text:p>983.874</text:p>
          </table:table-cell>
        </table:table-row>
        <table:table-row table:style-name="ro1">
          <table:table-cell office:value-type="float" office:value="10.5" calcext:value-type="float">
            <text:p>10.5</text:p>
          </table:table-cell>
          <table:table-cell office:value-type="float" office:value="15.0696" calcext:value-type="float">
            <text:p>15.0696</text:p>
          </table:table-cell>
          <table:table-cell office:value-type="float" office:value="0.273726" calcext:value-type="float">
            <text:p>0.273726</text:p>
          </table:table-cell>
          <table:table-cell office:value-type="float" office:value="984.657" calcext:value-type="float">
            <text:p>984.657</text:p>
          </table:table-cell>
        </table:table-row>
        <table:table-row table:style-name="ro1">
          <table:table-cell office:value-type="float" office:value="10.6" calcext:value-type="float">
            <text:p>10.6</text:p>
          </table:table-cell>
          <table:table-cell office:value-type="float" office:value="14.3273" calcext:value-type="float">
            <text:p>14.3273</text:p>
          </table:table-cell>
          <table:table-cell office:value-type="float" office:value="0.2721" calcext:value-type="float">
            <text:p>0.2721</text:p>
          </table:table-cell>
          <table:table-cell office:value-type="float" office:value="985.401" calcext:value-type="float">
            <text:p>985.401</text:p>
          </table:table-cell>
        </table:table-row>
        <table:table-row table:style-name="ro1">
          <table:table-cell office:value-type="float" office:value="10.7" calcext:value-type="float">
            <text:p>10.7</text:p>
          </table:table-cell>
          <table:table-cell office:value-type="float" office:value="13.6215" calcext:value-type="float">
            <text:p>13.6215</text:p>
          </table:table-cell>
          <table:table-cell office:value-type="float" office:value="0.270562" calcext:value-type="float">
            <text:p>0.270562</text:p>
          </table:table-cell>
          <table:table-cell office:value-type="float" office:value="986.108" calcext:value-type="float">
            <text:p>986.108</text:p>
          </table:table-cell>
        </table:table-row>
        <table:table-row table:style-name="ro1">
          <table:table-cell office:value-type="float" office:value="10.8" calcext:value-type="float">
            <text:p>10.8</text:p>
          </table:table-cell>
          <table:table-cell office:value-type="float" office:value="12.9505" calcext:value-type="float">
            <text:p>12.9505</text:p>
          </table:table-cell>
          <table:table-cell office:value-type="float" office:value="0.269109" calcext:value-type="float">
            <text:p>0.269109</text:p>
          </table:table-cell>
          <table:table-cell office:value-type="float" office:value="986.78" calcext:value-type="float">
            <text:p>986.78</text:p>
          </table:table-cell>
        </table:table-row>
        <table:table-row table:style-name="ro1">
          <table:table-cell office:value-type="float" office:value="10.9" calcext:value-type="float">
            <text:p>10.9</text:p>
          </table:table-cell>
          <table:table-cell office:value-type="float" office:value="12.3126" calcext:value-type="float">
            <text:p>12.3126</text:p>
          </table:table-cell>
          <table:table-cell office:value-type="float" office:value="0.267734" calcext:value-type="float">
            <text:p>0.267734</text:p>
          </table:table-cell>
          <table:table-cell office:value-type="float" office:value="987.42" calcext:value-type="float">
            <text:p>987.4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1.7061" calcext:value-type="float">
            <text:p>11.7061</text:p>
          </table:table-cell>
          <table:table-cell office:value-type="float" office:value="0.266434" calcext:value-type="float">
            <text:p>0.266434</text:p>
          </table:table-cell>
          <table:table-cell office:value-type="float" office:value="988.028" calcext:value-type="float">
            <text:p>988.028</text:p>
          </table:table-cell>
        </table:table-row>
        <table:table-row table:style-name="ro1">
          <table:table-cell office:value-type="float" office:value="11.1" calcext:value-type="float">
            <text:p>11.1</text:p>
          </table:table-cell>
          <table:table-cell office:value-type="float" office:value="11.1294" calcext:value-type="float">
            <text:p>11.1294</text:p>
          </table:table-cell>
          <table:table-cell office:value-type="float" office:value="0.265204" calcext:value-type="float">
            <text:p>0.265204</text:p>
          </table:table-cell>
          <table:table-cell office:value-type="float" office:value="988.605" calcext:value-type="float">
            <text:p>988.605</text:p>
          </table:table-cell>
        </table:table-row>
        <table:table-row table:style-name="ro1">
          <table:table-cell office:value-type="float" office:value="11.2" calcext:value-type="float">
            <text:p>11.2</text:p>
          </table:table-cell>
          <table:table-cell office:value-type="float" office:value="10.5811" calcext:value-type="float">
            <text:p>10.5811</text:p>
          </table:table-cell>
          <table:table-cell office:value-type="float" office:value="0.264039" calcext:value-type="float">
            <text:p>0.264039</text:p>
          </table:table-cell>
          <table:table-cell office:value-type="float" office:value="989.155" calcext:value-type="float">
            <text:p>989.155</text:p>
          </table:table-cell>
        </table:table-row>
        <table:table-row table:style-name="ro1">
          <table:table-cell office:value-type="float" office:value="11.3" calcext:value-type="float">
            <text:p>11.3</text:p>
          </table:table-cell>
          <table:table-cell office:value-type="float" office:value="10.0599" calcext:value-type="float">
            <text:p>10.0599</text:p>
          </table:table-cell>
          <table:table-cell office:value-type="float" office:value="0.262937" calcext:value-type="float">
            <text:p>0.262937</text:p>
          </table:table-cell>
          <table:table-cell office:value-type="float" office:value="989.677" calcext:value-type="float">
            <text:p>989.677</text:p>
          </table:table-cell>
        </table:table-row>
        <table:table-row table:style-name="ro1">
          <table:table-cell office:value-type="float" office:value="11.4" calcext:value-type="float">
            <text:p>11.4</text:p>
          </table:table-cell>
          <table:table-cell office:value-type="float" office:value="9.56431" calcext:value-type="float">
            <text:p>9.56431</text:p>
          </table:table-cell>
          <table:table-cell office:value-type="float" office:value="0.261894" calcext:value-type="float">
            <text:p>0.261894</text:p>
          </table:table-cell>
          <table:table-cell office:value-type="float" office:value="990.174" calcext:value-type="float">
            <text:p>990.174</text:p>
          </table:table-cell>
        </table:table-row>
        <table:table-row table:style-name="ro1">
          <table:table-cell office:value-type="float" office:value="11.5" calcext:value-type="float">
            <text:p>11.5</text:p>
          </table:table-cell>
          <table:table-cell office:value-type="float" office:value="9.09314" calcext:value-type="float">
            <text:p>9.09314</text:p>
          </table:table-cell>
          <table:table-cell office:value-type="float" office:value="0.260905" calcext:value-type="float">
            <text:p>0.260905</text:p>
          </table:table-cell>
          <table:table-cell office:value-type="float" office:value="990.646" calcext:value-type="float">
            <text:p>990.646</text:p>
          </table:table-cell>
        </table:table-row>
        <table:table-row table:style-name="ro1">
          <table:table-cell office:value-type="float" office:value="11.6" calcext:value-type="float">
            <text:p>11.6</text:p>
          </table:table-cell>
          <table:table-cell office:value-type="float" office:value="8.64517" calcext:value-type="float">
            <text:p>8.64517</text:p>
          </table:table-cell>
          <table:table-cell office:value-type="float" office:value="0.259969" calcext:value-type="float">
            <text:p>0.259969</text:p>
          </table:table-cell>
          <table:table-cell office:value-type="float" office:value="991.095" calcext:value-type="float">
            <text:p>991.095</text:p>
          </table:table-cell>
        </table:table-row>
        <table:table-row table:style-name="ro1">
          <table:table-cell office:value-type="float" office:value="11.7" calcext:value-type="float">
            <text:p>11.7</text:p>
          </table:table-cell>
          <table:table-cell office:value-type="float" office:value="8.21928" calcext:value-type="float">
            <text:p>8.21928</text:p>
          </table:table-cell>
          <table:table-cell office:value-type="float" office:value="0.259082" calcext:value-type="float">
            <text:p>0.259082</text:p>
          </table:table-cell>
          <table:table-cell office:value-type="float" office:value="991.522" calcext:value-type="float">
            <text:p>991.522</text:p>
          </table:table-cell>
        </table:table-row>
        <table:table-row table:style-name="ro1">
          <table:table-cell office:value-type="float" office:value="11.8" calcext:value-type="float">
            <text:p>11.8</text:p>
          </table:table-cell>
          <table:table-cell office:value-type="float" office:value="7.81436" calcext:value-type="float">
            <text:p>7.81436</text:p>
          </table:table-cell>
          <table:table-cell office:value-type="float" office:value="0.258242" calcext:value-type="float">
            <text:p>0.258242</text:p>
          </table:table-cell>
          <table:table-cell office:value-type="float" office:value="991.927" calcext:value-type="float">
            <text:p>991.927</text:p>
          </table:table-cell>
        </table:table-row>
        <table:table-row table:style-name="ro1">
          <table:table-cell office:value-type="float" office:value="11.9" calcext:value-type="float">
            <text:p>11.9</text:p>
          </table:table-cell>
          <table:table-cell office:value-type="float" office:value="7.42938" calcext:value-type="float">
            <text:p>7.42938</text:p>
          </table:table-cell>
          <table:table-cell office:value-type="float" office:value="0.257446" calcext:value-type="float">
            <text:p>0.257446</text:p>
          </table:table-cell>
          <table:table-cell office:value-type="float" office:value="992.313" calcext:value-type="float">
            <text:p>992.31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.06337" calcext:value-type="float">
            <text:p>7.06337</text:p>
          </table:table-cell>
          <table:table-cell office:value-type="float" office:value="0.256691" calcext:value-type="float">
            <text:p>0.256691</text:p>
          </table:table-cell>
          <table:table-cell office:value-type="float" office:value="992.68" calcext:value-type="float">
            <text:p>992.68</text:p>
          </table:table-cell>
        </table:table-row>
        <table:table-row table:style-name="ro1">
          <table:table-cell office:value-type="float" office:value="12.1" calcext:value-type="float">
            <text:p>12.1</text:p>
          </table:table-cell>
          <table:table-cell office:value-type="float" office:value="6.71539" calcext:value-type="float">
            <text:p>6.71539</text:p>
          </table:table-cell>
          <table:table-cell office:value-type="float" office:value="0.255975" calcext:value-type="float">
            <text:p>0.255975</text:p>
          </table:table-cell>
          <table:table-cell office:value-type="float" office:value="993.029" calcext:value-type="float">
            <text:p>993.029</text:p>
          </table:table-cell>
        </table:table-row>
        <table:table-row table:style-name="ro1">
          <table:table-cell office:value-type="float" office:value="12.2" calcext:value-type="float">
            <text:p>12.2</text:p>
          </table:table-cell>
          <table:table-cell office:value-type="float" office:value="6.38455" calcext:value-type="float">
            <text:p>6.38455</text:p>
          </table:table-cell>
          <table:table-cell office:value-type="float" office:value="0.255297" calcext:value-type="float">
            <text:p>0.255297</text:p>
          </table:table-cell>
          <table:table-cell office:value-type="float" office:value="993.36" calcext:value-type="float">
            <text:p>993.36</text:p>
          </table:table-cell>
        </table:table-row>
        <table:table-row table:style-name="ro1">
          <table:table-cell office:value-type="float" office:value="12.3" calcext:value-type="float">
            <text:p>12.3</text:p>
          </table:table-cell>
          <table:table-cell office:value-type="float" office:value="6.07001" calcext:value-type="float">
            <text:p>6.07001</text:p>
          </table:table-cell>
          <table:table-cell office:value-type="float" office:value="0.254654" calcext:value-type="float">
            <text:p>0.254654</text:p>
          </table:table-cell>
          <table:table-cell office:value-type="float" office:value="993.675" calcext:value-type="float">
            <text:p>993.675</text:p>
          </table:table-cell>
        </table:table-row>
        <table:table-row table:style-name="ro1">
          <table:table-cell office:value-type="float" office:value="12.4" calcext:value-type="float">
            <text:p>12.4</text:p>
          </table:table-cell>
          <table:table-cell office:value-type="float" office:value="5.77097" calcext:value-type="float">
            <text:p>5.77097</text:p>
          </table:table-cell>
          <table:table-cell office:value-type="float" office:value="0.254044" calcext:value-type="float">
            <text:p>0.254044</text:p>
          </table:table-cell>
          <table:table-cell office:value-type="float" office:value="993.975" calcext:value-type="float">
            <text:p>993.975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5.48665" calcext:value-type="float">
            <text:p>5.48665</text:p>
          </table:table-cell>
          <table:table-cell office:value-type="float" office:value="0.253465" calcext:value-type="float">
            <text:p>0.253465</text:p>
          </table:table-cell>
          <table:table-cell office:value-type="float" office:value="994.26" calcext:value-type="float">
            <text:p>994.26</text:p>
          </table:table-cell>
        </table:table-row>
        <table:table-row table:style-name="ro1">
          <table:table-cell office:value-type="float" office:value="12.6" calcext:value-type="float">
            <text:p>12.6</text:p>
          </table:table-cell>
          <table:table-cell office:value-type="float" office:value="5.21634" calcext:value-type="float">
            <text:p>5.21634</text:p>
          </table:table-cell>
          <table:table-cell office:value-type="float" office:value="0.252916" calcext:value-type="float">
            <text:p>0.252916</text:p>
          </table:table-cell>
          <table:table-cell office:value-type="float" office:value="994.531" calcext:value-type="float">
            <text:p>994.531</text:p>
          </table:table-cell>
        </table:table-row>
        <table:table-row table:style-name="ro1">
          <table:table-cell office:value-type="float" office:value="12.7" calcext:value-type="float">
            <text:p>12.7</text:p>
          </table:table-cell>
          <table:table-cell office:value-type="float" office:value="4.95935" calcext:value-type="float">
            <text:p>4.95935</text:p>
          </table:table-cell>
          <table:table-cell office:value-type="float" office:value="0.252395" calcext:value-type="float">
            <text:p>0.252395</text:p>
          </table:table-cell>
          <table:table-cell office:value-type="float" office:value="994.788" calcext:value-type="float">
            <text:p>994.788</text:p>
          </table:table-cell>
        </table:table-row>
        <table:table-row table:style-name="ro1">
          <table:table-cell office:value-type="float" office:value="12.8" calcext:value-type="float">
            <text:p>12.8</text:p>
          </table:table-cell>
          <table:table-cell office:value-type="float" office:value="4.71502" calcext:value-type="float">
            <text:p>4.71502</text:p>
          </table:table-cell>
          <table:table-cell office:value-type="float" office:value="0.251901" calcext:value-type="float">
            <text:p>0.251901</text:p>
          </table:table-cell>
          <table:table-cell office:value-type="float" office:value="995.033" calcext:value-type="float">
            <text:p>995.033</text:p>
          </table:table-cell>
        </table:table-row>
        <table:table-row table:style-name="ro1">
          <table:table-cell office:value-type="float" office:value="12.9" calcext:value-type="float">
            <text:p>12.9</text:p>
          </table:table-cell>
          <table:table-cell office:value-type="float" office:value="4.48272" calcext:value-type="float">
            <text:p>4.48272</text:p>
          </table:table-cell>
          <table:table-cell office:value-type="float" office:value="0.251432" calcext:value-type="float">
            <text:p>0.251432</text:p>
          </table:table-cell>
          <table:table-cell office:value-type="float" office:value="995.266" calcext:value-type="float">
            <text:p>995.26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.26187" calcext:value-type="float">
            <text:p>4.26187</text:p>
          </table:table-cell>
          <table:table-cell office:value-type="float" office:value="0.250987" calcext:value-type="float">
            <text:p>0.250987</text:p>
          </table:table-cell>
          <table:table-cell office:value-type="float" office:value="995.487" calcext:value-type="float">
            <text:p>995.487</text:p>
          </table:table-cell>
        </table:table-row>
        <table:table-row table:style-name="ro1">
          <table:table-cell office:value-type="float" office:value="13.1" calcext:value-type="float">
            <text:p>13.1</text:p>
          </table:table-cell>
          <table:table-cell office:value-type="float" office:value="4.0519" calcext:value-type="float">
            <text:p>4.0519</text:p>
          </table:table-cell>
          <table:table-cell office:value-type="float" office:value="0.250565" calcext:value-type="float">
            <text:p>0.250565</text:p>
          </table:table-cell>
          <table:table-cell office:value-type="float" office:value="995.698" calcext:value-type="float">
            <text:p>995.698</text:p>
          </table:table-cell>
        </table:table-row>
        <table:table-row table:style-name="ro1">
          <table:table-cell office:value-type="float" office:value="13.2" calcext:value-type="float">
            <text:p>13.2</text:p>
          </table:table-cell>
          <table:table-cell office:value-type="float" office:value="3.85227" calcext:value-type="float">
            <text:p>3.85227</text:p>
          </table:table-cell>
          <table:table-cell office:value-type="float" office:value="0.250164" calcext:value-type="float">
            <text:p>0.250164</text:p>
          </table:table-cell>
          <table:table-cell office:value-type="float" office:value="995.898" calcext:value-type="float">
            <text:p>995.898</text:p>
          </table:table-cell>
        </table:table-row>
        <table:table-row table:style-name="ro1">
          <table:table-cell office:value-type="float" office:value="13.3" calcext:value-type="float">
            <text:p>13.3</text:p>
          </table:table-cell>
          <table:table-cell office:value-type="float" office:value="3.66247" calcext:value-type="float">
            <text:p>3.66247</text:p>
          </table:table-cell>
          <table:table-cell office:value-type="float" office:value="0.249784" calcext:value-type="float">
            <text:p>0.249784</text:p>
          </table:table-cell>
          <table:table-cell office:value-type="float" office:value="996.088" calcext:value-type="float">
            <text:p>996.088</text:p>
          </table:table-cell>
        </table:table-row>
        <table:table-row table:style-name="ro1">
          <table:table-cell office:value-type="float" office:value="13.4" calcext:value-type="float">
            <text:p>13.4</text:p>
          </table:table-cell>
          <table:table-cell office:value-type="float" office:value="3.48203" calcext:value-type="float">
            <text:p>3.48203</text:p>
          </table:table-cell>
          <table:table-cell office:value-type="float" office:value="0.249423" calcext:value-type="float">
            <text:p>0.249423</text:p>
          </table:table-cell>
          <table:table-cell office:value-type="float" office:value="996.269" calcext:value-type="float">
            <text:p>996.269</text:p>
          </table:table-cell>
        </table:table-row>
        <table:table-row table:style-name="ro1">
          <table:table-cell office:value-type="float" office:value="13.5" calcext:value-type="float">
            <text:p>13.5</text:p>
          </table:table-cell>
          <table:table-cell office:value-type="float" office:value="3.31048" calcext:value-type="float">
            <text:p>3.31048</text:p>
          </table:table-cell>
          <table:table-cell office:value-type="float" office:value="0.24908" calcext:value-type="float">
            <text:p>0.24908</text:p>
          </table:table-cell>
          <table:table-cell office:value-type="float" office:value="996.44" calcext:value-type="float">
            <text:p>996.44</text:p>
          </table:table-cell>
        </table:table-row>
        <table:table-row table:style-name="ro1">
          <table:table-cell office:value-type="float" office:value="13.6" calcext:value-type="float">
            <text:p>13.6</text:p>
          </table:table-cell>
          <table:table-cell office:value-type="float" office:value="3.14738" calcext:value-type="float">
            <text:p>3.14738</text:p>
          </table:table-cell>
          <table:table-cell office:value-type="float" office:value="0.248754" calcext:value-type="float">
            <text:p>0.248754</text:p>
          </table:table-cell>
          <table:table-cell office:value-type="float" office:value="996.604" calcext:value-type="float">
            <text:p>996.604</text:p>
          </table:table-cell>
        </table:table-row>
        <table:table-row table:style-name="ro1">
          <table:table-cell office:value-type="float" office:value="13.7" calcext:value-type="float">
            <text:p>13.7</text:p>
          </table:table-cell>
          <table:table-cell office:value-type="float" office:value="2.99231" calcext:value-type="float">
            <text:p>2.99231</text:p>
          </table:table-cell>
          <table:table-cell office:value-type="float" office:value="0.248445" calcext:value-type="float">
            <text:p>0.248445</text:p>
          </table:table-cell>
          <table:table-cell office:value-type="float" office:value="996.759" calcext:value-type="float">
            <text:p>996.759</text:p>
          </table:table-cell>
        </table:table-row>
        <table:table-row table:style-name="ro1">
          <table:table-cell office:value-type="float" office:value="13.8" calcext:value-type="float">
            <text:p>13.8</text:p>
          </table:table-cell>
          <table:table-cell office:value-type="float" office:value="2.84488" calcext:value-type="float">
            <text:p>2.84488</text:p>
          </table:table-cell>
          <table:table-cell office:value-type="float" office:value="0.248152" calcext:value-type="float">
            <text:p>0.248152</text:p>
          </table:table-cell>
          <table:table-cell office:value-type="float" office:value="996.907" calcext:value-type="float">
            <text:p>996.907</text:p>
          </table:table-cell>
        </table:table-row>
        <table:table-row table:style-name="ro1">
          <table:table-cell office:value-type="float" office:value="13.9" calcext:value-type="float">
            <text:p>13.9</text:p>
          </table:table-cell>
          <table:table-cell office:value-type="float" office:value="2.70472" calcext:value-type="float">
            <text:p>2.70472</text:p>
          </table:table-cell>
          <table:table-cell office:value-type="float" office:value="0.247873" calcext:value-type="float">
            <text:p>0.247873</text:p>
          </table:table-cell>
          <table:table-cell office:value-type="float" office:value="997.047" calcext:value-type="float">
            <text:p>997.04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.57146" calcext:value-type="float">
            <text:p>2.57146</text:p>
          </table:table-cell>
          <table:table-cell office:value-type="float" office:value="0.247608" calcext:value-type="float">
            <text:p>0.247608</text:p>
          </table:table-cell>
          <table:table-cell office:value-type="float" office:value="997.181" calcext:value-type="float">
            <text:p>997.181</text:p>
          </table:table-cell>
        </table:table-row>
        <table:table-row table:style-name="ro1">
          <table:table-cell office:value-type="float" office:value="14.1" calcext:value-type="float">
            <text:p>14.1</text:p>
          </table:table-cell>
          <table:table-cell office:value-type="float" office:value="2.44477" calcext:value-type="float">
            <text:p>2.44477</text:p>
          </table:table-cell>
          <table:table-cell office:value-type="float" office:value="0.247357" calcext:value-type="float">
            <text:p>0.247357</text:p>
          </table:table-cell>
          <table:table-cell office:value-type="float" office:value="997.308" calcext:value-type="float">
            <text:p>997.308</text:p>
          </table:table-cell>
        </table:table-row>
        <table:table-row table:style-name="ro1">
          <table:table-cell office:value-type="float" office:value="14.2" calcext:value-type="float">
            <text:p>14.2</text:p>
          </table:table-cell>
          <table:table-cell office:value-type="float" office:value="2.32432" calcext:value-type="float">
            <text:p>2.32432</text:p>
          </table:table-cell>
          <table:table-cell office:value-type="float" office:value="0.247118" calcext:value-type="float">
            <text:p>0.247118</text:p>
          </table:table-cell>
          <table:table-cell office:value-type="float" office:value="997.429" calcext:value-type="float">
            <text:p>997.429</text:p>
          </table:table-cell>
        </table:table-row>
        <table:table-row table:style-name="ro1">
          <table:table-cell office:value-type="float" office:value="14.3" calcext:value-type="float">
            <text:p>14.3</text:p>
          </table:table-cell>
          <table:table-cell office:value-type="float" office:value="2.2098" calcext:value-type="float">
            <text:p>2.2098</text:p>
          </table:table-cell>
          <table:table-cell office:value-type="float" office:value="0.246891" calcext:value-type="float">
            <text:p>0.246891</text:p>
          </table:table-cell>
          <table:table-cell office:value-type="float" office:value="997.543" calcext:value-type="float">
            <text:p>997.543</text:p>
          </table:table-cell>
        </table:table-row>
        <table:table-row table:style-name="ro1">
          <table:table-cell office:value-type="float" office:value="14.4" calcext:value-type="float">
            <text:p>14.4</text:p>
          </table:table-cell>
          <table:table-cell office:value-type="float" office:value="2.10092" calcext:value-type="float">
            <text:p>2.10092</text:p>
          </table:table-cell>
          <table:table-cell office:value-type="float" office:value="0.246676" calcext:value-type="float">
            <text:p>0.246676</text:p>
          </table:table-cell>
          <table:table-cell office:value-type="float" office:value="997.652" calcext:value-type="float">
            <text:p>997.652</text:p>
          </table:table-cell>
        </table:table-row>
        <table:table-row table:style-name="ro1">
          <table:table-cell office:value-type="float" office:value="14.5" calcext:value-type="float">
            <text:p>14.5</text:p>
          </table:table-cell>
          <table:table-cell office:value-type="float" office:value="1.99741" calcext:value-type="float">
            <text:p>1.99741</text:p>
          </table:table-cell>
          <table:table-cell office:value-type="float" office:value="0.246471" calcext:value-type="float">
            <text:p>0.246471</text:p>
          </table:table-cell>
          <table:table-cell office:value-type="float" office:value="997.756" calcext:value-type="float">
            <text:p>997.756</text:p>
          </table:table-cell>
        </table:table-row>
        <table:table-row table:style-name="ro1">
          <table:table-cell office:value-type="float" office:value="14.6" calcext:value-type="float">
            <text:p>14.6</text:p>
          </table:table-cell>
          <table:table-cell office:value-type="float" office:value="1.899" calcext:value-type="float">
            <text:p>1.899</text:p>
          </table:table-cell>
          <table:table-cell office:value-type="float" office:value="0.246277" calcext:value-type="float">
            <text:p>0.246277</text:p>
          </table:table-cell>
          <table:table-cell office:value-type="float" office:value="997.855" calcext:value-type="float">
            <text:p>997.855</text:p>
          </table:table-cell>
        </table:table-row>
        <table:table-row table:style-name="ro1">
          <table:table-cell office:value-type="float" office:value="14.7" calcext:value-type="float">
            <text:p>14.7</text:p>
          </table:table-cell>
          <table:table-cell office:value-type="float" office:value="1.80544" calcext:value-type="float">
            <text:p>1.80544</text:p>
          </table:table-cell>
          <table:table-cell office:value-type="float" office:value="0.246092" calcext:value-type="float">
            <text:p>0.246092</text:p>
          </table:table-cell>
          <table:table-cell office:value-type="float" office:value="997.948" calcext:value-type="float">
            <text:p>997.948</text:p>
          </table:table-cell>
        </table:table-row>
        <table:table-row table:style-name="ro1">
          <table:table-cell office:value-type="float" office:value="14.8" calcext:value-type="float">
            <text:p>14.8</text:p>
          </table:table-cell>
          <table:table-cell office:value-type="float" office:value="1.71648" calcext:value-type="float">
            <text:p>1.71648</text:p>
          </table:table-cell>
          <table:table-cell office:value-type="float" office:value="0.245917" calcext:value-type="float">
            <text:p>0.245917</text:p>
          </table:table-cell>
          <table:table-cell office:value-type="float" office:value="998.038" calcext:value-type="float">
            <text:p>998.038</text:p>
          </table:table-cell>
        </table:table-row>
        <table:table-row table:style-name="ro1">
          <table:table-cell office:value-type="float" office:value="14.9" calcext:value-type="float">
            <text:p>14.9</text:p>
          </table:table-cell>
          <table:table-cell office:value-type="float" office:value="1.63191" calcext:value-type="float">
            <text:p>1.63191</text:p>
          </table:table-cell>
          <table:table-cell office:value-type="float" office:value="0.24575" calcext:value-type="float">
            <text:p>0.24575</text:p>
          </table:table-cell>
          <table:table-cell office:value-type="float" office:value="998.122" calcext:value-type="float">
            <text:p>998.12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.55151" calcext:value-type="float">
            <text:p>1.55151</text:p>
          </table:table-cell>
          <table:table-cell office:value-type="float" office:value="0.245592" calcext:value-type="float">
            <text:p>0.245592</text:p>
          </table:table-cell>
          <table:table-cell office:value-type="float" office:value="998.203" calcext:value-type="float">
            <text:p>998.203</text:p>
          </table:table-cell>
        </table:table-row>
        <table:table-row table:style-name="ro1">
          <table:table-cell office:value-type="float" office:value="15.1" calcext:value-type="float">
            <text:p>15.1</text:p>
          </table:table-cell>
          <table:table-cell office:value-type="float" office:value="1.47507" calcext:value-type="float">
            <text:p>1.47507</text:p>
          </table:table-cell>
          <table:table-cell office:value-type="float" office:value="0.245441" calcext:value-type="float">
            <text:p>0.245441</text:p>
          </table:table-cell>
          <table:table-cell office:value-type="float" office:value="998.279" calcext:value-type="float">
            <text:p>998.279</text:p>
          </table:table-cell>
        </table:table-row>
        <table:table-row table:style-name="ro1">
          <table:table-cell office:value-type="float" office:value="15.2" calcext:value-type="float">
            <text:p>15.2</text:p>
          </table:table-cell>
          <table:table-cell office:value-type="float" office:value="1.40239" calcext:value-type="float">
            <text:p>1.40239</text:p>
          </table:table-cell>
          <table:table-cell office:value-type="float" office:value="0.245298" calcext:value-type="float">
            <text:p>0.245298</text:p>
          </table:table-cell>
          <table:table-cell office:value-type="float" office:value="998.352" calcext:value-type="float">
            <text:p>998.352</text:p>
          </table:table-cell>
        </table:table-row>
        <table:table-row table:style-name="ro1">
          <table:table-cell office:value-type="float" office:value="15.3" calcext:value-type="float">
            <text:p>15.3</text:p>
          </table:table-cell>
          <table:table-cell office:value-type="float" office:value="1.3333" calcext:value-type="float">
            <text:p>1.3333</text:p>
          </table:table-cell>
          <table:table-cell office:value-type="float" office:value="0.245162" calcext:value-type="float">
            <text:p>0.245162</text:p>
          </table:table-cell>
          <table:table-cell office:value-type="float" office:value="998.422" calcext:value-type="float">
            <text:p>998.422</text:p>
          </table:table-cell>
        </table:table-row>
        <table:table-row table:style-name="ro1">
          <table:table-cell office:value-type="float" office:value="15.4" calcext:value-type="float">
            <text:p>15.4</text:p>
          </table:table-cell>
          <table:table-cell office:value-type="float" office:value="1.2676" calcext:value-type="float">
            <text:p>1.2676</text:p>
          </table:table-cell>
          <table:table-cell office:value-type="float" office:value="0.245033" calcext:value-type="float">
            <text:p>0.245033</text:p>
          </table:table-cell>
          <table:table-cell office:value-type="float" office:value="998.487" calcext:value-type="float">
            <text:p>998.487</text:p>
          </table:table-cell>
        </table:table-row>
        <table:table-row table:style-name="ro1">
          <table:table-cell office:value-type="float" office:value="15.5" calcext:value-type="float">
            <text:p>15.5</text:p>
          </table:table-cell>
          <table:table-cell office:value-type="float" office:value="1.20515" calcext:value-type="float">
            <text:p>1.20515</text:p>
          </table:table-cell>
          <table:table-cell office:value-type="float" office:value="0.244911" calcext:value-type="float">
            <text:p>0.244911</text:p>
          </table:table-cell>
          <table:table-cell office:value-type="float" office:value="998.55" calcext:value-type="float">
            <text:p>998.55</text:p>
          </table:table-cell>
        </table:table-row>
        <table:table-row table:style-name="ro1">
          <table:table-cell office:value-type="float" office:value="15.6" calcext:value-type="float">
            <text:p>15.6</text:p>
          </table:table-cell>
          <table:table-cell office:value-type="float" office:value="1.14577" calcext:value-type="float">
            <text:p>1.14577</text:p>
          </table:table-cell>
          <table:table-cell office:value-type="float" office:value="0.244794" calcext:value-type="float">
            <text:p>0.244794</text:p>
          </table:table-cell>
          <table:table-cell office:value-type="float" office:value="998.609" calcext:value-type="float">
            <text:p>998.609</text:p>
          </table:table-cell>
        </table:table-row>
        <table:table-row table:style-name="ro1">
          <table:table-cell office:value-type="float" office:value="15.7" calcext:value-type="float">
            <text:p>15.7</text:p>
          </table:table-cell>
          <table:table-cell office:value-type="float" office:value="1.08932" calcext:value-type="float">
            <text:p>1.08932</text:p>
          </table:table-cell>
          <table:table-cell office:value-type="float" office:value="0.244683" calcext:value-type="float">
            <text:p>0.244683</text:p>
          </table:table-cell>
          <table:table-cell office:value-type="float" office:value="998.666" calcext:value-type="float">
            <text:p>998.666</text:p>
          </table:table-cell>
        </table:table-row>
        <table:table-row table:style-name="ro1">
          <table:table-cell office:value-type="float" office:value="15.8" calcext:value-type="float">
            <text:p>15.8</text:p>
          </table:table-cell>
          <table:table-cell office:value-type="float" office:value="1.03565" calcext:value-type="float">
            <text:p>1.03565</text:p>
          </table:table-cell>
          <table:table-cell office:value-type="float" office:value="0.244578" calcext:value-type="float">
            <text:p>0.244578</text:p>
          </table:table-cell>
          <table:table-cell office:value-type="float" office:value="998.72" calcext:value-type="float">
            <text:p>998.72</text:p>
          </table:table-cell>
        </table:table-row>
        <table:table-row table:style-name="ro1">
          <table:table-cell office:value-type="float" office:value="15.9" calcext:value-type="float">
            <text:p>15.9</text:p>
          </table:table-cell>
          <table:table-cell office:value-type="float" office:value="0.984622" calcext:value-type="float">
            <text:p>0.984622</text:p>
          </table:table-cell>
          <table:table-cell office:value-type="float" office:value="0.244478" calcext:value-type="float">
            <text:p>0.244478</text:p>
          </table:table-cell>
          <table:table-cell office:value-type="float" office:value="998.771" calcext:value-type="float">
            <text:p>998.77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93611" calcext:value-type="float">
            <text:p>0.93611</text:p>
          </table:table-cell>
          <table:table-cell office:value-type="float" office:value="0.244383" calcext:value-type="float">
            <text:p>0.244383</text:p>
          </table:table-cell>
          <table:table-cell office:value-type="float" office:value="998.82" calcext:value-type="float">
            <text:p>998.82</text:p>
          </table:table-cell>
        </table:table-row>
        <table:table-row table:style-name="ro1">
          <table:table-cell office:value-type="float" office:value="16.1" calcext:value-type="float">
            <text:p>16.1</text:p>
          </table:table-cell>
          <table:table-cell office:value-type="float" office:value="0.889988" calcext:value-type="float">
            <text:p>0.889988</text:p>
          </table:table-cell>
          <table:table-cell office:value-type="float" office:value="0.244293" calcext:value-type="float">
            <text:p>0.244293</text:p>
          </table:table-cell>
          <table:table-cell office:value-type="float" office:value="998.866" calcext:value-type="float">
            <text:p>998.866</text:p>
          </table:table-cell>
        </table:table-row>
        <table:table-row table:style-name="ro1">
          <table:table-cell office:value-type="float" office:value="16.2" calcext:value-type="float">
            <text:p>16.2</text:p>
          </table:table-cell>
          <table:table-cell office:value-type="float" office:value="0.846138" calcext:value-type="float">
            <text:p>0.846138</text:p>
          </table:table-cell>
          <table:table-cell office:value-type="float" office:value="0.244207" calcext:value-type="float">
            <text:p>0.244207</text:p>
          </table:table-cell>
          <table:table-cell office:value-type="float" office:value="998.91" calcext:value-type="float">
            <text:p>998.91</text:p>
          </table:table-cell>
        </table:table-row>
        <table:table-row table:style-name="ro1">
          <table:table-cell office:value-type="float" office:value="16.3" calcext:value-type="float">
            <text:p>16.3</text:p>
          </table:table-cell>
          <table:table-cell office:value-type="float" office:value="0.804448" calcext:value-type="float">
            <text:p>0.804448</text:p>
          </table:table-cell>
          <table:table-cell office:value-type="float" office:value="0.244125" calcext:value-type="float">
            <text:p>0.244125</text:p>
          </table:table-cell>
          <table:table-cell office:value-type="float" office:value="998.951" calcext:value-type="float">
            <text:p>998.951</text:p>
          </table:table-cell>
        </table:table-row>
        <table:table-row table:style-name="ro1">
          <table:table-cell office:value-type="float" office:value="16.4" calcext:value-type="float">
            <text:p>16.4</text:p>
          </table:table-cell>
          <table:table-cell office:value-type="float" office:value="0.764813" calcext:value-type="float">
            <text:p>0.764813</text:p>
          </table:table-cell>
          <table:table-cell office:value-type="float" office:value="0.244048" calcext:value-type="float">
            <text:p>0.244048</text:p>
          </table:table-cell>
          <table:table-cell office:value-type="float" office:value="998.991" calcext:value-type="float">
            <text:p>998.991</text:p>
          </table:table-cell>
        </table:table-row>
        <table:table-row table:style-name="ro1">
          <table:table-cell office:value-type="float" office:value="16.5" calcext:value-type="float">
            <text:p>16.5</text:p>
          </table:table-cell>
          <table:table-cell office:value-type="float" office:value="0.72713" calcext:value-type="float">
            <text:p>0.72713</text:p>
          </table:table-cell>
          <table:table-cell office:value-type="float" office:value="0.243974" calcext:value-type="float">
            <text:p>0.243974</text:p>
          </table:table-cell>
          <table:table-cell office:value-type="float" office:value="999.029" calcext:value-type="float">
            <text:p>999.029</text:p>
          </table:table-cell>
        </table:table-row>
        <table:table-row table:style-name="ro1">
          <table:table-cell office:value-type="float" office:value="16.6" calcext:value-type="float">
            <text:p>16.6</text:p>
          </table:table-cell>
          <table:table-cell office:value-type="float" office:value="0.691304" calcext:value-type="float">
            <text:p>0.691304</text:p>
          </table:table-cell>
          <table:table-cell office:value-type="float" office:value="0.243904" calcext:value-type="float">
            <text:p>0.243904</text:p>
          </table:table-cell>
          <table:table-cell office:value-type="float" office:value="999.065" calcext:value-type="float">
            <text:p>999.065</text:p>
          </table:table-cell>
        </table:table-row>
        <table:table-row table:style-name="ro1">
          <table:table-cell office:value-type="float" office:value="16.7" calcext:value-type="float">
            <text:p>16.7</text:p>
          </table:table-cell>
          <table:table-cell office:value-type="float" office:value="0.657244" calcext:value-type="float">
            <text:p>0.657244</text:p>
          </table:table-cell>
          <table:table-cell office:value-type="float" office:value="0.243837" calcext:value-type="float">
            <text:p>0.243837</text:p>
          </table:table-cell>
          <table:table-cell office:value-type="float" office:value="999.099" calcext:value-type="float">
            <text:p>999.099</text:p>
          </table:table-cell>
        </table:table-row>
        <table:table-row table:style-name="ro1">
          <table:table-cell office:value-type="float" office:value="16.8" calcext:value-type="float">
            <text:p>16.8</text:p>
          </table:table-cell>
          <table:table-cell office:value-type="float" office:value="0.624861" calcext:value-type="float">
            <text:p>0.624861</text:p>
          </table:table-cell>
          <table:table-cell office:value-type="float" office:value="0.243774" calcext:value-type="float">
            <text:p>0.243774</text:p>
          </table:table-cell>
          <table:table-cell office:value-type="float" office:value="999.131" calcext:value-type="float">
            <text:p>999.131</text:p>
          </table:table-cell>
        </table:table-row>
        <table:table-row table:style-name="ro1">
          <table:table-cell office:value-type="float" office:value="16.9" calcext:value-type="float">
            <text:p>16.9</text:p>
          </table:table-cell>
          <table:table-cell office:value-type="float" office:value="0.594074" calcext:value-type="float">
            <text:p>0.594074</text:p>
          </table:table-cell>
          <table:table-cell office:value-type="float" office:value="0.243714" calcext:value-type="float">
            <text:p>0.243714</text:p>
          </table:table-cell>
          <table:table-cell office:value-type="float" office:value="999.162" calcext:value-type="float">
            <text:p>999.16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564803" calcext:value-type="float">
            <text:p>0.564803</text:p>
          </table:table-cell>
          <table:table-cell office:value-type="float" office:value="0.243657" calcext:value-type="float">
            <text:p>0.243657</text:p>
          </table:table-cell>
          <table:table-cell office:value-type="float" office:value="999.192" calcext:value-type="float">
            <text:p>999.192</text:p>
          </table:table-cell>
        </table:table-row>
        <table:table-row table:style-name="ro1">
          <table:table-cell office:value-type="float" office:value="17.1" calcext:value-type="float">
            <text:p>17.1</text:p>
          </table:table-cell>
          <table:table-cell office:value-type="float" office:value="0.536975" calcext:value-type="float">
            <text:p>0.536975</text:p>
          </table:table-cell>
          <table:table-cell office:value-type="float" office:value="0.243602" calcext:value-type="float">
            <text:p>0.243602</text:p>
          </table:table-cell>
          <table:table-cell office:value-type="float" office:value="999.219" calcext:value-type="float">
            <text:p>999.219</text:p>
          </table:table-cell>
        </table:table-row>
        <table:table-row table:style-name="ro1">
          <table:table-cell office:value-type="float" office:value="17.2" calcext:value-type="float">
            <text:p>17.2</text:p>
          </table:table-cell>
          <table:table-cell office:value-type="float" office:value="0.510518" calcext:value-type="float">
            <text:p>0.510518</text:p>
          </table:table-cell>
          <table:table-cell office:value-type="float" office:value="0.243551" calcext:value-type="float">
            <text:p>0.243551</text:p>
          </table:table-cell>
          <table:table-cell office:value-type="float" office:value="999.246" calcext:value-type="float">
            <text:p>999.246</text:p>
          </table:table-cell>
        </table:table-row>
        <table:table-row table:style-name="ro1">
          <table:table-cell office:value-type="float" office:value="17.3" calcext:value-type="float">
            <text:p>17.3</text:p>
          </table:table-cell>
          <table:table-cell office:value-type="float" office:value="0.485365" calcext:value-type="float">
            <text:p>0.485365</text:p>
          </table:table-cell>
          <table:table-cell office:value-type="float" office:value="0.243502" calcext:value-type="float">
            <text:p>0.243502</text:p>
          </table:table-cell>
          <table:table-cell office:value-type="float" office:value="999.271" calcext:value-type="float">
            <text:p>999.271</text:p>
          </table:table-cell>
        </table:table-row>
        <table:table-row table:style-name="ro1">
          <table:table-cell office:value-type="float" office:value="17.4" calcext:value-type="float">
            <text:p>17.4</text:p>
          </table:table-cell>
          <table:table-cell office:value-type="float" office:value="0.461451" calcext:value-type="float">
            <text:p>0.461451</text:p>
          </table:table-cell>
          <table:table-cell office:value-type="float" office:value="0.243455" calcext:value-type="float">
            <text:p>0.243455</text:p>
          </table:table-cell>
          <table:table-cell office:value-type="float" office:value="999.295" calcext:value-type="float">
            <text:p>999.295</text:p>
          </table:table-cell>
        </table:table-row>
        <table:table-row table:style-name="ro1">
          <table:table-cell office:value-type="float" office:value="17.5" calcext:value-type="float">
            <text:p>17.5</text:p>
          </table:table-cell>
          <table:table-cell office:value-type="float" office:value="0.438715" calcext:value-type="float">
            <text:p>0.438715</text:p>
          </table:table-cell>
          <table:table-cell office:value-type="float" office:value="0.243411" calcext:value-type="float">
            <text:p>0.243411</text:p>
          </table:table-cell>
          <table:table-cell office:value-type="float" office:value="999.318" calcext:value-type="float">
            <text:p>999.318</text:p>
          </table:table-cell>
        </table:table-row>
        <table:table-row table:style-name="ro1">
          <table:table-cell office:value-type="float" office:value="17.6" calcext:value-type="float">
            <text:p>17.6</text:p>
          </table:table-cell>
          <table:table-cell office:value-type="float" office:value="0.417099" calcext:value-type="float">
            <text:p>0.417099</text:p>
          </table:table-cell>
          <table:table-cell office:value-type="float" office:value="0.243368" calcext:value-type="float">
            <text:p>0.243368</text:p>
          </table:table-cell>
          <table:table-cell office:value-type="float" office:value="999.34" calcext:value-type="float">
            <text:p>999.34</text:p>
          </table:table-cell>
        </table:table-row>
        <table:table-row table:style-name="ro1">
          <table:table-cell office:value-type="float" office:value="17.7" calcext:value-type="float">
            <text:p>17.7</text:p>
          </table:table-cell>
          <table:table-cell office:value-type="float" office:value="0.396548" calcext:value-type="float">
            <text:p>0.396548</text:p>
          </table:table-cell>
          <table:table-cell office:value-type="float" office:value="0.243328" calcext:value-type="float">
            <text:p>0.243328</text:p>
          </table:table-cell>
          <table:table-cell office:value-type="float" office:value="999.36" calcext:value-type="float">
            <text:p>999.36</text:p>
          </table:table-cell>
        </table:table-row>
        <table:table-row table:style-name="ro1">
          <table:table-cell office:value-type="float" office:value="17.8" calcext:value-type="float">
            <text:p>17.8</text:p>
          </table:table-cell>
          <table:table-cell office:value-type="float" office:value="0.37701" calcext:value-type="float">
            <text:p>0.37701</text:p>
          </table:table-cell>
          <table:table-cell office:value-type="float" office:value="0.24329" calcext:value-type="float">
            <text:p>0.24329</text:p>
          </table:table-cell>
          <table:table-cell office:value-type="float" office:value="999.38" calcext:value-type="float">
            <text:p>999.38</text:p>
          </table:table-cell>
        </table:table-row>
        <table:table-row table:style-name="ro1">
          <table:table-cell office:value-type="float" office:value="17.9" calcext:value-type="float">
            <text:p>17.9</text:p>
          </table:table-cell>
          <table:table-cell office:value-type="float" office:value="0.358435" calcext:value-type="float">
            <text:p>0.358435</text:p>
          </table:table-cell>
          <table:table-cell office:value-type="float" office:value="0.243254" calcext:value-type="float">
            <text:p>0.243254</text:p>
          </table:table-cell>
          <table:table-cell office:value-type="float" office:value="999.398" calcext:value-type="float">
            <text:p>999.39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340774" calcext:value-type="float">
            <text:p>0.340774</text:p>
          </table:table-cell>
          <table:table-cell office:value-type="float" office:value="0.243219" calcext:value-type="float">
            <text:p>0.243219</text:p>
          </table:table-cell>
          <table:table-cell office:value-type="float" office:value="999.416" calcext:value-type="float">
            <text:p>999.416</text:p>
          </table:table-cell>
        </table:table-row>
        <table:table-row table:style-name="ro1">
          <table:table-cell office:value-type="float" office:value="18.1" calcext:value-type="float">
            <text:p>18.1</text:p>
          </table:table-cell>
          <table:table-cell office:value-type="float" office:value="0.323984" calcext:value-type="float">
            <text:p>0.323984</text:p>
          </table:table-cell>
          <table:table-cell office:value-type="float" office:value="0.243187" calcext:value-type="float">
            <text:p>0.243187</text:p>
          </table:table-cell>
          <table:table-cell office:value-type="float" office:value="999.433" calcext:value-type="float">
            <text:p>999.433</text:p>
          </table:table-cell>
        </table:table-row>
        <table:table-row table:style-name="ro1">
          <table:table-cell office:value-type="float" office:value="18.2" calcext:value-type="float">
            <text:p>18.2</text:p>
          </table:table-cell>
          <table:table-cell office:value-type="float" office:value="0.308021" calcext:value-type="float">
            <text:p>0.308021</text:p>
          </table:table-cell>
          <table:table-cell office:value-type="float" office:value="0.243156" calcext:value-type="float">
            <text:p>0.243156</text:p>
          </table:table-cell>
          <table:table-cell office:value-type="float" office:value="999.449" calcext:value-type="float">
            <text:p>999.449</text:p>
          </table:table-cell>
        </table:table-row>
        <table:table-row table:style-name="ro1">
          <table:table-cell office:value-type="float" office:value="18.3" calcext:value-type="float">
            <text:p>18.3</text:p>
          </table:table-cell>
          <table:table-cell office:value-type="float" office:value="0.292845" calcext:value-type="float">
            <text:p>0.292845</text:p>
          </table:table-cell>
          <table:table-cell office:value-type="float" office:value="0.243126" calcext:value-type="float">
            <text:p>0.243126</text:p>
          </table:table-cell>
          <table:table-cell office:value-type="float" office:value="999.464" calcext:value-type="float">
            <text:p>999.464</text:p>
          </table:table-cell>
        </table:table-row>
        <table:table-row table:style-name="ro1">
          <table:table-cell office:value-type="float" office:value="18.4" calcext:value-type="float">
            <text:p>18.4</text:p>
          </table:table-cell>
          <table:table-cell office:value-type="float" office:value="0.278416" calcext:value-type="float">
            <text:p>0.278416</text:p>
          </table:table-cell>
          <table:table-cell office:value-type="float" office:value="0.243098" calcext:value-type="float">
            <text:p>0.243098</text:p>
          </table:table-cell>
          <table:table-cell office:value-type="float" office:value="999.478" calcext:value-type="float">
            <text:p>999.478</text:p>
          </table:table-cell>
        </table:table-row>
        <table:table-row table:style-name="ro1">
          <table:table-cell office:value-type="float" office:value="18.5" calcext:value-type="float">
            <text:p>18.5</text:p>
          </table:table-cell>
          <table:table-cell office:value-type="float" office:value="0.264698" calcext:value-type="float">
            <text:p>0.264698</text:p>
          </table:table-cell>
          <table:table-cell office:value-type="float" office:value="0.243071" calcext:value-type="float">
            <text:p>0.243071</text:p>
          </table:table-cell>
          <table:table-cell office:value-type="float" office:value="999.492" calcext:value-type="float">
            <text:p>999.492</text:p>
          </table:table-cell>
        </table:table-row>
        <table:table-row table:style-name="ro1">
          <table:table-cell office:value-type="float" office:value="18.6" calcext:value-type="float">
            <text:p>18.6</text:p>
          </table:table-cell>
          <table:table-cell office:value-type="float" office:value="0.251656" calcext:value-type="float">
            <text:p>0.251656</text:p>
          </table:table-cell>
          <table:table-cell office:value-type="float" office:value="0.243046" calcext:value-type="float">
            <text:p>0.243046</text:p>
          </table:table-cell>
          <table:table-cell office:value-type="float" office:value="999.505" calcext:value-type="float">
            <text:p>999.505</text:p>
          </table:table-cell>
        </table:table-row>
        <table:table-row table:style-name="ro1">
          <table:table-cell office:value-type="float" office:value="18.7" calcext:value-type="float">
            <text:p>18.7</text:p>
          </table:table-cell>
          <table:table-cell office:value-type="float" office:value="0.239257" calcext:value-type="float">
            <text:p>0.239257</text:p>
          </table:table-cell>
          <table:table-cell office:value-type="float" office:value="0.243022" calcext:value-type="float">
            <text:p>0.243022</text:p>
          </table:table-cell>
          <table:table-cell office:value-type="float" office:value="999.518" calcext:value-type="float">
            <text:p>999.518</text:p>
          </table:table-cell>
        </table:table-row>
        <table:table-row table:style-name="ro1">
          <table:table-cell office:value-type="float" office:value="18.8" calcext:value-type="float">
            <text:p>18.8</text:p>
          </table:table-cell>
          <table:table-cell office:value-type="float" office:value="0.227469" calcext:value-type="float">
            <text:p>0.227469</text:p>
          </table:table-cell>
          <table:table-cell office:value-type="float" office:value="0.242999" calcext:value-type="float">
            <text:p>0.242999</text:p>
          </table:table-cell>
          <table:table-cell office:value-type="float" office:value="999.53" calcext:value-type="float">
            <text:p>999.53</text:p>
          </table:table-cell>
        </table:table-row>
        <table:table-row table:style-name="ro1">
          <table:table-cell office:value-type="float" office:value="18.9" calcext:value-type="float">
            <text:p>18.9</text:p>
          </table:table-cell>
          <table:table-cell office:value-type="float" office:value="0.216261" calcext:value-type="float">
            <text:p>0.216261</text:p>
          </table:table-cell>
          <table:table-cell office:value-type="float" office:value="0.242977" calcext:value-type="float">
            <text:p>0.242977</text:p>
          </table:table-cell>
          <table:table-cell office:value-type="float" office:value="999.541" calcext:value-type="float">
            <text:p>999.54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205606" calcext:value-type="float">
            <text:p>0.205606</text:p>
          </table:table-cell>
          <table:table-cell office:value-type="float" office:value="0.242956" calcext:value-type="float">
            <text:p>0.242956</text:p>
          </table:table-cell>
          <table:table-cell office:value-type="float" office:value="999.551" calcext:value-type="float">
            <text:p>999.551</text:p>
          </table:table-cell>
        </table:table-row>
        <table:table-row table:style-name="ro1">
          <table:table-cell office:value-type="float" office:value="19.1" calcext:value-type="float">
            <text:p>19.1</text:p>
          </table:table-cell>
          <table:table-cell office:value-type="float" office:value="0.195476" calcext:value-type="float">
            <text:p>0.195476</text:p>
          </table:table-cell>
          <table:table-cell office:value-type="float" office:value="0.242936" calcext:value-type="float">
            <text:p>0.242936</text:p>
          </table:table-cell>
          <table:table-cell office:value-type="float" office:value="999.562" calcext:value-type="float">
            <text:p>999.562</text:p>
          </table:table-cell>
        </table:table-row>
        <table:table-row table:style-name="ro1">
          <table:table-cell office:value-type="float" office:value="19.2" calcext:value-type="float">
            <text:p>19.2</text:p>
          </table:table-cell>
          <table:table-cell office:value-type="float" office:value="0.185844" calcext:value-type="float">
            <text:p>0.185844</text:p>
          </table:table-cell>
          <table:table-cell office:value-type="float" office:value="0.242918" calcext:value-type="float">
            <text:p>0.242918</text:p>
          </table:table-cell>
          <table:table-cell office:value-type="float" office:value="999.571" calcext:value-type="float">
            <text:p>999.571</text:p>
          </table:table-cell>
        </table:table-row>
        <table:table-row table:style-name="ro1">
          <table:table-cell office:value-type="float" office:value="19.3" calcext:value-type="float">
            <text:p>19.3</text:p>
          </table:table-cell>
          <table:table-cell office:value-type="float" office:value="0.176688" calcext:value-type="float">
            <text:p>0.176688</text:p>
          </table:table-cell>
          <table:table-cell office:value-type="float" office:value="0.2429" calcext:value-type="float">
            <text:p>0.2429</text:p>
          </table:table-cell>
          <table:table-cell office:value-type="float" office:value="999.58" calcext:value-type="float">
            <text:p>999.58</text:p>
          </table:table-cell>
        </table:table-row>
        <table:table-row table:style-name="ro1">
          <table:table-cell office:value-type="float" office:value="19.4" calcext:value-type="float">
            <text:p>19.4</text:p>
          </table:table-cell>
          <table:table-cell office:value-type="float" office:value="0.167982" calcext:value-type="float">
            <text:p>0.167982</text:p>
          </table:table-cell>
          <table:table-cell office:value-type="float" office:value="0.242883" calcext:value-type="float">
            <text:p>0.242883</text:p>
          </table:table-cell>
          <table:table-cell office:value-type="float" office:value="999.589" calcext:value-type="float">
            <text:p>999.589</text:p>
          </table:table-cell>
        </table:table-row>
        <table:table-row table:style-name="ro1">
          <table:table-cell office:value-type="float" office:value="19.5" calcext:value-type="float">
            <text:p>19.5</text:p>
          </table:table-cell>
          <table:table-cell office:value-type="float" office:value="0.159705" calcext:value-type="float">
            <text:p>0.159705</text:p>
          </table:table-cell>
          <table:table-cell office:value-type="float" office:value="0.242867" calcext:value-type="float">
            <text:p>0.242867</text:p>
          </table:table-cell>
          <table:table-cell office:value-type="float" office:value="999.597" calcext:value-type="float">
            <text:p>999.597</text:p>
          </table:table-cell>
        </table:table-row>
        <table:table-row table:style-name="ro1">
          <table:table-cell office:value-type="float" office:value="19.6" calcext:value-type="float">
            <text:p>19.6</text:p>
          </table:table-cell>
          <table:table-cell office:value-type="float" office:value="0.151837" calcext:value-type="float">
            <text:p>0.151837</text:p>
          </table:table-cell>
          <table:table-cell office:value-type="float" office:value="0.242851" calcext:value-type="float">
            <text:p>0.242851</text:p>
          </table:table-cell>
          <table:table-cell office:value-type="float" office:value="999.605" calcext:value-type="float">
            <text:p>999.605</text:p>
          </table:table-cell>
        </table:table-row>
        <table:table-row table:style-name="ro1">
          <table:table-cell office:value-type="float" office:value="19.7" calcext:value-type="float">
            <text:p>19.7</text:p>
          </table:table-cell>
          <table:table-cell office:value-type="float" office:value="0.144356" calcext:value-type="float">
            <text:p>0.144356</text:p>
          </table:table-cell>
          <table:table-cell office:value-type="float" office:value="0.242837" calcext:value-type="float">
            <text:p>0.242837</text:p>
          </table:table-cell>
          <table:table-cell office:value-type="float" office:value="999.613" calcext:value-type="float">
            <text:p>999.613</text:p>
          </table:table-cell>
        </table:table-row>
        <table:table-row table:style-name="ro1">
          <table:table-cell office:value-type="float" office:value="19.8" calcext:value-type="float">
            <text:p>19.8</text:p>
          </table:table-cell>
          <table:table-cell office:value-type="float" office:value="0.137243" calcext:value-type="float">
            <text:p>0.137243</text:p>
          </table:table-cell>
          <table:table-cell office:value-type="float" office:value="0.242823" calcext:value-type="float">
            <text:p>0.242823</text:p>
          </table:table-cell>
          <table:table-cell office:value-type="float" office:value="999.62" calcext:value-type="float">
            <text:p>999.62</text:p>
          </table:table-cell>
        </table:table-row>
        <table:table-row table:style-name="ro1">
          <table:table-cell office:value-type="float" office:value="19.9" calcext:value-type="float">
            <text:p>19.9</text:p>
          </table:table-cell>
          <table:table-cell office:value-type="float" office:value="0.130481" calcext:value-type="float">
            <text:p>0.130481</text:p>
          </table:table-cell>
          <table:table-cell office:value-type="float" office:value="0.24281" calcext:value-type="float">
            <text:p>0.24281</text:p>
          </table:table-cell>
          <table:table-cell office:value-type="float" office:value="999.627" calcext:value-type="float">
            <text:p>999.62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124052" calcext:value-type="float">
            <text:p>0.124052</text:p>
          </table:table-cell>
          <table:table-cell office:value-type="float" office:value="0.242797" calcext:value-type="float">
            <text:p>0.242797</text:p>
          </table:table-cell>
          <table:table-cell office:value-type="float" office:value="999.633" calcext:value-type="float">
            <text:p>999.633</text:p>
          </table:table-cell>
        </table:table-row>
        <table:table-row table:style-name="ro1">
          <table:table-cell office:value-type="float" office:value="20.1" calcext:value-type="float">
            <text:p>20.1</text:p>
          </table:table-cell>
          <table:table-cell office:value-type="float" office:value="0.11794" calcext:value-type="float">
            <text:p>0.11794</text:p>
          </table:table-cell>
          <table:table-cell office:value-type="float" office:value="0.242785" calcext:value-type="float">
            <text:p>0.242785</text:p>
          </table:table-cell>
          <table:table-cell office:value-type="float" office:value="999.639" calcext:value-type="float">
            <text:p>999.639</text:p>
          </table:table-cell>
        </table:table-row>
        <table:table-row table:style-name="ro1">
          <table:table-cell office:value-type="float" office:value="20.2" calcext:value-type="float">
            <text:p>20.2</text:p>
          </table:table-cell>
          <table:table-cell office:value-type="float" office:value="0.112129" calcext:value-type="float">
            <text:p>0.112129</text:p>
          </table:table-cell>
          <table:table-cell office:value-type="float" office:value="0.242774" calcext:value-type="float">
            <text:p>0.242774</text:p>
          </table:table-cell>
          <table:table-cell office:value-type="float" office:value="999.645" calcext:value-type="float">
            <text:p>999.645</text:p>
          </table:table-cell>
        </table:table-row>
        <table:table-row table:style-name="ro1">
          <table:table-cell office:value-type="float" office:value="20.3" calcext:value-type="float">
            <text:p>20.3</text:p>
          </table:table-cell>
          <table:table-cell office:value-type="float" office:value="0.106604" calcext:value-type="float">
            <text:p>0.106604</text:p>
          </table:table-cell>
          <table:table-cell office:value-type="float" office:value="0.242763" calcext:value-type="float">
            <text:p>0.242763</text:p>
          </table:table-cell>
          <table:table-cell office:value-type="float" office:value="999.651" calcext:value-type="float">
            <text:p>999.651</text:p>
          </table:table-cell>
        </table:table-row>
        <table:table-row table:style-name="ro1">
          <table:table-cell office:value-type="float" office:value="20.4" calcext:value-type="float">
            <text:p>20.4</text:p>
          </table:table-cell>
          <table:table-cell office:value-type="float" office:value="0.101352" calcext:value-type="float">
            <text:p>0.101352</text:p>
          </table:table-cell>
          <table:table-cell office:value-type="float" office:value="0.242753" calcext:value-type="float">
            <text:p>0.242753</text:p>
          </table:table-cell>
          <table:table-cell office:value-type="float" office:value="999.656" calcext:value-type="float">
            <text:p>999.656</text:p>
          </table:table-cell>
        </table:table-row>
        <table:table-row table:style-name="ro1">
          <table:table-cell office:value-type="float" office:value="20.5" calcext:value-type="float">
            <text:p>20.5</text:p>
          </table:table-cell>
          <table:table-cell office:value-type="float" office:value="0.0963581" calcext:value-type="float">
            <text:p>0.0963581</text:p>
          </table:table-cell>
          <table:table-cell office:value-type="float" office:value="0.242743" calcext:value-type="float">
            <text:p>0.242743</text:p>
          </table:table-cell>
          <table:table-cell office:value-type="float" office:value="999.661" calcext:value-type="float">
            <text:p>999.661</text:p>
          </table:table-cell>
        </table:table-row>
        <table:table-row table:style-name="ro1">
          <table:table-cell office:value-type="float" office:value="20.6" calcext:value-type="float">
            <text:p>20.6</text:p>
          </table:table-cell>
          <table:table-cell office:value-type="float" office:value="0.0916104" calcext:value-type="float">
            <text:p>0.0916104</text:p>
          </table:table-cell>
          <table:table-cell office:value-type="float" office:value="0.242734" calcext:value-type="float">
            <text:p>0.242734</text:p>
          </table:table-cell>
          <table:table-cell office:value-type="float" office:value="999.666" calcext:value-type="float">
            <text:p>999.666</text:p>
          </table:table-cell>
        </table:table-row>
        <table:table-row table:style-name="ro1">
          <table:table-cell office:value-type="float" office:value="20.7" calcext:value-type="float">
            <text:p>20.7</text:p>
          </table:table-cell>
          <table:table-cell office:value-type="float" office:value="0.0870967" calcext:value-type="float">
            <text:p>0.0870967</text:p>
          </table:table-cell>
          <table:table-cell office:value-type="float" office:value="0.242725" calcext:value-type="float">
            <text:p>0.242725</text:p>
          </table:table-cell>
          <table:table-cell office:value-type="float" office:value="999.67" calcext:value-type="float">
            <text:p>999.67</text:p>
          </table:table-cell>
        </table:table-row>
        <table:table-row table:style-name="ro1">
          <table:table-cell office:value-type="float" office:value="20.8" calcext:value-type="float">
            <text:p>20.8</text:p>
          </table:table-cell>
          <table:table-cell office:value-type="float" office:value="0.0828054" calcext:value-type="float">
            <text:p>0.0828054</text:p>
          </table:table-cell>
          <table:table-cell office:value-type="float" office:value="0.242717" calcext:value-type="float">
            <text:p>0.242717</text:p>
          </table:table-cell>
          <table:table-cell office:value-type="float" office:value="999.674" calcext:value-type="float">
            <text:p>999.674</text:p>
          </table:table-cell>
        </table:table-row>
        <table:table-row table:style-name="ro1">
          <table:table-cell office:value-type="float" office:value="20.9" calcext:value-type="float">
            <text:p>20.9</text:p>
          </table:table-cell>
          <table:table-cell office:value-type="float" office:value="0.0787255" calcext:value-type="float">
            <text:p>0.0787255</text:p>
          </table:table-cell>
          <table:table-cell office:value-type="float" office:value="0.242709" calcext:value-type="float">
            <text:p>0.242709</text:p>
          </table:table-cell>
          <table:table-cell office:value-type="float" office:value="999.679" calcext:value-type="float">
            <text:p>999.67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748466" calcext:value-type="float">
            <text:p>0.0748466</text:p>
          </table:table-cell>
          <table:table-cell office:value-type="float" office:value="0.242702" calcext:value-type="float">
            <text:p>0.242702</text:p>
          </table:table-cell>
          <table:table-cell office:value-type="float" office:value="999.682" calcext:value-type="float">
            <text:p>999.682</text:p>
          </table:table-cell>
        </table:table-row>
        <table:table-row table:style-name="ro1">
          <table:table-cell office:value-type="float" office:value="21.1" calcext:value-type="float">
            <text:p>21.1</text:p>
          </table:table-cell>
          <table:table-cell office:value-type="float" office:value="0.0711589" calcext:value-type="float">
            <text:p>0.0711589</text:p>
          </table:table-cell>
          <table:table-cell office:value-type="float" office:value="0.242694" calcext:value-type="float">
            <text:p>0.242694</text:p>
          </table:table-cell>
          <table:table-cell office:value-type="float" office:value="999.686" calcext:value-type="float">
            <text:p>999.686</text:p>
          </table:table-cell>
        </table:table-row>
        <table:table-row table:style-name="ro1">
          <table:table-cell office:value-type="float" office:value="21.2" calcext:value-type="float">
            <text:p>21.2</text:p>
          </table:table-cell>
          <table:table-cell office:value-type="float" office:value="0.0676528" calcext:value-type="float">
            <text:p>0.0676528</text:p>
          </table:table-cell>
          <table:table-cell office:value-type="float" office:value="0.242688" calcext:value-type="float">
            <text:p>0.242688</text:p>
          </table:table-cell>
          <table:table-cell office:value-type="float" office:value="999.69" calcext:value-type="float">
            <text:p>999.69</text:p>
          </table:table-cell>
        </table:table-row>
        <table:table-row table:style-name="ro1">
          <table:table-cell office:value-type="float" office:value="21.3" calcext:value-type="float">
            <text:p>21.3</text:p>
          </table:table-cell>
          <table:table-cell office:value-type="float" office:value="0.0643195" calcext:value-type="float">
            <text:p>0.0643195</text:p>
          </table:table-cell>
          <table:table-cell office:value-type="float" office:value="0.242681" calcext:value-type="float">
            <text:p>0.242681</text:p>
          </table:table-cell>
          <table:table-cell office:value-type="float" office:value="999.693" calcext:value-type="float">
            <text:p>999.693</text:p>
          </table:table-cell>
        </table:table-row>
        <table:table-row table:style-name="ro1">
          <table:table-cell office:value-type="float" office:value="21.4" calcext:value-type="float">
            <text:p>21.4</text:p>
          </table:table-cell>
          <table:table-cell office:value-type="float" office:value="0.0611504" calcext:value-type="float">
            <text:p>0.0611504</text:p>
          </table:table-cell>
          <table:table-cell office:value-type="float" office:value="0.242675" calcext:value-type="float">
            <text:p>0.242675</text:p>
          </table:table-cell>
          <table:table-cell office:value-type="float" office:value="999.696" calcext:value-type="float">
            <text:p>999.696</text:p>
          </table:table-cell>
        </table:table-row>
        <table:table-row table:style-name="ro1">
          <table:table-cell office:value-type="float" office:value="21.5" calcext:value-type="float">
            <text:p>21.5</text:p>
          </table:table-cell>
          <table:table-cell office:value-type="float" office:value="0.0581375" calcext:value-type="float">
            <text:p>0.0581375</text:p>
          </table:table-cell>
          <table:table-cell office:value-type="float" office:value="0.242669" calcext:value-type="float">
            <text:p>0.242669</text:p>
          </table:table-cell>
          <table:table-cell office:value-type="float" office:value="999.699" calcext:value-type="float">
            <text:p>999.699</text:p>
          </table:table-cell>
        </table:table-row>
        <table:table-row table:style-name="ro1">
          <table:table-cell office:value-type="float" office:value="21.6" calcext:value-type="float">
            <text:p>21.6</text:p>
          </table:table-cell>
          <table:table-cell office:value-type="float" office:value="0.055273" calcext:value-type="float">
            <text:p>0.055273</text:p>
          </table:table-cell>
          <table:table-cell office:value-type="float" office:value="0.242664" calcext:value-type="float">
            <text:p>0.242664</text:p>
          </table:table-cell>
          <table:table-cell office:value-type="float" office:value="999.702" calcext:value-type="float">
            <text:p>999.702</text:p>
          </table:table-cell>
        </table:table-row>
        <table:table-row table:style-name="ro1">
          <table:table-cell office:value-type="float" office:value="21.7" calcext:value-type="float">
            <text:p>21.7</text:p>
          </table:table-cell>
          <table:table-cell office:value-type="float" office:value="0.0525496" calcext:value-type="float">
            <text:p>0.0525496</text:p>
          </table:table-cell>
          <table:table-cell office:value-type="float" office:value="0.242658" calcext:value-type="float">
            <text:p>0.242658</text:p>
          </table:table-cell>
          <table:table-cell office:value-type="float" office:value="999.705" calcext:value-type="float">
            <text:p>999.705</text:p>
          </table:table-cell>
        </table:table-row>
        <table:table-row table:style-name="ro1">
          <table:table-cell office:value-type="float" office:value="21.8" calcext:value-type="float">
            <text:p>21.8</text:p>
          </table:table-cell>
          <table:table-cell office:value-type="float" office:value="0.0499605" calcext:value-type="float">
            <text:p>0.0499605</text:p>
          </table:table-cell>
          <table:table-cell office:value-type="float" office:value="0.242653" calcext:value-type="float">
            <text:p>0.242653</text:p>
          </table:table-cell>
          <table:table-cell office:value-type="float" office:value="999.707" calcext:value-type="float">
            <text:p>999.707</text:p>
          </table:table-cell>
        </table:table-row>
        <table:table-row table:style-name="ro1">
          <table:table-cell office:value-type="float" office:value="21.9" calcext:value-type="float">
            <text:p>21.9</text:p>
          </table:table-cell>
          <table:table-cell office:value-type="float" office:value="0.0474989" calcext:value-type="float">
            <text:p>0.0474989</text:p>
          </table:table-cell>
          <table:table-cell office:value-type="float" office:value="0.242648" calcext:value-type="float">
            <text:p>0.242648</text:p>
          </table:table-cell>
          <table:table-cell office:value-type="float" office:value="999.71" calcext:value-type="float">
            <text:p>999.7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451586" calcext:value-type="float">
            <text:p>0.0451586</text:p>
          </table:table-cell>
          <table:table-cell office:value-type="float" office:value="0.242644" calcext:value-type="float">
            <text:p>0.242644</text:p>
          </table:table-cell>
          <table:table-cell office:value-type="float" office:value="999.712" calcext:value-type="float">
            <text:p>999.712</text:p>
          </table:table-cell>
        </table:table-row>
        <table:table-row table:style-name="ro1">
          <table:table-cell office:value-type="float" office:value="22.1" calcext:value-type="float">
            <text:p>22.1</text:p>
          </table:table-cell>
          <table:table-cell office:value-type="float" office:value="0.0429336" calcext:value-type="float">
            <text:p>0.0429336</text:p>
          </table:table-cell>
          <table:table-cell office:value-type="float" office:value="0.24264" calcext:value-type="float">
            <text:p>0.24264</text:p>
          </table:table-cell>
          <table:table-cell office:value-type="float" office:value="999.714" calcext:value-type="float">
            <text:p>999.714</text:p>
          </table:table-cell>
        </table:table-row>
        <table:table-row table:style-name="ro1">
          <table:table-cell office:value-type="float" office:value="22.2" calcext:value-type="float">
            <text:p>22.2</text:p>
          </table:table-cell>
          <table:table-cell office:value-type="float" office:value="0.0408182" calcext:value-type="float">
            <text:p>0.0408182</text:p>
          </table:table-cell>
          <table:table-cell office:value-type="float" office:value="0.242635" calcext:value-type="float">
            <text:p>0.242635</text:p>
          </table:table-cell>
          <table:table-cell office:value-type="float" office:value="999.717" calcext:value-type="float">
            <text:p>999.717</text:p>
          </table:table-cell>
        </table:table-row>
        <table:table-row table:style-name="ro1">
          <table:table-cell office:value-type="float" office:value="22.3" calcext:value-type="float">
            <text:p>22.3</text:p>
          </table:table-cell>
          <table:table-cell office:value-type="float" office:value="0.038807" calcext:value-type="float">
            <text:p>0.038807</text:p>
          </table:table-cell>
          <table:table-cell office:value-type="float" office:value="0.242632" calcext:value-type="float">
            <text:p>0.242632</text:p>
          </table:table-cell>
          <table:table-cell office:value-type="float" office:value="999.719" calcext:value-type="float">
            <text:p>999.719</text:p>
          </table:table-cell>
        </table:table-row>
        <table:table-row table:style-name="ro1">
          <table:table-cell office:value-type="float" office:value="22.4" calcext:value-type="float">
            <text:p>22.4</text:p>
          </table:table-cell>
          <table:table-cell office:value-type="float" office:value="0.036895" calcext:value-type="float">
            <text:p>0.036895</text:p>
          </table:table-cell>
          <table:table-cell office:value-type="float" office:value="0.242628" calcext:value-type="float">
            <text:p>0.242628</text:p>
          </table:table-cell>
          <table:table-cell office:value-type="float" office:value="999.72" calcext:value-type="float">
            <text:p>999.72</text:p>
          </table:table-cell>
        </table:table-row>
        <table:table-row table:style-name="ro1">
          <table:table-cell office:value-type="float" office:value="22.5" calcext:value-type="float">
            <text:p>22.5</text:p>
          </table:table-cell>
          <table:table-cell office:value-type="float" office:value="0.0350771" calcext:value-type="float">
            <text:p>0.0350771</text:p>
          </table:table-cell>
          <table:table-cell office:value-type="float" office:value="0.242624" calcext:value-type="float">
            <text:p>0.242624</text:p>
          </table:table-cell>
          <table:table-cell office:value-type="float" office:value="999.722" calcext:value-type="float">
            <text:p>999.722</text:p>
          </table:table-cell>
        </table:table-row>
        <table:table-row table:style-name="ro1">
          <table:table-cell office:value-type="float" office:value="22.6" calcext:value-type="float">
            <text:p>22.6</text:p>
          </table:table-cell>
          <table:table-cell office:value-type="float" office:value="0.0333489" calcext:value-type="float">
            <text:p>0.0333489</text:p>
          </table:table-cell>
          <table:table-cell office:value-type="float" office:value="0.242621" calcext:value-type="float">
            <text:p>0.242621</text:p>
          </table:table-cell>
          <table:table-cell office:value-type="float" office:value="999.724" calcext:value-type="float">
            <text:p>999.724</text:p>
          </table:table-cell>
        </table:table-row>
        <table:table-row table:style-name="ro1">
          <table:table-cell office:value-type="float" office:value="22.7" calcext:value-type="float">
            <text:p>22.7</text:p>
          </table:table-cell>
          <table:table-cell office:value-type="float" office:value="0.0317057" calcext:value-type="float">
            <text:p>0.0317057</text:p>
          </table:table-cell>
          <table:table-cell office:value-type="float" office:value="0.242618" calcext:value-type="float">
            <text:p>0.242618</text:p>
          </table:table-cell>
          <table:table-cell office:value-type="float" office:value="999.726" calcext:value-type="float">
            <text:p>999.726</text:p>
          </table:table-cell>
        </table:table-row>
        <table:table-row table:style-name="ro1">
          <table:table-cell office:value-type="float" office:value="22.8" calcext:value-type="float">
            <text:p>22.8</text:p>
          </table:table-cell>
          <table:table-cell office:value-type="float" office:value="0.0301436" calcext:value-type="float">
            <text:p>0.0301436</text:p>
          </table:table-cell>
          <table:table-cell office:value-type="float" office:value="0.242615" calcext:value-type="float">
            <text:p>0.242615</text:p>
          </table:table-cell>
          <table:table-cell office:value-type="float" office:value="999.727" calcext:value-type="float">
            <text:p>999.727</text:p>
          </table:table-cell>
        </table:table-row>
        <table:table-row table:style-name="ro1">
          <table:table-cell office:value-type="float" office:value="22.9" calcext:value-type="float">
            <text:p>22.9</text:p>
          </table:table-cell>
          <table:table-cell office:value-type="float" office:value="0.0286584" calcext:value-type="float">
            <text:p>0.0286584</text:p>
          </table:table-cell>
          <table:table-cell office:value-type="float" office:value="0.242612" calcext:value-type="float">
            <text:p>0.242612</text:p>
          </table:table-cell>
          <table:table-cell office:value-type="float" office:value="999.729" calcext:value-type="float">
            <text:p>999.72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0272463" calcext:value-type="float">
            <text:p>0.0272463</text:p>
          </table:table-cell>
          <table:table-cell office:value-type="float" office:value="0.242609" calcext:value-type="float">
            <text:p>0.242609</text:p>
          </table:table-cell>
          <table:table-cell office:value-type="float" office:value="999.73" calcext:value-type="float">
            <text:p>999.73</text:p>
          </table:table-cell>
        </table:table-row>
        <table:table-row table:style-name="ro1">
          <table:table-cell office:value-type="float" office:value="23.1" calcext:value-type="float">
            <text:p>23.1</text:p>
          </table:table-cell>
          <table:table-cell office:value-type="float" office:value="0.0259039" calcext:value-type="float">
            <text:p>0.0259039</text:p>
          </table:table-cell>
          <table:table-cell office:value-type="float" office:value="0.242606" calcext:value-type="float">
            <text:p>0.242606</text:p>
          </table:table-cell>
          <table:table-cell office:value-type="float" office:value="999.731" calcext:value-type="float">
            <text:p>999.731</text:p>
          </table:table-cell>
        </table:table-row>
        <table:table-row table:style-name="ro1">
          <table:table-cell office:value-type="float" office:value="23.2" calcext:value-type="float">
            <text:p>23.2</text:p>
          </table:table-cell>
          <table:table-cell office:value-type="float" office:value="0.0246276" calcext:value-type="float">
            <text:p>0.0246276</text:p>
          </table:table-cell>
          <table:table-cell office:value-type="float" office:value="0.242604" calcext:value-type="float">
            <text:p>0.242604</text:p>
          </table:table-cell>
          <table:table-cell office:value-type="float" office:value="999.733" calcext:value-type="float">
            <text:p>999.733</text:p>
          </table:table-cell>
        </table:table-row>
        <table:table-row table:style-name="ro1">
          <table:table-cell office:value-type="float" office:value="23.3" calcext:value-type="float">
            <text:p>23.3</text:p>
          </table:table-cell>
          <table:table-cell office:value-type="float" office:value="0.0234142" calcext:value-type="float">
            <text:p>0.0234142</text:p>
          </table:table-cell>
          <table:table-cell office:value-type="float" office:value="0.242602" calcext:value-type="float">
            <text:p>0.242602</text:p>
          </table:table-cell>
          <table:table-cell office:value-type="float" office:value="999.734" calcext:value-type="float">
            <text:p>999.734</text:p>
          </table:table-cell>
        </table:table-row>
        <table:table-row table:style-name="ro1">
          <table:table-cell office:value-type="float" office:value="23.4" calcext:value-type="float">
            <text:p>23.4</text:p>
          </table:table-cell>
          <table:table-cell office:value-type="float" office:value="0.0222605" calcext:value-type="float">
            <text:p>0.0222605</text:p>
          </table:table-cell>
          <table:table-cell office:value-type="float" office:value="0.242599" calcext:value-type="float">
            <text:p>0.242599</text:p>
          </table:table-cell>
          <table:table-cell office:value-type="float" office:value="999.735" calcext:value-type="float">
            <text:p>999.735</text:p>
          </table:table-cell>
        </table:table-row>
        <table:table-row table:style-name="ro1">
          <table:table-cell office:value-type="float" office:value="23.5" calcext:value-type="float">
            <text:p>23.5</text:p>
          </table:table-cell>
          <table:table-cell office:value-type="float" office:value="0.0211637" calcext:value-type="float">
            <text:p>0.0211637</text:p>
          </table:table-cell>
          <table:table-cell office:value-type="float" office:value="0.242597" calcext:value-type="float">
            <text:p>0.242597</text:p>
          </table:table-cell>
          <table:table-cell office:value-type="float" office:value="999.736" calcext:value-type="float">
            <text:p>999.736</text:p>
          </table:table-cell>
        </table:table-row>
        <table:table-row table:style-name="ro1">
          <table:table-cell office:value-type="float" office:value="23.6" calcext:value-type="float">
            <text:p>23.6</text:p>
          </table:table-cell>
          <table:table-cell office:value-type="float" office:value="0.020121" calcext:value-type="float">
            <text:p>0.020121</text:p>
          </table:table-cell>
          <table:table-cell office:value-type="float" office:value="0.242595" calcext:value-type="float">
            <text:p>0.242595</text:p>
          </table:table-cell>
          <table:table-cell office:value-type="float" office:value="999.737" calcext:value-type="float">
            <text:p>999.737</text:p>
          </table:table-cell>
        </table:table-row>
        <table:table-row table:style-name="ro1">
          <table:table-cell office:value-type="float" office:value="23.7" calcext:value-type="float">
            <text:p>23.7</text:p>
          </table:table-cell>
          <table:table-cell office:value-type="float" office:value="0.0191296" calcext:value-type="float">
            <text:p>0.0191296</text:p>
          </table:table-cell>
          <table:table-cell office:value-type="float" office:value="0.242593" calcext:value-type="float">
            <text:p>0.242593</text:p>
          </table:table-cell>
          <table:table-cell office:value-type="float" office:value="999.738" calcext:value-type="float">
            <text:p>999.738</text:p>
          </table:table-cell>
        </table:table-row>
        <table:table-row table:style-name="ro1">
          <table:table-cell office:value-type="float" office:value="23.8" calcext:value-type="float">
            <text:p>23.8</text:p>
          </table:table-cell>
          <table:table-cell office:value-type="float" office:value="0.0181871" calcext:value-type="float">
            <text:p>0.0181871</text:p>
          </table:table-cell>
          <table:table-cell office:value-type="float" office:value="0.242591" calcext:value-type="float">
            <text:p>0.242591</text:p>
          </table:table-cell>
          <table:table-cell office:value-type="float" office:value="999.739" calcext:value-type="float">
            <text:p>999.739</text:p>
          </table:table-cell>
        </table:table-row>
        <table:table-row table:style-name="ro1">
          <table:table-cell office:value-type="float" office:value="23.9" calcext:value-type="float">
            <text:p>23.9</text:p>
          </table:table-cell>
          <table:table-cell office:value-type="float" office:value="0.017291" calcext:value-type="float">
            <text:p>0.017291</text:p>
          </table:table-cell>
          <table:table-cell office:value-type="float" office:value="0.24259" calcext:value-type="float">
            <text:p>0.24259</text:p>
          </table:table-cell>
          <table:table-cell office:value-type="float" office:value="999.74" calcext:value-type="float">
            <text:p>999.7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16439" calcext:value-type="float">
            <text:p>0.016439</text:p>
          </table:table-cell>
          <table:table-cell office:value-type="float" office:value="0.242588" calcext:value-type="float">
            <text:p>0.242588</text:p>
          </table:table-cell>
          <table:table-cell office:value-type="float" office:value="999.741" calcext:value-type="float">
            <text:p>999.741</text:p>
          </table:table-cell>
        </table:table-row>
        <table:table-row table:style-name="ro1">
          <table:table-cell office:value-type="float" office:value="24.1" calcext:value-type="float">
            <text:p>24.1</text:p>
          </table:table-cell>
          <table:table-cell office:value-type="float" office:value="0.0156291" calcext:value-type="float">
            <text:p>0.0156291</text:p>
          </table:table-cell>
          <table:table-cell office:value-type="float" office:value="0.242586" calcext:value-type="float">
            <text:p>0.242586</text:p>
          </table:table-cell>
          <table:table-cell office:value-type="float" office:value="999.742" calcext:value-type="float">
            <text:p>999.742</text:p>
          </table:table-cell>
        </table:table-row>
        <table:table-row table:style-name="ro1">
          <table:table-cell office:value-type="float" office:value="24.2" calcext:value-type="float">
            <text:p>24.2</text:p>
          </table:table-cell>
          <table:table-cell office:value-type="float" office:value="0.014859" calcext:value-type="float">
            <text:p>0.014859</text:p>
          </table:table-cell>
          <table:table-cell office:value-type="float" office:value="0.242585" calcext:value-type="float">
            <text:p>0.242585</text:p>
          </table:table-cell>
          <table:table-cell office:value-type="float" office:value="999.743" calcext:value-type="float">
            <text:p>999.743</text:p>
          </table:table-cell>
        </table:table-row>
        <table:table-row table:style-name="ro1">
          <table:table-cell office:value-type="float" office:value="24.3" calcext:value-type="float">
            <text:p>24.3</text:p>
          </table:table-cell>
          <table:table-cell office:value-type="float" office:value="0.0141269" calcext:value-type="float">
            <text:p>0.0141269</text:p>
          </table:table-cell>
          <table:table-cell office:value-type="float" office:value="0.242584" calcext:value-type="float">
            <text:p>0.242584</text:p>
          </table:table-cell>
          <table:table-cell office:value-type="float" office:value="999.743" calcext:value-type="float">
            <text:p>999.743</text:p>
          </table:table-cell>
        </table:table-row>
        <table:table-row table:style-name="ro1">
          <table:table-cell office:value-type="float" office:value="24.4" calcext:value-type="float">
            <text:p>24.4</text:p>
          </table:table-cell>
          <table:table-cell office:value-type="float" office:value="0.0134308" calcext:value-type="float">
            <text:p>0.0134308</text:p>
          </table:table-cell>
          <table:table-cell office:value-type="float" office:value="0.242582" calcext:value-type="float">
            <text:p>0.242582</text:p>
          </table:table-cell>
          <table:table-cell office:value-type="float" office:value="999.744" calcext:value-type="float">
            <text:p>999.744</text:p>
          </table:table-cell>
        </table:table-row>
        <table:table-row table:style-name="ro1">
          <table:table-cell office:value-type="float" office:value="24.5" calcext:value-type="float">
            <text:p>24.5</text:p>
          </table:table-cell>
          <table:table-cell office:value-type="float" office:value="0.0127691" calcext:value-type="float">
            <text:p>0.0127691</text:p>
          </table:table-cell>
          <table:table-cell office:value-type="float" office:value="0.242581" calcext:value-type="float">
            <text:p>0.242581</text:p>
          </table:table-cell>
          <table:table-cell office:value-type="float" office:value="999.745" calcext:value-type="float">
            <text:p>999.745</text:p>
          </table:table-cell>
        </table:table-row>
        <table:table-row table:style-name="ro1">
          <table:table-cell office:value-type="float" office:value="24.6" calcext:value-type="float">
            <text:p>24.6</text:p>
          </table:table-cell>
          <table:table-cell office:value-type="float" office:value="0.0121399" calcext:value-type="float">
            <text:p>0.0121399</text:p>
          </table:table-cell>
          <table:table-cell office:value-type="float" office:value="0.24258" calcext:value-type="float">
            <text:p>0.24258</text:p>
          </table:table-cell>
          <table:table-cell office:value-type="float" office:value="999.745" calcext:value-type="float">
            <text:p>999.745</text:p>
          </table:table-cell>
        </table:table-row>
        <table:table-row table:style-name="ro1">
          <table:table-cell office:value-type="float" office:value="24.7" calcext:value-type="float">
            <text:p>24.7</text:p>
          </table:table-cell>
          <table:table-cell office:value-type="float" office:value="0.0115418" calcext:value-type="float">
            <text:p>0.0115418</text:p>
          </table:table-cell>
          <table:table-cell office:value-type="float" office:value="0.242578" calcext:value-type="float">
            <text:p>0.242578</text:p>
          </table:table-cell>
          <table:table-cell office:value-type="float" office:value="999.746" calcext:value-type="float">
            <text:p>999.746</text:p>
          </table:table-cell>
        </table:table-row>
        <table:table-row table:style-name="ro1">
          <table:table-cell office:value-type="float" office:value="24.8" calcext:value-type="float">
            <text:p>24.8</text:p>
          </table:table-cell>
          <table:table-cell office:value-type="float" office:value="0.0109731" calcext:value-type="float">
            <text:p>0.0109731</text:p>
          </table:table-cell>
          <table:table-cell office:value-type="float" office:value="0.242577" calcext:value-type="float">
            <text:p>0.242577</text:p>
          </table:table-cell>
          <table:table-cell office:value-type="float" office:value="999.746" calcext:value-type="float">
            <text:p>999.746</text:p>
          </table:table-cell>
        </table:table-row>
        <table:table-row table:style-name="ro1">
          <table:table-cell office:value-type="float" office:value="24.9" calcext:value-type="float">
            <text:p>24.9</text:p>
          </table:table-cell>
          <table:table-cell office:value-type="float" office:value="0.0104325" calcext:value-type="float">
            <text:p>0.0104325</text:p>
          </table:table-cell>
          <table:table-cell office:value-type="float" office:value="0.242576" calcext:value-type="float">
            <text:p>0.242576</text:p>
          </table:table-cell>
          <table:table-cell office:value-type="float" office:value="999.747" calcext:value-type="float">
            <text:p>999.74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0991846" calcext:value-type="float">
            <text:p>0.00991846</text:p>
          </table:table-cell>
          <table:table-cell office:value-type="float" office:value="0.242575" calcext:value-type="float">
            <text:p>0.242575</text:p>
          </table:table-cell>
          <table:table-cell office:value-type="float" office:value="999.748" calcext:value-type="float">
            <text:p>999.748</text:p>
          </table:table-cell>
        </table:table-row>
        <table:table-row table:style-name="ro1">
          <table:table-cell office:value-type="float" office:value="25.1" calcext:value-type="float">
            <text:p>25.1</text:p>
          </table:table-cell>
          <table:table-cell office:value-type="float" office:value="0.00942976" calcext:value-type="float">
            <text:p>0.00942976</text:p>
          </table:table-cell>
          <table:table-cell office:value-type="float" office:value="0.242574" calcext:value-type="float">
            <text:p>0.242574</text:p>
          </table:table-cell>
          <table:table-cell office:value-type="float" office:value="999.748" calcext:value-type="float">
            <text:p>999.748</text:p>
          </table:table-cell>
        </table:table-row>
        <table:table-row table:style-name="ro1">
          <table:table-cell office:value-type="float" office:value="25.2" calcext:value-type="float">
            <text:p>25.2</text:p>
          </table:table-cell>
          <table:table-cell office:value-type="float" office:value="0.00896515" calcext:value-type="float">
            <text:p>0.00896515</text:p>
          </table:table-cell>
          <table:table-cell office:value-type="float" office:value="0.242573" calcext:value-type="float">
            <text:p>0.242573</text:p>
          </table:table-cell>
          <table:table-cell office:value-type="float" office:value="999.748" calcext:value-type="float">
            <text:p>999.748</text:p>
          </table:table-cell>
        </table:table-row>
        <table:table-row table:style-name="ro1">
          <table:table-cell office:value-type="float" office:value="25.3" calcext:value-type="float">
            <text:p>25.3</text:p>
          </table:table-cell>
          <table:table-cell office:value-type="float" office:value="0.00852343" calcext:value-type="float">
            <text:p>0.00852343</text:p>
          </table:table-cell>
          <table:table-cell office:value-type="float" office:value="0.242573" calcext:value-type="float">
            <text:p>0.242573</text:p>
          </table:table-cell>
          <table:table-cell office:value-type="float" office:value="999.749" calcext:value-type="float">
            <text:p>999.749</text:p>
          </table:table-cell>
        </table:table-row>
        <table:table-row table:style-name="ro1">
          <table:table-cell office:value-type="float" office:value="25.4" calcext:value-type="float">
            <text:p>25.4</text:p>
          </table:table-cell>
          <table:table-cell office:value-type="float" office:value="0.00810347" calcext:value-type="float">
            <text:p>0.00810347</text:p>
          </table:table-cell>
          <table:table-cell office:value-type="float" office:value="0.242572" calcext:value-type="float">
            <text:p>0.242572</text:p>
          </table:table-cell>
          <table:table-cell office:value-type="float" office:value="999.749" calcext:value-type="float">
            <text:p>999.749</text:p>
          </table:table-cell>
        </table:table-row>
        <table:table-row table:style-name="ro1">
          <table:table-cell office:value-type="float" office:value="25.5" calcext:value-type="float">
            <text:p>25.5</text:p>
          </table:table-cell>
          <table:table-cell office:value-type="float" office:value="0.00770421" calcext:value-type="float">
            <text:p>0.00770421</text:p>
          </table:table-cell>
          <table:table-cell office:value-type="float" office:value="0.242571" calcext:value-type="float">
            <text:p>0.242571</text:p>
          </table:table-cell>
          <table:table-cell office:value-type="float" office:value="999.75" calcext:value-type="float">
            <text:p>999.75</text:p>
          </table:table-cell>
        </table:table-row>
        <table:table-row table:style-name="ro1">
          <table:table-cell office:value-type="float" office:value="25.6" calcext:value-type="float">
            <text:p>25.6</text:p>
          </table:table-cell>
          <table:table-cell office:value-type="float" office:value="0.00732461" calcext:value-type="float">
            <text:p>0.00732461</text:p>
          </table:table-cell>
          <table:table-cell office:value-type="float" office:value="0.24257" calcext:value-type="float">
            <text:p>0.24257</text:p>
          </table:table-cell>
          <table:table-cell office:value-type="float" office:value="999.75" calcext:value-type="float">
            <text:p>999.75</text:p>
          </table:table-cell>
        </table:table-row>
        <table:table-row table:style-name="ro1">
          <table:table-cell office:value-type="float" office:value="25.7" calcext:value-type="float">
            <text:p>25.7</text:p>
          </table:table-cell>
          <table:table-cell office:value-type="float" office:value="0.00696372" calcext:value-type="float">
            <text:p>0.00696372</text:p>
          </table:table-cell>
          <table:table-cell office:value-type="float" office:value="0.24257" calcext:value-type="float">
            <text:p>0.24257</text:p>
          </table:table-cell>
          <table:table-cell office:value-type="float" office:value="999.75" calcext:value-type="float">
            <text:p>999.75</text:p>
          </table:table-cell>
        </table:table-row>
        <table:table-row table:style-name="ro1">
          <table:table-cell office:value-type="float" office:value="25.8" calcext:value-type="float">
            <text:p>25.8</text:p>
          </table:table-cell>
          <table:table-cell office:value-type="float" office:value="0.00662062" calcext:value-type="float">
            <text:p>0.00662062</text:p>
          </table:table-cell>
          <table:table-cell office:value-type="float" office:value="0.242569" calcext:value-type="float">
            <text:p>0.242569</text:p>
          </table:table-cell>
          <table:table-cell office:value-type="float" office:value="999.751" calcext:value-type="float">
            <text:p>999.751</text:p>
          </table:table-cell>
        </table:table-row>
        <table:table-row table:style-name="ro1">
          <table:table-cell office:value-type="float" office:value="25.9" calcext:value-type="float">
            <text:p>25.9</text:p>
          </table:table-cell>
          <table:table-cell office:value-type="float" office:value="0.00629441" calcext:value-type="float">
            <text:p>0.00629441</text:p>
          </table:table-cell>
          <table:table-cell office:value-type="float" office:value="0.242568" calcext:value-type="float">
            <text:p>0.242568</text:p>
          </table:table-cell>
          <table:table-cell office:value-type="float" office:value="999.751" calcext:value-type="float">
            <text:p>999.75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00598428" calcext:value-type="float">
            <text:p>0.00598428</text:p>
          </table:table-cell>
          <table:table-cell office:value-type="float" office:value="0.242568" calcext:value-type="float">
            <text:p>0.242568</text:p>
          </table:table-cell>
          <table:table-cell office:value-type="float" office:value="999.751" calcext:value-type="float">
            <text:p>999.751</text:p>
          </table:table-cell>
        </table:table-row>
        <table:table-row table:style-name="ro1">
          <table:table-cell office:value-type="float" office:value="26.1" calcext:value-type="float">
            <text:p>26.1</text:p>
          </table:table-cell>
          <table:table-cell office:value-type="float" office:value="0.00568943" calcext:value-type="float">
            <text:p>0.00568943</text:p>
          </table:table-cell>
          <table:table-cell office:value-type="float" office:value="0.242567" calcext:value-type="float">
            <text:p>0.242567</text:p>
          </table:table-cell>
          <table:table-cell office:value-type="float" office:value="999.752" calcext:value-type="float">
            <text:p>999.752</text:p>
          </table:table-cell>
        </table:table-row>
        <table:table-row table:style-name="ro1">
          <table:table-cell office:value-type="float" office:value="26.2" calcext:value-type="float">
            <text:p>26.2</text:p>
          </table:table-cell>
          <table:table-cell office:value-type="float" office:value="0.00540911" calcext:value-type="float">
            <text:p>0.00540911</text:p>
          </table:table-cell>
          <table:table-cell office:value-type="float" office:value="0.242567" calcext:value-type="float">
            <text:p>0.242567</text:p>
          </table:table-cell>
          <table:table-cell office:value-type="float" office:value="999.752" calcext:value-type="float">
            <text:p>999.752</text:p>
          </table:table-cell>
        </table:table-row>
        <table:table-row table:style-name="ro1">
          <table:table-cell office:value-type="float" office:value="26.3" calcext:value-type="float">
            <text:p>26.3</text:p>
          </table:table-cell>
          <table:table-cell office:value-type="float" office:value="0.00514259" calcext:value-type="float">
            <text:p>0.00514259</text:p>
          </table:table-cell>
          <table:table-cell office:value-type="float" office:value="0.242566" calcext:value-type="float">
            <text:p>0.242566</text:p>
          </table:table-cell>
          <table:table-cell office:value-type="float" office:value="999.752" calcext:value-type="float">
            <text:p>999.752</text:p>
          </table:table-cell>
        </table:table-row>
        <table:table-row table:style-name="ro1">
          <table:table-cell office:value-type="float" office:value="26.4" calcext:value-type="float">
            <text:p>26.4</text:p>
          </table:table-cell>
          <table:table-cell office:value-type="float" office:value="0.00488921" calcext:value-type="float">
            <text:p>0.00488921</text:p>
          </table:table-cell>
          <table:table-cell office:value-type="float" office:value="0.242566" calcext:value-type="float">
            <text:p>0.242566</text:p>
          </table:table-cell>
          <table:table-cell office:value-type="float" office:value="999.753" calcext:value-type="float">
            <text:p>999.753</text:p>
          </table:table-cell>
        </table:table-row>
        <table:table-row table:style-name="ro1">
          <table:table-cell office:value-type="float" office:value="26.5" calcext:value-type="float">
            <text:p>26.5</text:p>
          </table:table-cell>
          <table:table-cell office:value-type="float" office:value="0.00464832" calcext:value-type="float">
            <text:p>0.00464832</text:p>
          </table:table-cell>
          <table:table-cell office:value-type="float" office:value="0.242565" calcext:value-type="float">
            <text:p>0.242565</text:p>
          </table:table-cell>
          <table:table-cell office:value-type="float" office:value="999.753" calcext:value-type="float">
            <text:p>999.753</text:p>
          </table:table-cell>
        </table:table-row>
        <table:table-row table:style-name="ro1">
          <table:table-cell office:value-type="float" office:value="26.6" calcext:value-type="float">
            <text:p>26.6</text:p>
          </table:table-cell>
          <table:table-cell office:value-type="float" office:value="0.00441929" calcext:value-type="float">
            <text:p>0.00441929</text:p>
          </table:table-cell>
          <table:table-cell office:value-type="float" office:value="0.242565" calcext:value-type="float">
            <text:p>0.242565</text:p>
          </table:table-cell>
          <table:table-cell office:value-type="float" office:value="999.753" calcext:value-type="float">
            <text:p>999.753</text:p>
          </table:table-cell>
        </table:table-row>
        <table:table-row table:style-name="ro1">
          <table:table-cell office:value-type="float" office:value="26.7" calcext:value-type="float">
            <text:p>26.7</text:p>
          </table:table-cell>
          <table:table-cell office:value-type="float" office:value="0.00420155" calcext:value-type="float">
            <text:p>0.00420155</text:p>
          </table:table-cell>
          <table:table-cell office:value-type="float" office:value="0.242564" calcext:value-type="float">
            <text:p>0.242564</text:p>
          </table:table-cell>
          <table:table-cell office:value-type="float" office:value="999.753" calcext:value-type="float">
            <text:p>999.753</text:p>
          </table:table-cell>
        </table:table-row>
        <table:table-row table:style-name="ro1">
          <table:table-cell office:value-type="float" office:value="26.8" calcext:value-type="float">
            <text:p>26.8</text:p>
          </table:table-cell>
          <table:table-cell office:value-type="float" office:value="0.00399453" calcext:value-type="float">
            <text:p>0.00399453</text:p>
          </table:table-cell>
          <table:table-cell office:value-type="float" office:value="0.242564" calcext:value-type="float">
            <text:p>0.242564</text:p>
          </table:table-cell>
          <table:table-cell office:value-type="float" office:value="999.753" calcext:value-type="float">
            <text:p>999.753</text:p>
          </table:table-cell>
        </table:table-row>
        <table:table-row table:style-name="ro1">
          <table:table-cell office:value-type="float" office:value="26.9" calcext:value-type="float">
            <text:p>26.9</text:p>
          </table:table-cell>
          <table:table-cell office:value-type="float" office:value="0.00379772" calcext:value-type="float">
            <text:p>0.00379772</text:p>
          </table:table-cell>
          <table:table-cell office:value-type="float" office:value="0.242563" calcext:value-type="float">
            <text:p>0.242563</text:p>
          </table:table-cell>
          <table:table-cell office:value-type="float" office:value="999.754" calcext:value-type="float">
            <text:p>999.75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0036106" calcext:value-type="float">
            <text:p>0.0036106</text:p>
          </table:table-cell>
          <table:table-cell office:value-type="float" office:value="0.242563" calcext:value-type="float">
            <text:p>0.242563</text:p>
          </table:table-cell>
          <table:table-cell office:value-type="float" office:value="999.754" calcext:value-type="float">
            <text:p>999.754</text:p>
          </table:table-cell>
        </table:table-row>
        <table:table-row table:style-name="ro1">
          <table:table-cell office:value-type="float" office:value="27.1" calcext:value-type="float">
            <text:p>27.1</text:p>
          </table:table-cell>
          <table:table-cell office:value-type="float" office:value="0.00343271" calcext:value-type="float">
            <text:p>0.00343271</text:p>
          </table:table-cell>
          <table:table-cell office:value-type="float" office:value="0.242563" calcext:value-type="float">
            <text:p>0.242563</text:p>
          </table:table-cell>
          <table:table-cell office:value-type="float" office:value="999.754" calcext:value-type="float">
            <text:p>999.754</text:p>
          </table:table-cell>
        </table:table-row>
        <table:table-row table:style-name="ro1">
          <table:table-cell office:value-type="float" office:value="27.2" calcext:value-type="float">
            <text:p>27.2</text:p>
          </table:table-cell>
          <table:table-cell office:value-type="float" office:value="0.00326357" calcext:value-type="float">
            <text:p>0.00326357</text:p>
          </table:table-cell>
          <table:table-cell office:value-type="float" office:value="0.242562" calcext:value-type="float">
            <text:p>0.242562</text:p>
          </table:table-cell>
          <table:table-cell office:value-type="float" office:value="999.754" calcext:value-type="float">
            <text:p>999.754</text:p>
          </table:table-cell>
        </table:table-row>
        <table:table-row table:style-name="ro1">
          <table:table-cell office:value-type="float" office:value="27.3" calcext:value-type="float">
            <text:p>27.3</text:p>
          </table:table-cell>
          <table:table-cell office:value-type="float" office:value="0.00310277" calcext:value-type="float">
            <text:p>0.00310277</text:p>
          </table:table-cell>
          <table:table-cell office:value-type="float" office:value="0.242562" calcext:value-type="float">
            <text:p>0.242562</text:p>
          </table:table-cell>
          <table:table-cell office:value-type="float" office:value="999.754" calcext:value-type="float">
            <text:p>999.754</text:p>
          </table:table-cell>
        </table:table-row>
        <table:table-row table:style-name="ro1">
          <table:table-cell office:value-type="float" office:value="27.4" calcext:value-type="float">
            <text:p>27.4</text:p>
          </table:table-cell>
          <table:table-cell office:value-type="float" office:value="0.0029499" calcext:value-type="float">
            <text:p>0.0029499</text:p>
          </table:table-cell>
          <table:table-cell office:value-type="float" office:value="0.242562" calcext:value-type="float">
            <text:p>0.242562</text:p>
          </table:table-cell>
          <table:table-cell office:value-type="float" office:value="999.754" calcext:value-type="float">
            <text:p>999.754</text:p>
          </table:table-cell>
        </table:table-row>
        <table:table-row table:style-name="ro1">
          <table:table-cell office:value-type="float" office:value="27.5" calcext:value-type="float">
            <text:p>27.5</text:p>
          </table:table-cell>
          <table:table-cell office:value-type="float" office:value="0.00280455" calcext:value-type="float">
            <text:p>0.00280455</text:p>
          </table:table-cell>
          <table:table-cell office:value-type="float" office:value="0.242561" calcext:value-type="float">
            <text:p>0.242561</text:p>
          </table:table-cell>
          <table:table-cell office:value-type="float" office:value="999.755" calcext:value-type="float">
            <text:p>999.755</text:p>
          </table:table-cell>
        </table:table-row>
        <table:table-row table:style-name="ro1">
          <table:table-cell office:value-type="float" office:value="27.6" calcext:value-type="float">
            <text:p>27.6</text:p>
          </table:table-cell>
          <table:table-cell office:value-type="float" office:value="0.00266637" calcext:value-type="float">
            <text:p>0.00266637</text:p>
          </table:table-cell>
          <table:table-cell office:value-type="float" office:value="0.242561" calcext:value-type="float">
            <text:p>0.242561</text:p>
          </table:table-cell>
          <table:table-cell office:value-type="float" office:value="999.755" calcext:value-type="float">
            <text:p>999.755</text:p>
          </table:table-cell>
        </table:table-row>
        <table:table-row table:style-name="ro1">
          <table:table-cell office:value-type="float" office:value="27.7" calcext:value-type="float">
            <text:p>27.7</text:p>
          </table:table-cell>
          <table:table-cell office:value-type="float" office:value="0.002535" calcext:value-type="float">
            <text:p>0.002535</text:p>
          </table:table-cell>
          <table:table-cell office:value-type="float" office:value="0.242561" calcext:value-type="float">
            <text:p>0.242561</text:p>
          </table:table-cell>
          <table:table-cell office:value-type="float" office:value="999.755" calcext:value-type="float">
            <text:p>999.755</text:p>
          </table:table-cell>
        </table:table-row>
        <table:table-row table:style-name="ro1">
          <table:table-cell office:value-type="float" office:value="27.8" calcext:value-type="float">
            <text:p>27.8</text:p>
          </table:table-cell>
          <table:table-cell office:value-type="float" office:value="0.00241009" calcext:value-type="float">
            <text:p>0.00241009</text:p>
          </table:table-cell>
          <table:table-cell office:value-type="float" office:value="0.242561" calcext:value-type="float">
            <text:p>0.242561</text:p>
          </table:table-cell>
          <table:table-cell office:value-type="float" office:value="999.755" calcext:value-type="float">
            <text:p>999.755</text:p>
          </table:table-cell>
        </table:table-row>
        <table:table-row table:style-name="ro1">
          <table:table-cell office:value-type="float" office:value="27.9" calcext:value-type="float">
            <text:p>27.9</text:p>
          </table:table-cell>
          <table:table-cell office:value-type="float" office:value="0.00229135" calcext:value-type="float">
            <text:p>0.00229135</text:p>
          </table:table-cell>
          <table:table-cell office:value-type="float" office:value="0.24256" calcext:value-type="float">
            <text:p>0.24256</text:p>
          </table:table-cell>
          <table:table-cell office:value-type="float" office:value="999.755" calcext:value-type="float">
            <text:p>999.75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00217845" calcext:value-type="float">
            <text:p>0.00217845</text:p>
          </table:table-cell>
          <table:table-cell office:value-type="float" office:value="0.24256" calcext:value-type="float">
            <text:p>0.24256</text:p>
          </table:table-cell>
          <table:table-cell office:value-type="float" office:value="999.755" calcext:value-type="float">
            <text:p>999.755</text:p>
          </table:table-cell>
        </table:table-row>
        <table:table-row table:style-name="ro1">
          <table:table-cell office:value-type="float" office:value="28.1" calcext:value-type="float">
            <text:p>28.1</text:p>
          </table:table-cell>
          <table:table-cell office:value-type="float" office:value="0.00207112" calcext:value-type="float">
            <text:p>0.00207112</text:p>
          </table:table-cell>
          <table:table-cell office:value-type="float" office:value="0.24256" calcext:value-type="float">
            <text:p>0.24256</text:p>
          </table:table-cell>
          <table:table-cell office:value-type="float" office:value="999.755" calcext:value-type="float">
            <text:p>999.755</text:p>
          </table:table-cell>
        </table:table-row>
        <table:table-row table:style-name="ro1">
          <table:table-cell office:value-type="float" office:value="28.2" calcext:value-type="float">
            <text:p>28.2</text:p>
          </table:table-cell>
          <table:table-cell office:value-type="float" office:value="0.00196907" calcext:value-type="float">
            <text:p>0.00196907</text:p>
          </table:table-cell>
          <table:table-cell office:value-type="float" office:value="0.24256" calcext:value-type="float">
            <text:p>0.24256</text:p>
          </table:table-cell>
          <table:table-cell office:value-type="float" office:value="999.755" calcext:value-type="float">
            <text:p>999.755</text:p>
          </table:table-cell>
        </table:table-row>
        <table:table-row table:style-name="ro1">
          <table:table-cell office:value-type="float" office:value="28.3" calcext:value-type="float">
            <text:p>28.3</text:p>
          </table:table-cell>
          <table:table-cell office:value-type="float" office:value="0.00187205" calcext:value-type="float">
            <text:p>0.00187205</text:p>
          </table:table-cell>
          <table:table-cell office:value-type="float" office:value="0.24256" calcext:value-type="float">
            <text:p>0.24256</text:p>
          </table:table-cell>
          <table:table-cell office:value-type="float" office:value="999.756" calcext:value-type="float">
            <text:p>999.756</text:p>
          </table:table-cell>
        </table:table-row>
        <table:table-row table:style-name="ro1">
          <table:table-cell office:value-type="float" office:value="28.4" calcext:value-type="float">
            <text:p>28.4</text:p>
          </table:table-cell>
          <table:table-cell office:value-type="float" office:value="0.00177981" calcext:value-type="float">
            <text:p>0.00177981</text:p>
          </table:table-cell>
          <table:table-cell office:value-type="float" office:value="0.24256" calcext:value-type="float">
            <text:p>0.24256</text:p>
          </table:table-cell>
          <table:table-cell office:value-type="float" office:value="999.756" calcext:value-type="float">
            <text:p>999.756</text:p>
          </table:table-cell>
        </table:table-row>
        <table:table-row table:style-name="ro1">
          <table:table-cell office:value-type="float" office:value="28.5" calcext:value-type="float">
            <text:p>28.5</text:p>
          </table:table-cell>
          <table:table-cell office:value-type="float" office:value="0.00169212" calcext:value-type="float">
            <text:p>0.00169212</text:p>
          </table:table-cell>
          <table:table-cell office:value-type="float" office:value="0.242559" calcext:value-type="float">
            <text:p>0.242559</text:p>
          </table:table-cell>
          <table:table-cell office:value-type="float" office:value="999.756" calcext:value-type="float">
            <text:p>999.756</text:p>
          </table:table-cell>
        </table:table-row>
        <table:table-row table:style-name="ro1">
          <table:table-cell office:value-type="float" office:value="28.6" calcext:value-type="float">
            <text:p>28.6</text:p>
          </table:table-cell>
          <table:table-cell office:value-type="float" office:value="0.00160875" calcext:value-type="float">
            <text:p>0.00160875</text:p>
          </table:table-cell>
          <table:table-cell office:value-type="float" office:value="0.242559" calcext:value-type="float">
            <text:p>0.242559</text:p>
          </table:table-cell>
          <table:table-cell office:value-type="float" office:value="999.756" calcext:value-type="float">
            <text:p>999.756</text:p>
          </table:table-cell>
        </table:table-row>
        <table:table-row table:style-name="ro1">
          <table:table-cell office:value-type="float" office:value="28.7" calcext:value-type="float">
            <text:p>28.7</text:p>
          </table:table-cell>
          <table:table-cell office:value-type="float" office:value="0.00152948" calcext:value-type="float">
            <text:p>0.00152948</text:p>
          </table:table-cell>
          <table:table-cell office:value-type="float" office:value="0.242559" calcext:value-type="float">
            <text:p>0.242559</text:p>
          </table:table-cell>
          <table:table-cell office:value-type="float" office:value="999.756" calcext:value-type="float">
            <text:p>999.756</text:p>
          </table:table-cell>
        </table:table-row>
        <table:table-row table:style-name="ro1">
          <table:table-cell office:value-type="float" office:value="28.8" calcext:value-type="float">
            <text:p>28.8</text:p>
          </table:table-cell>
          <table:table-cell office:value-type="float" office:value="0.00145413" calcext:value-type="float">
            <text:p>0.00145413</text:p>
          </table:table-cell>
          <table:table-cell office:value-type="float" office:value="0.242559" calcext:value-type="float">
            <text:p>0.242559</text:p>
          </table:table-cell>
          <table:table-cell office:value-type="float" office:value="999.756" calcext:value-type="float">
            <text:p>999.756</text:p>
          </table:table-cell>
        </table:table-row>
        <table:table-row table:style-name="ro1">
          <table:table-cell office:value-type="float" office:value="28.9" calcext:value-type="float">
            <text:p>28.9</text:p>
          </table:table-cell>
          <table:table-cell office:value-type="float" office:value="0.00138248" calcext:value-type="float">
            <text:p>0.00138248</text:p>
          </table:table-cell>
          <table:table-cell office:value-type="float" office:value="0.242559" calcext:value-type="float">
            <text:p>0.242559</text:p>
          </table:table-cell>
          <table:table-cell office:value-type="float" office:value="999.756" calcext:value-type="float">
            <text:p>999.75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00131436" calcext:value-type="float">
            <text:p>0.00131436</text:p>
          </table:table-cell>
          <table:table-cell office:value-type="float" office:value="0.242559" calcext:value-type="float">
            <text:p>0.242559</text:p>
          </table:table-cell>
          <table:table-cell office:value-type="float" office:value="999.756" calcext:value-type="float">
            <text:p>999.756</text:p>
          </table:table-cell>
        </table:table-row>
        <table:table-row table:style-name="ro1">
          <table:table-cell office:value-type="float" office:value="29.1" calcext:value-type="float">
            <text:p>29.1</text:p>
          </table:table-cell>
          <table:table-cell office:value-type="float" office:value="0.0012496" calcext:value-type="float">
            <text:p>0.0012496</text:p>
          </table:table-cell>
          <table:table-cell office:value-type="float" office:value="0.242558" calcext:value-type="float">
            <text:p>0.242558</text:p>
          </table:table-cell>
          <table:table-cell office:value-type="float" office:value="999.756" calcext:value-type="float">
            <text:p>999.756</text:p>
          </table:table-cell>
        </table:table-row>
        <table:table-row table:style-name="ro1">
          <table:table-cell office:value-type="float" office:value="29.2" calcext:value-type="float">
            <text:p>29.2</text:p>
          </table:table-cell>
          <table:table-cell office:value-type="float" office:value="0.00118803" calcext:value-type="float">
            <text:p>0.00118803</text:p>
          </table:table-cell>
          <table:table-cell office:value-type="float" office:value="0.242558" calcext:value-type="float">
            <text:p>0.242558</text:p>
          </table:table-cell>
          <table:table-cell office:value-type="float" office:value="999.756" calcext:value-type="float">
            <text:p>999.756</text:p>
          </table:table-cell>
        </table:table-row>
        <table:table-row table:style-name="ro1">
          <table:table-cell office:value-type="float" office:value="29.3" calcext:value-type="float">
            <text:p>29.3</text:p>
          </table:table-cell>
          <table:table-cell office:value-type="float" office:value="0.0011295" calcext:value-type="float">
            <text:p>0.0011295</text:p>
          </table:table-cell>
          <table:table-cell office:value-type="float" office:value="0.242558" calcext:value-type="float">
            <text:p>0.242558</text:p>
          </table:table-cell>
          <table:table-cell office:value-type="float" office:value="999.756" calcext:value-type="float">
            <text:p>999.756</text:p>
          </table:table-cell>
        </table:table-row>
        <table:table-row table:style-name="ro1">
          <table:table-cell office:value-type="float" office:value="29.4" calcext:value-type="float">
            <text:p>29.4</text:p>
          </table:table-cell>
          <table:table-cell office:value-type="float" office:value="0.00107385" calcext:value-type="float">
            <text:p>0.00107385</text:p>
          </table:table-cell>
          <table:table-cell office:value-type="float" office:value="0.242558" calcext:value-type="float">
            <text:p>0.242558</text:p>
          </table:table-cell>
          <table:table-cell office:value-type="float" office:value="999.756" calcext:value-type="float">
            <text:p>999.756</text:p>
          </table:table-cell>
        </table:table-row>
        <table:table-row table:style-name="ro1">
          <table:table-cell office:value-type="float" office:value="29.5" calcext:value-type="float">
            <text:p>29.5</text:p>
          </table:table-cell>
          <table:table-cell office:value-type="float" office:value="0.00102094" calcext:value-type="float">
            <text:p>0.00102094</text:p>
          </table:table-cell>
          <table:table-cell office:value-type="float" office:value="0.242558" calcext:value-type="float">
            <text:p>0.242558</text:p>
          </table:table-cell>
          <table:table-cell office:value-type="float" office:value="999.756" calcext:value-type="float">
            <text:p>999.756</text:p>
          </table:table-cell>
        </table:table-row>
        <table:table-row table:style-name="ro1">
          <table:table-cell office:value-type="float" office:value="29.6" calcext:value-type="float">
            <text:p>29.6</text:p>
          </table:table-cell>
          <table:table-cell office:value-type="float" office:value="0.000970636" calcext:value-type="float">
            <text:p>0.000970636</text:p>
          </table:table-cell>
          <table:table-cell office:value-type="float" office:value="0.242558" calcext:value-type="float">
            <text:p>0.242558</text:p>
          </table:table-cell>
          <table:table-cell office:value-type="float" office:value="999.756" calcext:value-type="float">
            <text:p>999.756</text:p>
          </table:table-cell>
        </table:table-row>
        <table:table-row table:style-name="ro1">
          <table:table-cell office:value-type="float" office:value="29.7" calcext:value-type="float">
            <text:p>29.7</text:p>
          </table:table-cell>
          <table:table-cell office:value-type="float" office:value="0.000922812" calcext:value-type="float">
            <text:p>0.000922812</text:p>
          </table:table-cell>
          <table:table-cell office:value-type="float" office:value="0.242558" calcext:value-type="float">
            <text:p>0.242558</text:p>
          </table:table-cell>
          <table:table-cell office:value-type="float" office:value="999.757" calcext:value-type="float">
            <text:p>999.757</text:p>
          </table:table-cell>
        </table:table-row>
        <table:table-row table:style-name="ro1">
          <table:table-cell office:value-type="float" office:value="29.8" calcext:value-type="float">
            <text:p>29.8</text:p>
          </table:table-cell>
          <table:table-cell office:value-type="float" office:value="0.000877344" calcext:value-type="float">
            <text:p>0.000877344</text:p>
          </table:table-cell>
          <table:table-cell office:value-type="float" office:value="0.242558" calcext:value-type="float">
            <text:p>0.242558</text:p>
          </table:table-cell>
          <table:table-cell office:value-type="float" office:value="999.757" calcext:value-type="float">
            <text:p>999.757</text:p>
          </table:table-cell>
        </table:table-row>
        <table:table-row table:style-name="ro1">
          <table:table-cell office:value-type="float" office:value="29.9" calcext:value-type="float">
            <text:p>29.9</text:p>
          </table:table-cell>
          <table:table-cell office:value-type="float" office:value="0.000834116" calcext:value-type="float">
            <text:p>0.000834116</text:p>
          </table:table-cell>
          <table:table-cell office:value-type="float" office:value="0.242558" calcext:value-type="float">
            <text:p>0.242558</text:p>
          </table:table-cell>
          <table:table-cell office:value-type="float" office:value="999.757" calcext:value-type="float">
            <text:p>999.75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00793019" calcext:value-type="float">
            <text:p>0.000793019</text:p>
          </table:table-cell>
          <table:table-cell office:value-type="float" office:value="0.242558" calcext:value-type="float">
            <text:p>0.242558</text:p>
          </table:table-cell>
          <table:table-cell office:value-type="float" office:value="999.757" calcext:value-type="float">
            <text:p>999.757</text:p>
          </table:table-cell>
        </table:table-row>
        <table:table-row table:style-name="ro1">
          <table:table-cell office:value-type="float" office:value="30.1" calcext:value-type="float">
            <text:p>30.1</text:p>
          </table:table-cell>
          <table:table-cell office:value-type="float" office:value="0.000753946" calcext:value-type="float">
            <text:p>0.000753946</text:p>
          </table:table-cell>
          <table:table-cell office:value-type="float" office:value="0.242558" calcext:value-type="float">
            <text:p>0.242558</text:p>
          </table:table-cell>
          <table:table-cell office:value-type="float" office:value="999.757" calcext:value-type="float">
            <text:p>999.757</text:p>
          </table:table-cell>
        </table:table-row>
        <table:table-row table:style-name="ro1">
          <table:table-cell office:value-type="float" office:value="30.2" calcext:value-type="float">
            <text:p>30.2</text:p>
          </table:table-cell>
          <table:table-cell office:value-type="float" office:value="0.000716798" calcext:value-type="float">
            <text:p>0.000716798</text:p>
          </table:table-cell>
          <table:table-cell office:value-type="float" office:value="0.242557" calcext:value-type="float">
            <text:p>0.242557</text:p>
          </table:table-cell>
          <table:table-cell office:value-type="float" office:value="999.757" calcext:value-type="float">
            <text:p>999.757</text:p>
          </table:table-cell>
        </table:table-row>
        <table:table-row table:style-name="ro1">
          <table:table-cell office:value-type="float" office:value="30.3" calcext:value-type="float">
            <text:p>30.3</text:p>
          </table:table-cell>
          <table:table-cell office:value-type="float" office:value="0.000681481" calcext:value-type="float">
            <text:p>0.000681481</text:p>
          </table:table-cell>
          <table:table-cell office:value-type="float" office:value="0.242557" calcext:value-type="float">
            <text:p>0.242557</text:p>
          </table:table-cell>
          <table:table-cell office:value-type="float" office:value="999.757" calcext:value-type="float">
            <text:p>999.757</text:p>
          </table:table-cell>
        </table:table-row>
        <table:table-row table:style-name="ro1">
          <table:table-cell office:value-type="float" office:value="30.4" calcext:value-type="float">
            <text:p>30.4</text:p>
          </table:table-cell>
          <table:table-cell office:value-type="float" office:value="0.000647904" calcext:value-type="float">
            <text:p>0.000647904</text:p>
          </table:table-cell>
          <table:table-cell office:value-type="float" office:value="0.242557" calcext:value-type="float">
            <text:p>0.242557</text:p>
          </table:table-cell>
          <table:table-cell office:value-type="float" office:value="999.757" calcext:value-type="float">
            <text:p>999.757</text:p>
          </table:table-cell>
        </table:table-row>
        <table:table-row table:style-name="ro1">
          <table:table-cell office:value-type="float" office:value="30.5" calcext:value-type="float">
            <text:p>30.5</text:p>
          </table:table-cell>
          <table:table-cell office:value-type="float" office:value="0.000615981" calcext:value-type="float">
            <text:p>0.000615981</text:p>
          </table:table-cell>
          <table:table-cell office:value-type="float" office:value="0.242557" calcext:value-type="float">
            <text:p>0.242557</text:p>
          </table:table-cell>
          <table:table-cell office:value-type="float" office:value="999.757" calcext:value-type="float">
            <text:p>999.757</text:p>
          </table:table-cell>
        </table:table-row>
        <table:table-row table:style-name="ro1">
          <table:table-cell office:value-type="float" office:value="30.6" calcext:value-type="float">
            <text:p>30.6</text:p>
          </table:table-cell>
          <table:table-cell office:value-type="float" office:value="0.000585631" calcext:value-type="float">
            <text:p>0.000585631</text:p>
          </table:table-cell>
          <table:table-cell office:value-type="float" office:value="0.242557" calcext:value-type="float">
            <text:p>0.242557</text:p>
          </table:table-cell>
          <table:table-cell office:value-type="float" office:value="999.757" calcext:value-type="float">
            <text:p>999.757</text:p>
          </table:table-cell>
        </table:table-row>
        <table:table-row table:style-name="ro1">
          <table:table-cell office:value-type="float" office:value="30.7" calcext:value-type="float">
            <text:p>30.7</text:p>
          </table:table-cell>
          <table:table-cell office:value-type="float" office:value="0.000556776" calcext:value-type="float">
            <text:p>0.000556776</text:p>
          </table:table-cell>
          <table:table-cell office:value-type="float" office:value="0.242557" calcext:value-type="float">
            <text:p>0.242557</text:p>
          </table:table-cell>
          <table:table-cell office:value-type="float" office:value="999.757" calcext:value-type="float">
            <text:p>999.757</text:p>
          </table:table-cell>
        </table:table-row>
        <table:table-row table:style-name="ro1">
          <table:table-cell office:value-type="float" office:value="30.8" calcext:value-type="float">
            <text:p>30.8</text:p>
          </table:table-cell>
          <table:table-cell office:value-type="float" office:value="0.000529344" calcext:value-type="float">
            <text:p>0.000529344</text:p>
          </table:table-cell>
          <table:table-cell office:value-type="float" office:value="0.242557" calcext:value-type="float">
            <text:p>0.242557</text:p>
          </table:table-cell>
          <table:table-cell office:value-type="float" office:value="999.757" calcext:value-type="float">
            <text:p>999.757</text:p>
          </table:table-cell>
        </table:table-row>
        <table:table-row table:style-name="ro1">
          <table:table-cell office:value-type="float" office:value="30.9" calcext:value-type="float">
            <text:p>30.9</text:p>
          </table:table-cell>
          <table:table-cell office:value-type="float" office:value="0.000503262" calcext:value-type="float">
            <text:p>0.000503262</text:p>
          </table:table-cell>
          <table:table-cell office:value-type="float" office:value="0.242557" calcext:value-type="float">
            <text:p>0.242557</text:p>
          </table:table-cell>
          <table:table-cell office:value-type="float" office:value="999.757" calcext:value-type="float">
            <text:p>999.75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000478466" calcext:value-type="float">
            <text:p>0.000478466</text:p>
          </table:table-cell>
          <table:table-cell office:value-type="float" office:value="0.242557" calcext:value-type="float">
            <text:p>0.242557</text:p>
          </table:table-cell>
          <table:table-cell office:value-type="float" office:value="999.757" calcext:value-type="float">
            <text:p>999.757</text:p>
          </table:table-cell>
        </table:table-row>
        <table:table-row table:style-name="ro1">
          <table:table-cell office:value-type="float" office:value="31.1" calcext:value-type="float">
            <text:p>31.1</text:p>
          </table:table-cell>
          <table:table-cell office:value-type="float" office:value="0.000454892" calcext:value-type="float">
            <text:p>0.000454892</text:p>
          </table:table-cell>
          <table:table-cell office:value-type="float" office:value="0.242557" calcext:value-type="float">
            <text:p>0.242557</text:p>
          </table:table-cell>
          <table:table-cell office:value-type="float" office:value="999.757" calcext:value-type="float">
            <text:p>999.757</text:p>
          </table:table-cell>
        </table:table-row>
        <table:table-row table:style-name="ro1">
          <table:table-cell office:value-type="float" office:value="31.2" calcext:value-type="float">
            <text:p>31.2</text:p>
          </table:table-cell>
          <table:table-cell office:value-type="float" office:value="0.000432479" calcext:value-type="float">
            <text:p>0.000432479</text:p>
          </table:table-cell>
          <table:table-cell office:value-type="float" office:value="0.242557" calcext:value-type="float">
            <text:p>0.242557</text:p>
          </table:table-cell>
          <table:table-cell office:value-type="float" office:value="999.757" calcext:value-type="float">
            <text:p>999.757</text:p>
          </table:table-cell>
        </table:table-row>
        <table:table-row table:style-name="ro1">
          <table:table-cell office:value-type="float" office:value="31.3" calcext:value-type="float">
            <text:p>31.3</text:p>
          </table:table-cell>
          <table:table-cell office:value-type="float" office:value="0.00041117" calcext:value-type="float">
            <text:p>0.00041117</text:p>
          </table:table-cell>
          <table:table-cell office:value-type="float" office:value="0.242557" calcext:value-type="float">
            <text:p>0.242557</text:p>
          </table:table-cell>
          <table:table-cell office:value-type="float" office:value="999.757" calcext:value-type="float">
            <text:p>999.757</text:p>
          </table:table-cell>
        </table:table-row>
        <table:table-row table:style-name="ro1">
          <table:table-cell office:value-type="float" office:value="31.4" calcext:value-type="float">
            <text:p>31.4</text:p>
          </table:table-cell>
          <table:table-cell office:value-type="float" office:value="0.000390911" calcext:value-type="float">
            <text:p>0.000390911</text:p>
          </table:table-cell>
          <table:table-cell office:value-type="float" office:value="0.242557" calcext:value-type="float">
            <text:p>0.242557</text:p>
          </table:table-cell>
          <table:table-cell office:value-type="float" office:value="999.757" calcext:value-type="float">
            <text:p>999.757</text:p>
          </table:table-cell>
        </table:table-row>
        <table:table-row table:style-name="ro1">
          <table:table-cell office:value-type="float" office:value="31.5" calcext:value-type="float">
            <text:p>31.5</text:p>
          </table:table-cell>
          <table:table-cell office:value-type="float" office:value="0.000371651" calcext:value-type="float">
            <text:p>0.000371651</text:p>
          </table:table-cell>
          <table:table-cell office:value-type="float" office:value="0.242557" calcext:value-type="float">
            <text:p>0.242557</text:p>
          </table:table-cell>
          <table:table-cell office:value-type="float" office:value="999.757" calcext:value-type="float">
            <text:p>999.757</text:p>
          </table:table-cell>
        </table:table-row>
        <table:table-row table:style-name="ro1">
          <table:table-cell office:value-type="float" office:value="31.6" calcext:value-type="float">
            <text:p>31.6</text:p>
          </table:table-cell>
          <table:table-cell office:value-type="float" office:value="0.000353339" calcext:value-type="float">
            <text:p>0.000353339</text:p>
          </table:table-cell>
          <table:table-cell office:value-type="float" office:value="0.242557" calcext:value-type="float">
            <text:p>0.242557</text:p>
          </table:table-cell>
          <table:table-cell office:value-type="float" office:value="999.757" calcext:value-type="float">
            <text:p>999.757</text:p>
          </table:table-cell>
        </table:table-row>
        <table:table-row table:style-name="ro1">
          <table:table-cell office:value-type="float" office:value="31.7" calcext:value-type="float">
            <text:p>31.7</text:p>
          </table:table-cell>
          <table:table-cell office:value-type="float" office:value="0.00033593" calcext:value-type="float">
            <text:p>0.00033593</text:p>
          </table:table-cell>
          <table:table-cell office:value-type="float" office:value="0.242557" calcext:value-type="float">
            <text:p>0.242557</text:p>
          </table:table-cell>
          <table:table-cell office:value-type="float" office:value="999.757" calcext:value-type="float">
            <text:p>999.757</text:p>
          </table:table-cell>
        </table:table-row>
        <table:table-row table:style-name="ro1">
          <table:table-cell office:value-type="float" office:value="31.8" calcext:value-type="float">
            <text:p>31.8</text:p>
          </table:table-cell>
          <table:table-cell office:value-type="float" office:value="0.000319378" calcext:value-type="float">
            <text:p>0.000319378</text:p>
          </table:table-cell>
          <table:table-cell office:value-type="float" office:value="0.242557" calcext:value-type="float">
            <text:p>0.242557</text:p>
          </table:table-cell>
          <table:table-cell office:value-type="float" office:value="999.757" calcext:value-type="float">
            <text:p>999.757</text:p>
          </table:table-cell>
        </table:table-row>
        <table:table-row table:style-name="ro1">
          <table:table-cell office:value-type="float" office:value="31.9" calcext:value-type="float">
            <text:p>31.9</text:p>
          </table:table-cell>
          <table:table-cell office:value-type="float" office:value="0.000303642" calcext:value-type="float">
            <text:p>0.000303642</text:p>
          </table:table-cell>
          <table:table-cell office:value-type="float" office:value="0.242557" calcext:value-type="float">
            <text:p>0.242557</text:p>
          </table:table-cell>
          <table:table-cell office:value-type="float" office:value="999.757" calcext:value-type="float">
            <text:p>999.75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00288682" calcext:value-type="float">
            <text:p>0.000288682</text:p>
          </table:table-cell>
          <table:table-cell office:value-type="float" office:value="0.242557" calcext:value-type="float">
            <text:p>0.242557</text:p>
          </table:table-cell>
          <table:table-cell office:value-type="float" office:value="999.757" calcext:value-type="float">
            <text:p>999.757</text:p>
          </table:table-cell>
        </table:table-row>
        <table:table-row table:style-name="ro1">
          <table:table-cell office:value-type="float" office:value="32.1" calcext:value-type="float">
            <text:p>32.1</text:p>
          </table:table-cell>
          <table:table-cell office:value-type="float" office:value="0.000274458" calcext:value-type="float">
            <text:p>0.000274458</text:p>
          </table:table-cell>
          <table:table-cell office:value-type="float" office:value="0.242557" calcext:value-type="float">
            <text:p>0.242557</text:p>
          </table:table-cell>
          <table:table-cell office:value-type="float" office:value="999.757" calcext:value-type="float">
            <text:p>999.757</text:p>
          </table:table-cell>
        </table:table-row>
        <table:table-row table:style-name="ro1">
          <table:table-cell office:value-type="float" office:value="32.2" calcext:value-type="float">
            <text:p>32.2</text:p>
          </table:table-cell>
          <table:table-cell office:value-type="float" office:value="0.000260935" calcext:value-type="float">
            <text:p>0.000260935</text:p>
          </table:table-cell>
          <table:table-cell office:value-type="float" office:value="0.242557" calcext:value-type="float">
            <text:p>0.242557</text:p>
          </table:table-cell>
          <table:table-cell office:value-type="float" office:value="999.757" calcext:value-type="float">
            <text:p>999.757</text:p>
          </table:table-cell>
        </table:table-row>
        <table:table-row table:style-name="ro1">
          <table:table-cell office:value-type="float" office:value="32.3" calcext:value-type="float">
            <text:p>32.3</text:p>
          </table:table-cell>
          <table:table-cell office:value-type="float" office:value="0.000248079" calcext:value-type="float">
            <text:p>0.000248079</text:p>
          </table:table-cell>
          <table:table-cell office:value-type="float" office:value="0.242557" calcext:value-type="float">
            <text:p>0.242557</text:p>
          </table:table-cell>
          <table:table-cell office:value-type="float" office:value="999.757" calcext:value-type="float">
            <text:p>999.757</text:p>
          </table:table-cell>
        </table:table-row>
        <table:table-row table:style-name="ro1">
          <table:table-cell office:value-type="float" office:value="32.4" calcext:value-type="float">
            <text:p>32.4</text:p>
          </table:table-cell>
          <table:table-cell office:value-type="float" office:value="0.000235856" calcext:value-type="float">
            <text:p>0.000235856</text:p>
          </table:table-cell>
          <table:table-cell office:value-type="float" office:value="0.242556" calcext:value-type="float">
            <text:p>0.242556</text:p>
          </table:table-cell>
          <table:table-cell office:value-type="float" office:value="999.757" calcext:value-type="float">
            <text:p>999.757</text:p>
          </table:table-cell>
        </table:table-row>
        <table:table-row table:style-name="ro1">
          <table:table-cell office:value-type="float" office:value="32.5" calcext:value-type="float">
            <text:p>32.5</text:p>
          </table:table-cell>
          <table:table-cell office:value-type="float" office:value="0.000224235" calcext:value-type="float">
            <text:p>0.000224235</text:p>
          </table:table-cell>
          <table:table-cell office:value-type="float" office:value="0.242556" calcext:value-type="float">
            <text:p>0.242556</text:p>
          </table:table-cell>
          <table:table-cell office:value-type="float" office:value="999.757" calcext:value-type="float">
            <text:p>999.757</text:p>
          </table:table-cell>
        </table:table-row>
        <table:table-row table:style-name="ro1">
          <table:table-cell office:value-type="float" office:value="32.6" calcext:value-type="float">
            <text:p>32.6</text:p>
          </table:table-cell>
          <table:table-cell office:value-type="float" office:value="0.000213187" calcext:value-type="float">
            <text:p>0.000213187</text:p>
          </table:table-cell>
          <table:table-cell office:value-type="float" office:value="0.242556" calcext:value-type="float">
            <text:p>0.242556</text:p>
          </table:table-cell>
          <table:table-cell office:value-type="float" office:value="999.757" calcext:value-type="float">
            <text:p>999.757</text:p>
          </table:table-cell>
        </table:table-row>
        <table:table-row table:style-name="ro1">
          <table:table-cell office:value-type="float" office:value="32.7" calcext:value-type="float">
            <text:p>32.7</text:p>
          </table:table-cell>
          <table:table-cell office:value-type="float" office:value="0.000202683" calcext:value-type="float">
            <text:p>0.000202683</text:p>
          </table:table-cell>
          <table:table-cell office:value-type="float" office:value="0.242556" calcext:value-type="float">
            <text:p>0.242556</text:p>
          </table:table-cell>
          <table:table-cell office:value-type="float" office:value="999.757" calcext:value-type="float">
            <text:p>999.757</text:p>
          </table:table-cell>
        </table:table-row>
        <table:table-row table:style-name="ro1">
          <table:table-cell office:value-type="float" office:value="32.8" calcext:value-type="float">
            <text:p>32.8</text:p>
          </table:table-cell>
          <table:table-cell office:value-type="float" office:value="0.000192696" calcext:value-type="float">
            <text:p>0.000192696</text:p>
          </table:table-cell>
          <table:table-cell office:value-type="float" office:value="0.242556" calcext:value-type="float">
            <text:p>0.242556</text:p>
          </table:table-cell>
          <table:table-cell office:value-type="float" office:value="999.757" calcext:value-type="float">
            <text:p>999.757</text:p>
          </table:table-cell>
        </table:table-row>
        <table:table-row table:style-name="ro1">
          <table:table-cell office:value-type="float" office:value="32.9" calcext:value-type="float">
            <text:p>32.9</text:p>
          </table:table-cell>
          <table:table-cell office:value-type="float" office:value="0.000183202" calcext:value-type="float">
            <text:p>0.000183202</text:p>
          </table:table-cell>
          <table:table-cell office:value-type="float" office:value="0.242556" calcext:value-type="float">
            <text:p>0.242556</text:p>
          </table:table-cell>
          <table:table-cell office:value-type="float" office:value="999.757" calcext:value-type="float">
            <text:p>999.75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000174175" calcext:value-type="float">
            <text:p>0.000174175</text:p>
          </table:table-cell>
          <table:table-cell office:value-type="float" office:value="0.242556" calcext:value-type="float">
            <text:p>0.242556</text:p>
          </table:table-cell>
          <table:table-cell office:value-type="float" office:value="999.757" calcext:value-type="float">
            <text:p>999.757</text:p>
          </table:table-cell>
        </table:table-row>
        <table:table-row table:style-name="ro1">
          <table:table-cell office:value-type="float" office:value="33.1" calcext:value-type="float">
            <text:p>33.1</text:p>
          </table:table-cell>
          <table:table-cell office:value-type="float" office:value="0.000165594" calcext:value-type="float">
            <text:p>0.000165594</text:p>
          </table:table-cell>
          <table:table-cell office:value-type="float" office:value="0.242556" calcext:value-type="float">
            <text:p>0.242556</text:p>
          </table:table-cell>
          <table:table-cell office:value-type="float" office:value="999.757" calcext:value-type="float">
            <text:p>999.757</text:p>
          </table:table-cell>
        </table:table-row>
        <table:table-row table:style-name="ro1">
          <table:table-cell office:value-type="float" office:value="33.2" calcext:value-type="float">
            <text:p>33.2</text:p>
          </table:table-cell>
          <table:table-cell office:value-type="float" office:value="0.000157435" calcext:value-type="float">
            <text:p>0.000157435</text:p>
          </table:table-cell>
          <table:table-cell office:value-type="float" office:value="0.242556" calcext:value-type="float">
            <text:p>0.242556</text:p>
          </table:table-cell>
          <table:table-cell office:value-type="float" office:value="999.757" calcext:value-type="float">
            <text:p>999.757</text:p>
          </table:table-cell>
        </table:table-row>
        <table:table-row table:style-name="ro1">
          <table:table-cell office:value-type="float" office:value="33.3" calcext:value-type="float">
            <text:p>33.3</text:p>
          </table:table-cell>
          <table:table-cell office:value-type="float" office:value="0.000149678" calcext:value-type="float">
            <text:p>0.000149678</text:p>
          </table:table-cell>
          <table:table-cell office:value-type="float" office:value="0.242556" calcext:value-type="float">
            <text:p>0.242556</text:p>
          </table:table-cell>
          <table:table-cell office:value-type="float" office:value="999.757" calcext:value-type="float">
            <text:p>999.757</text:p>
          </table:table-cell>
        </table:table-row>
        <table:table-row table:style-name="ro1">
          <table:table-cell office:value-type="float" office:value="33.4" calcext:value-type="float">
            <text:p>33.4</text:p>
          </table:table-cell>
          <table:table-cell office:value-type="float" office:value="0.000142303" calcext:value-type="float">
            <text:p>0.000142303</text:p>
          </table:table-cell>
          <table:table-cell office:value-type="float" office:value="0.242556" calcext:value-type="float">
            <text:p>0.242556</text:p>
          </table:table-cell>
          <table:table-cell office:value-type="float" office:value="999.757" calcext:value-type="float">
            <text:p>999.757</text:p>
          </table:table-cell>
        </table:table-row>
        <table:table-row table:style-name="ro1">
          <table:table-cell office:value-type="float" office:value="33.5" calcext:value-type="float">
            <text:p>33.5</text:p>
          </table:table-cell>
          <table:table-cell office:value-type="float" office:value="0.000135292" calcext:value-type="float">
            <text:p>0.000135292</text:p>
          </table:table-cell>
          <table:table-cell office:value-type="float" office:value="0.242556" calcext:value-type="float">
            <text:p>0.242556</text:p>
          </table:table-cell>
          <table:table-cell office:value-type="float" office:value="999.757" calcext:value-type="float">
            <text:p>999.757</text:p>
          </table:table-cell>
        </table:table-row>
        <table:table-row table:style-name="ro1">
          <table:table-cell office:value-type="float" office:value="33.6" calcext:value-type="float">
            <text:p>33.6</text:p>
          </table:table-cell>
          <table:table-cell office:value-type="float" office:value="0.000128626" calcext:value-type="float">
            <text:p>0.000128626</text:p>
          </table:table-cell>
          <table:table-cell office:value-type="float" office:value="0.242556" calcext:value-type="float">
            <text:p>0.242556</text:p>
          </table:table-cell>
          <table:table-cell office:value-type="float" office:value="999.757" calcext:value-type="float">
            <text:p>999.757</text:p>
          </table:table-cell>
        </table:table-row>
        <table:table-row table:style-name="ro1">
          <table:table-cell office:value-type="float" office:value="33.7" calcext:value-type="float">
            <text:p>33.7</text:p>
          </table:table-cell>
          <table:table-cell office:value-type="float" office:value="0.000122288" calcext:value-type="float">
            <text:p>0.000122288</text:p>
          </table:table-cell>
          <table:table-cell office:value-type="float" office:value="0.242556" calcext:value-type="float">
            <text:p>0.242556</text:p>
          </table:table-cell>
          <table:table-cell office:value-type="float" office:value="999.757" calcext:value-type="float">
            <text:p>999.757</text:p>
          </table:table-cell>
        </table:table-row>
        <table:table-row table:style-name="ro1">
          <table:table-cell office:value-type="float" office:value="33.8" calcext:value-type="float">
            <text:p>33.8</text:p>
          </table:table-cell>
          <table:table-cell office:value-type="float" office:value="0.000116263" calcext:value-type="float">
            <text:p>0.000116263</text:p>
          </table:table-cell>
          <table:table-cell office:value-type="float" office:value="0.242556" calcext:value-type="float">
            <text:p>0.242556</text:p>
          </table:table-cell>
          <table:table-cell office:value-type="float" office:value="999.757" calcext:value-type="float">
            <text:p>999.757</text:p>
          </table:table-cell>
        </table:table-row>
        <table:table-row table:style-name="ro1">
          <table:table-cell office:value-type="float" office:value="33.9" calcext:value-type="float">
            <text:p>33.9</text:p>
          </table:table-cell>
          <table:table-cell office:value-type="float" office:value="0.000110535" calcext:value-type="float">
            <text:p>0.000110535</text:p>
          </table:table-cell>
          <table:table-cell office:value-type="float" office:value="0.242556" calcext:value-type="float">
            <text:p>0.242556</text:p>
          </table:table-cell>
          <table:table-cell office:value-type="float" office:value="999.757" calcext:value-type="float">
            <text:p>999.75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000105088" calcext:value-type="float">
            <text:p>0.000105088</text:p>
          </table:table-cell>
          <table:table-cell office:value-type="float" office:value="0.242556" calcext:value-type="float">
            <text:p>0.242556</text:p>
          </table:table-cell>
          <table:table-cell office:value-type="float" office:value="999.757" calcext:value-type="float">
            <text:p>999.757</text:p>
          </table:table-cell>
        </table:table-row>
        <table:table-row table:style-name="ro1">
          <table:table-cell office:value-type="float" office:value="34.1" calcext:value-type="float">
            <text:p>34.1</text:p>
          </table:table-cell>
          <table:table-cell office:value-type="float" office:value="0.0000999106" calcext:value-type="float">
            <text:p>0.0000999106</text:p>
          </table:table-cell>
          <table:table-cell office:value-type="float" office:value="0.242556" calcext:value-type="float">
            <text:p>0.242556</text:p>
          </table:table-cell>
          <table:table-cell office:value-type="float" office:value="999.757" calcext:value-type="float">
            <text:p>999.757</text:p>
          </table:table-cell>
        </table:table-row>
        <table:table-row table:style-name="ro1">
          <table:table-cell office:value-type="float" office:value="34.2" calcext:value-type="float">
            <text:p>34.2</text:p>
          </table:table-cell>
          <table:table-cell office:value-type="float" office:value="0.0000949879" calcext:value-type="float">
            <text:p>0.0000949879</text:p>
          </table:table-cell>
          <table:table-cell office:value-type="float" office:value="0.242556" calcext:value-type="float">
            <text:p>0.242556</text:p>
          </table:table-cell>
          <table:table-cell office:value-type="float" office:value="999.757" calcext:value-type="float">
            <text:p>999.757</text:p>
          </table:table-cell>
        </table:table-row>
        <table:table-row table:style-name="ro1">
          <table:table-cell office:value-type="float" office:value="34.3" calcext:value-type="float">
            <text:p>34.3</text:p>
          </table:table-cell>
          <table:table-cell office:value-type="float" office:value="0.0000903078" calcext:value-type="float">
            <text:p>0.0000903078</text:p>
          </table:table-cell>
          <table:table-cell office:value-type="float" office:value="0.242556" calcext:value-type="float">
            <text:p>0.242556</text:p>
          </table:table-cell>
          <table:table-cell office:value-type="float" office:value="999.757" calcext:value-type="float">
            <text:p>999.757</text:p>
          </table:table-cell>
        </table:table-row>
        <table:table-row table:style-name="ro1">
          <table:table-cell office:value-type="float" office:value="34.4" calcext:value-type="float">
            <text:p>34.4</text:p>
          </table:table-cell>
          <table:table-cell office:value-type="float" office:value="0.0000858582" calcext:value-type="float">
            <text:p>0.0000858582</text:p>
          </table:table-cell>
          <table:table-cell office:value-type="float" office:value="0.242556" calcext:value-type="float">
            <text:p>0.242556</text:p>
          </table:table-cell>
          <table:table-cell office:value-type="float" office:value="999.757" calcext:value-type="float">
            <text:p>999.757</text:p>
          </table:table-cell>
        </table:table-row>
        <table:table-row table:style-name="ro1">
          <table:table-cell office:value-type="float" office:value="34.5" calcext:value-type="float">
            <text:p>34.5</text:p>
          </table:table-cell>
          <table:table-cell office:value-type="float" office:value="0.0000816279" calcext:value-type="float">
            <text:p>0.0000816279</text:p>
          </table:table-cell>
          <table:table-cell office:value-type="float" office:value="0.242556" calcext:value-type="float">
            <text:p>0.242556</text:p>
          </table:table-cell>
          <table:table-cell office:value-type="float" office:value="999.757" calcext:value-type="float">
            <text:p>999.757</text:p>
          </table:table-cell>
        </table:table-row>
        <table:table-row table:style-name="ro1">
          <table:table-cell office:value-type="float" office:value="34.6" calcext:value-type="float">
            <text:p>34.6</text:p>
          </table:table-cell>
          <table:table-cell office:value-type="float" office:value="0.000077606" calcext:value-type="float">
            <text:p>0.000077606</text:p>
          </table:table-cell>
          <table:table-cell office:value-type="float" office:value="0.242556" calcext:value-type="float">
            <text:p>0.242556</text:p>
          </table:table-cell>
          <table:table-cell office:value-type="float" office:value="999.757" calcext:value-type="float">
            <text:p>999.757</text:p>
          </table:table-cell>
        </table:table-row>
        <table:table-row table:style-name="ro1">
          <table:table-cell office:value-type="float" office:value="34.7" calcext:value-type="float">
            <text:p>34.7</text:p>
          </table:table-cell>
          <table:table-cell office:value-type="float" office:value="0.0000737823" calcext:value-type="float">
            <text:p>0.0000737823</text:p>
          </table:table-cell>
          <table:table-cell office:value-type="float" office:value="0.242556" calcext:value-type="float">
            <text:p>0.242556</text:p>
          </table:table-cell>
          <table:table-cell office:value-type="float" office:value="999.757" calcext:value-type="float">
            <text:p>999.757</text:p>
          </table:table-cell>
        </table:table-row>
        <table:table-row table:style-name="ro1">
          <table:table-cell office:value-type="float" office:value="34.8" calcext:value-type="float">
            <text:p>34.8</text:p>
          </table:table-cell>
          <table:table-cell office:value-type="float" office:value="0.000070147" calcext:value-type="float">
            <text:p>0.000070147</text:p>
          </table:table-cell>
          <table:table-cell office:value-type="float" office:value="0.242556" calcext:value-type="float">
            <text:p>0.242556</text:p>
          </table:table-cell>
          <table:table-cell office:value-type="float" office:value="999.757" calcext:value-type="float">
            <text:p>999.757</text:p>
          </table:table-cell>
        </table:table-row>
        <table:table-row table:style-name="ro1">
          <table:table-cell office:value-type="float" office:value="34.9" calcext:value-type="float">
            <text:p>34.9</text:p>
          </table:table-cell>
          <table:table-cell office:value-type="float" office:value="0.0000666908" calcext:value-type="float">
            <text:p>0.0000666908</text:p>
          </table:table-cell>
          <table:table-cell office:value-type="float" office:value="0.242556" calcext:value-type="float">
            <text:p>0.242556</text:p>
          </table:table-cell>
          <table:table-cell office:value-type="float" office:value="999.757" calcext:value-type="float">
            <text:p>999.75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0000634049" calcext:value-type="float">
            <text:p>0.0000634049</text:p>
          </table:table-cell>
          <table:table-cell office:value-type="float" office:value="0.242556" calcext:value-type="float">
            <text:p>0.242556</text:p>
          </table:table-cell>
          <table:table-cell office:value-type="float" office:value="999.757" calcext:value-type="float">
            <text:p>999.757</text:p>
          </table:table-cell>
        </table:table-row>
        <table:table-row table:style-name="ro1">
          <table:table-cell office:value-type="float" office:value="35.1" calcext:value-type="float">
            <text:p>35.1</text:p>
          </table:table-cell>
          <table:table-cell office:value-type="float" office:value="0.0000602809" calcext:value-type="float">
            <text:p>0.0000602809</text:p>
          </table:table-cell>
          <table:table-cell office:value-type="float" office:value="0.242556" calcext:value-type="float">
            <text:p>0.242556</text:p>
          </table:table-cell>
          <table:table-cell office:value-type="float" office:value="999.757" calcext:value-type="float">
            <text:p>999.757</text:p>
          </table:table-cell>
        </table:table-row>
        <table:table-row table:style-name="ro1">
          <table:table-cell office:value-type="float" office:value="35.2" calcext:value-type="float">
            <text:p>35.2</text:p>
          </table:table-cell>
          <table:table-cell office:value-type="float" office:value="0.0000573108" calcext:value-type="float">
            <text:p>0.0000573108</text:p>
          </table:table-cell>
          <table:table-cell office:value-type="float" office:value="0.242556" calcext:value-type="float">
            <text:p>0.242556</text:p>
          </table:table-cell>
          <table:table-cell office:value-type="float" office:value="999.757" calcext:value-type="float">
            <text:p>999.757</text:p>
          </table:table-cell>
        </table:table-row>
        <table:table-row table:style-name="ro1">
          <table:table-cell office:value-type="float" office:value="35.3" calcext:value-type="float">
            <text:p>35.3</text:p>
          </table:table-cell>
          <table:table-cell office:value-type="float" office:value="0.000054487" calcext:value-type="float">
            <text:p>0.000054487</text:p>
          </table:table-cell>
          <table:table-cell office:value-type="float" office:value="0.242556" calcext:value-type="float">
            <text:p>0.242556</text:p>
          </table:table-cell>
          <table:table-cell office:value-type="float" office:value="999.757" calcext:value-type="float">
            <text:p>999.757</text:p>
          </table:table-cell>
        </table:table-row>
        <table:table-row table:style-name="ro1">
          <table:table-cell office:value-type="float" office:value="35.4" calcext:value-type="float">
            <text:p>35.4</text:p>
          </table:table-cell>
          <table:table-cell office:value-type="float" office:value="0.0000518024" calcext:value-type="float">
            <text:p>0.0000518024</text:p>
          </table:table-cell>
          <table:table-cell office:value-type="float" office:value="0.242556" calcext:value-type="float">
            <text:p>0.242556</text:p>
          </table:table-cell>
          <table:table-cell office:value-type="float" office:value="999.757" calcext:value-type="float">
            <text:p>999.757</text:p>
          </table:table-cell>
        </table:table-row>
        <table:table-row table:style-name="ro1">
          <table:table-cell office:value-type="float" office:value="35.5" calcext:value-type="float">
            <text:p>35.5</text:p>
          </table:table-cell>
          <table:table-cell office:value-type="float" office:value="0.00004925" calcext:value-type="float">
            <text:p>0.00004925</text:p>
          </table:table-cell>
          <table:table-cell office:value-type="float" office:value="0.242556" calcext:value-type="float">
            <text:p>0.242556</text:p>
          </table:table-cell>
          <table:table-cell office:value-type="float" office:value="999.757" calcext:value-type="float">
            <text:p>999.757</text:p>
          </table:table-cell>
        </table:table-row>
        <table:table-row table:style-name="ro1">
          <table:table-cell office:value-type="float" office:value="35.6" calcext:value-type="float">
            <text:p>35.6</text:p>
          </table:table-cell>
          <table:table-cell office:value-type="float" office:value="0.0000468235" calcext:value-type="float">
            <text:p>0.0000468235</text:p>
          </table:table-cell>
          <table:table-cell office:value-type="float" office:value="0.242556" calcext:value-type="float">
            <text:p>0.242556</text:p>
          </table:table-cell>
          <table:table-cell office:value-type="float" office:value="999.757" calcext:value-type="float">
            <text:p>999.757</text:p>
          </table:table-cell>
        </table:table-row>
        <table:table-row table:style-name="ro1">
          <table:table-cell office:value-type="float" office:value="35.7" calcext:value-type="float">
            <text:p>35.7</text:p>
          </table:table-cell>
          <table:table-cell office:value-type="float" office:value="0.0000445164" calcext:value-type="float">
            <text:p>0.0000445164</text:p>
          </table:table-cell>
          <table:table-cell office:value-type="float" office:value="0.242556" calcext:value-type="float">
            <text:p>0.242556</text:p>
          </table:table-cell>
          <table:table-cell office:value-type="float" office:value="999.757" calcext:value-type="float">
            <text:p>999.757</text:p>
          </table:table-cell>
        </table:table-row>
        <table:table-row table:style-name="ro1">
          <table:table-cell office:value-type="float" office:value="35.8" calcext:value-type="float">
            <text:p>35.8</text:p>
          </table:table-cell>
          <table:table-cell office:value-type="float" office:value="0.0000423231" calcext:value-type="float">
            <text:p>0.0000423231</text:p>
          </table:table-cell>
          <table:table-cell office:value-type="float" office:value="0.242556" calcext:value-type="float">
            <text:p>0.242556</text:p>
          </table:table-cell>
          <table:table-cell office:value-type="float" office:value="999.757" calcext:value-type="float">
            <text:p>999.757</text:p>
          </table:table-cell>
        </table:table-row>
        <table:table-row table:style-name="ro1">
          <table:table-cell office:value-type="float" office:value="35.9" calcext:value-type="float">
            <text:p>35.9</text:p>
          </table:table-cell>
          <table:table-cell office:value-type="float" office:value="0.0000402378" calcext:value-type="float">
            <text:p>0.0000402378</text:p>
          </table:table-cell>
          <table:table-cell office:value-type="float" office:value="0.242556" calcext:value-type="float">
            <text:p>0.242556</text:p>
          </table:table-cell>
          <table:table-cell office:value-type="float" office:value="999.757" calcext:value-type="float">
            <text:p>999.75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0000382552" calcext:value-type="float">
            <text:p>0.0000382552</text:p>
          </table:table-cell>
          <table:table-cell office:value-type="float" office:value="0.242556" calcext:value-type="float">
            <text:p>0.242556</text:p>
          </table:table-cell>
          <table:table-cell office:value-type="float" office:value="999.757" calcext:value-type="float">
            <text:p>999.757</text:p>
          </table:table-cell>
        </table:table-row>
        <table:table-row table:style-name="ro1">
          <table:table-cell office:value-type="float" office:value="36.1" calcext:value-type="float">
            <text:p>36.1</text:p>
          </table:table-cell>
          <table:table-cell office:value-type="float" office:value="0.0000363703" calcext:value-type="float">
            <text:p>0.0000363703</text:p>
          </table:table-cell>
          <table:table-cell office:value-type="float" office:value="0.242556" calcext:value-type="float">
            <text:p>0.242556</text:p>
          </table:table-cell>
          <table:table-cell office:value-type="float" office:value="999.757" calcext:value-type="float">
            <text:p>999.757</text:p>
          </table:table-cell>
        </table:table-row>
        <table:table-row table:style-name="ro1">
          <table:table-cell office:value-type="float" office:value="36.2" calcext:value-type="float">
            <text:p>36.2</text:p>
          </table:table-cell>
          <table:table-cell office:value-type="float" office:value="0.0000345783" calcext:value-type="float">
            <text:p>0.0000345783</text:p>
          </table:table-cell>
          <table:table-cell office:value-type="float" office:value="0.242556" calcext:value-type="float">
            <text:p>0.242556</text:p>
          </table:table-cell>
          <table:table-cell office:value-type="float" office:value="999.757" calcext:value-type="float">
            <text:p>999.757</text:p>
          </table:table-cell>
        </table:table-row>
        <table:table-row table:style-name="ro1">
          <table:table-cell office:value-type="float" office:value="36.3" calcext:value-type="float">
            <text:p>36.3</text:p>
          </table:table-cell>
          <table:table-cell office:value-type="float" office:value="0.0000328746" calcext:value-type="float">
            <text:p>0.0000328746</text:p>
          </table:table-cell>
          <table:table-cell office:value-type="float" office:value="0.242556" calcext:value-type="float">
            <text:p>0.242556</text:p>
          </table:table-cell>
          <table:table-cell office:value-type="float" office:value="999.757" calcext:value-type="float">
            <text:p>999.757</text:p>
          </table:table-cell>
        </table:table-row>
        <table:table-row table:style-name="ro1">
          <table:table-cell office:value-type="float" office:value="36.4" calcext:value-type="float">
            <text:p>36.4</text:p>
          </table:table-cell>
          <table:table-cell office:value-type="float" office:value="0.0000312549" calcext:value-type="float">
            <text:p>0.0000312549</text:p>
          </table:table-cell>
          <table:table-cell office:value-type="float" office:value="0.242556" calcext:value-type="float">
            <text:p>0.242556</text:p>
          </table:table-cell>
          <table:table-cell office:value-type="float" office:value="999.757" calcext:value-type="float">
            <text:p>999.75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1-03T11:57:17.175533945</dc:date>
    <meta:editing-duration>P0D</meta:editing-duration>
    <meta:editing-cycles>1</meta:editing-cycles>
    <meta:document-statistic meta:table-count="1" meta:cell-count="1464" meta:object-count="1"/>
    <meta:generator>LibreOffice/7.3.7.2$Linux_X86_64 LibreOffice_project/3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0.601cm" svg:height="11.588cm" xlink:href=".." xlink:type="simple" chart:class="chart:line" chart:style-name="ch1">
        <chart:title svg:x="7.359cm" svg:y="0.367cm" chart:style-name="ch2">
          <text:p>Evolución con S inicial = 999</text:p>
        </chart:title>
        <chart:legend chart:legend-position="end" svg:x="17.326cm" svg:y="4.997cm" style:legend-expansion="high" chart:style-name="ch3"/>
        <chart:plot-area chart:style-name="ch4" table:cell-range-address="inicio.A1:inicio.A366 inicio.B2:inicio.D366" chart:data-source-has-labels="both" svg:x="1.423cm" svg:y="1.377cm" svg:width="15.491cm" svg:height="8.999cm">
          <chart:coordinate-region svg:x="2.415cm" svg:y="1.577cm" svg:width="14.499cm" svg:height="7.801cm"/>
          <chart:axis chart:dimension="x" chart:name="primary-x" chart:style-name="ch5" chartooo:axis-type="auto">
            <chartooo:date-scale/>
            <chart:title svg:x="8.568cm" svg:y="10.607cm" chart:style-name="ch6">
              <text:p>Tiempo</text:p>
            </chart:title>
            <chart:categories table:cell-range-address="inicio.A2:inicio.A366"/>
          </chart:axis>
          <chart:axis chart:dimension="y" chart:name="primary-y" chart:style-name="ch5">
            <chart:title svg:x="0.451cm" svg:y="7.521cm" chart:style-name="ch7">
              <text:p>Número de individuos</text:p>
            </chart:title>
            <chart:grid chart:style-name="ch8" chart:class="major"/>
          </chart:axis>
          <chart:series chart:style-name="ch9" chart:values-cell-range-address="inicio.B2:inicio.B366" loext:label-string="infectados" chart:class="chart:line">
            <chart:data-point chart:repeated="365"/>
          </chart:series>
          <chart:series chart:style-name="ch10" chart:values-cell-range-address="inicio.C2:inicio.C366" loext:label-string="susceptibles" chart:class="chart:line">
            <chart:data-point chart:repeated="365"/>
          </chart:series>
          <chart:series chart:style-name="ch11" chart:values-cell-range-address="inicio.D2:inicio.D366" loext:label-string="recuperados" chart:class="chart:line">
            <chart:data-point chart:repeated="36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fectados</text:p>
              </table:table-cell>
              <table:table-cell office:value-type="string">
                <text:p>susceptibles</text:p>
              </table:table-cell>
              <table:table-cell office:value-type="string">
                <text:p>recuperados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inicio.A2:inicio.A366</svg:desc>
                </draw:g>
              </table:table-cell>
              <table:table-cell office:value-type="float" office:value="1">
                <text:p>1</text:p>
                <draw:g>
                  <svg:desc>inicio.B2:inicio.B366</svg:desc>
                </draw:g>
              </table:table-cell>
              <table:table-cell office:value-type="float" office:value="999">
                <text:p>999</text:p>
                <draw:g>
                  <svg:desc>inicio.C2:inicio.C366</svg:desc>
                </draw:g>
              </table:table-cell>
              <table:table-cell office:value-type="float" office:value="0">
                <text:p>0</text:p>
                <draw:g>
                  <svg:desc>inicio.D2:inicio.D366</svg:desc>
                </draw:g>
              </table:table-cell>
            </table:table-row>
            <table:table-row>
              <table:table-cell office:value-type="float" office:value="0.1">
                <text:p>0.1</text:p>
              </table:table-cell>
              <table:table-cell office:value-type="float" office:value="1.38195">
                <text:p>1.38195</text:p>
              </table:table-cell>
              <table:table-cell office:value-type="float" office:value="998.563">
                <text:p>998.563</text:p>
              </table:table-cell>
              <table:table-cell office:value-type="float" office:value="0.0546343">
                <text:p>0.0546343</text:p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1.90949">
                <text:p>1.90949</text:p>
              </table:table-cell>
              <table:table-cell office:value-type="float" office:value="997.96">
                <text:p>997.96</text:p>
              </table:table-cell>
              <table:table-cell office:value-type="float" office:value="0.130133">
                <text:p>0.130133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2.63779">
                <text:p>2.63779</text:p>
              </table:table-cell>
              <table:table-cell office:value-type="float" office:value="997.128">
                <text:p>997.128</text:p>
              </table:table-cell>
              <table:table-cell office:value-type="float" office:value="0.234445">
                <text:p>0.234445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3.64275">
                <text:p>3.64275</text:p>
              </table:table-cell>
              <table:table-cell office:value-type="float" office:value="995.979">
                <text:p>995.979</text:p>
              </table:table-cell>
              <table:table-cell office:value-type="float" office:value="0.378531">
                <text:p>0.378531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5.0284">
                <text:p>5.0284</text:p>
              </table:table-cell>
              <table:table-cell office:value-type="float" office:value="994.394">
                <text:p>994.394</text:p>
              </table:table-cell>
              <table:table-cell office:value-type="float" office:value="0.577487">
                <text:p>0.577487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6.937">
                <text:p>6.937</text:p>
              </table:table-cell>
              <table:table-cell office:value-type="float" office:value="992.211">
                <text:p>992.211</text:p>
              </table:table-cell>
              <table:table-cell office:value-type="float" office:value="0.852077">
                <text:p>0.852077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9.5622">
                <text:p>9.5622</text:p>
              </table:table-cell>
              <table:table-cell office:value-type="float" office:value="989.207">
                <text:p>989.207</text:p>
              </table:table-cell>
              <table:table-cell office:value-type="float" office:value="1.23081">
                <text:p>1.23081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13.166">
                <text:p>13.166</text:p>
              </table:table-cell>
              <table:table-cell office:value-type="float" office:value="985.081">
                <text:p>985.081</text:p>
              </table:table-cell>
              <table:table-cell office:value-type="float" office:value="1.7527">
                <text:p>1.7527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18.0999">
                <text:p>18.0999</text:p>
              </table:table-cell>
              <table:table-cell office:value-type="float" office:value="979.429">
                <text:p>979.429</text:p>
              </table:table-cell>
              <table:table-cell office:value-type="float" office:value="2.47096">
                <text:p>2.47096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24.8301">
                <text:p>24.8301</text:p>
              </table:table-cell>
              <table:table-cell office:value-type="float" office:value="971.712">
                <text:p>971.712</text:p>
              </table:table-cell>
              <table:table-cell office:value-type="float" office:value="3.45782">
                <text:p>3.45782</text:p>
              </table:table-cell>
            </table:table-row>
            <table:table-row>
              <table:table-cell office:value-type="float" office:value="1.1">
                <text:p>1.1</text:p>
              </table:table-cell>
              <table:table-cell office:value-type="float" office:value="33.9641">
                <text:p>33.9641</text:p>
              </table:table-cell>
              <table:table-cell office:value-type="float" office:value="961.225">
                <text:p>961.225</text:p>
              </table:table-cell>
              <table:table-cell office:value-type="float" office:value="4.81052">
                <text:p>4.81052</text:p>
              </table:table-cell>
            </table:table-row>
            <table:table-row>
              <table:table-cell office:value-type="float" office:value="1.2">
                <text:p>1.2</text:p>
              </table:table-cell>
              <table:table-cell office:value-type="float" office:value="46.2756">
                <text:p>46.2756</text:p>
              </table:table-cell>
              <table:table-cell office:value-type="float" office:value="947.066">
                <text:p>947.066</text:p>
              </table:table-cell>
              <table:table-cell office:value-type="float" office:value="6.65881">
                <text:p>6.65881</text:p>
              </table:table-cell>
            </table:table-row>
            <table:table-row>
              <table:table-cell office:value-type="float" office:value="1.3">
                <text:p>1.3</text:p>
              </table:table-cell>
              <table:table-cell office:value-type="float" office:value="62.7158">
                <text:p>62.7158</text:p>
              </table:table-cell>
              <table:table-cell office:value-type="float" office:value="928.111">
                <text:p>928.111</text:p>
              </table:table-cell>
              <table:table-cell office:value-type="float" office:value="9.17337">
                <text:p>9.17337</text:p>
              </table:table-cell>
            </table:table-row>
            <table:table-row>
              <table:table-cell office:value-type="float" office:value="1.4">
                <text:p>1.4</text:p>
              </table:table-cell>
              <table:table-cell office:value-type="float" office:value="84.3943">
                <text:p>84.3943</text:p>
              </table:table-cell>
              <table:table-cell office:value-type="float" office:value="903.031">
                <text:p>903.031</text:p>
              </table:table-cell>
              <table:table-cell office:value-type="float" office:value="12.5745">
                <text:p>12.5745</text:p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112.503">
                <text:p>112.503</text:p>
              </table:table-cell>
              <table:table-cell office:value-type="float" office:value="870.357">
                <text:p>870.357</text:p>
              </table:table-cell>
              <table:table-cell office:value-type="float" office:value="17.1394">
                <text:p>17.1394</text:p>
              </table:table-cell>
            </table:table-row>
            <table:table-row>
              <table:table-cell office:value-type="float" office:value="1.6">
                <text:p>1.6</text:p>
              </table:table-cell>
              <table:table-cell office:value-type="float" office:value="148.149">
                <text:p>148.149</text:p>
              </table:table-cell>
              <table:table-cell office:value-type="float" office:value="828.647">
                <text:p>828.647</text:p>
              </table:table-cell>
              <table:table-cell office:value-type="float" office:value="23.2041">
                <text:p>23.2041</text:p>
              </table:table-cell>
            </table:table-row>
            <table:table-row>
              <table:table-cell office:value-type="float" office:value="1.7">
                <text:p>1.7</text:p>
              </table:table-cell>
              <table:table-cell office:value-type="float" office:value="192.066">
                <text:p>192.066</text:p>
              </table:table-cell>
              <table:table-cell office:value-type="float" office:value="776.778">
                <text:p>776.778</text:p>
              </table:table-cell>
              <table:table-cell office:value-type="float" office:value="31.1558">
                <text:p>31.1558</text:p>
              </table:table-cell>
            </table:table-row>
            <table:table-row>
              <table:table-cell office:value-type="float" office:value="1.8">
                <text:p>1.8</text:p>
              </table:table-cell>
              <table:table-cell office:value-type="float" office:value="244.218">
                <text:p>244.218</text:p>
              </table:table-cell>
              <table:table-cell office:value-type="float" office:value="714.372">
                <text:p>714.372</text:p>
              </table:table-cell>
              <table:table-cell office:value-type="float" office:value="41.4097">
                <text:p>41.4097</text:p>
              </table:table-cell>
            </table:table-row>
            <table:table-row>
              <table:table-cell office:value-type="float" office:value="1.9">
                <text:p>1.9</text:p>
              </table:table-cell>
              <table:table-cell office:value-type="float" office:value="303.372">
                <text:p>303.372</text:p>
              </table:table-cell>
              <table:table-cell office:value-type="float" office:value="642.264">
                <text:p>642.264</text:p>
              </table:table-cell>
              <table:table-cell office:value-type="float" office:value="54.3643">
                <text:p>54.3643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366.846">
                <text:p>366.846</text:p>
              </table:table-cell>
              <table:table-cell office:value-type="float" office:value="562.816">
                <text:p>562.816</text:p>
              </table:table-cell>
              <table:table-cell office:value-type="float" office:value="70.3382">
                <text:p>70.3382</text:p>
              </table:table-cell>
            </table:table-row>
            <table:table-row>
              <table:table-cell office:value-type="float" office:value="2.1">
                <text:p>2.1</text:p>
              </table:table-cell>
              <table:table-cell office:value-type="float" office:value="430.649">
                <text:p>430.649</text:p>
              </table:table-cell>
              <table:table-cell office:value-type="float" office:value="479.853">
                <text:p>479.853</text:p>
              </table:table-cell>
              <table:table-cell office:value-type="float" office:value="89.4984">
                <text:p>89.4984</text:p>
              </table:table-cell>
            </table:table-row>
            <table:table-row>
              <table:table-cell office:value-type="float" office:value="2.2">
                <text:p>2.2</text:p>
              </table:table-cell>
              <table:table-cell office:value-type="float" office:value="490.154">
                <text:p>490.154</text:p>
              </table:table-cell>
              <table:table-cell office:value-type="float" office:value="398.044">
                <text:p>398.044</text:p>
              </table:table-cell>
              <table:table-cell office:value-type="float" office:value="111.803">
                <text:p>111.803</text:p>
              </table:table-cell>
            </table:table-row>
            <table:table-row>
              <table:table-cell office:value-type="float" office:value="2.3">
                <text:p>2.3</text:p>
              </table:table-cell>
              <table:table-cell office:value-type="float" office:value="541.127">
                <text:p>541.127</text:p>
              </table:table-cell>
              <table:table-cell office:value-type="float" office:value="321.893">
                <text:p>321.893</text:p>
              </table:table-cell>
              <table:table-cell office:value-type="float" office:value="136.98">
                <text:p>136.98</text:p>
              </table:table-cell>
            </table:table-row>
            <table:table-row>
              <table:table-cell office:value-type="float" office:value="2.4">
                <text:p>2.4</text:p>
              </table:table-cell>
              <table:table-cell office:value-type="float" office:value="580.677">
                <text:p>580.677</text:p>
              </table:table-cell>
              <table:table-cell office:value-type="float" office:value="254.76">
                <text:p>254.76</text:p>
              </table:table-cell>
              <table:table-cell office:value-type="float" office:value="164.563">
                <text:p>164.563</text:p>
              </table:table-cell>
            </table:table-row>
            <table:table-row>
              <table:table-cell office:value-type="float" office:value="2.5">
                <text:p>2.5</text:p>
              </table:table-cell>
              <table:table-cell office:value-type="float" office:value="607.696">
                <text:p>607.696</text:p>
              </table:table-cell>
              <table:table-cell office:value-type="float" office:value="198.339">
                <text:p>198.339</text:p>
              </table:table-cell>
              <table:table-cell office:value-type="float" office:value="193.964">
                <text:p>193.964</text:p>
              </table:table-cell>
            </table:table-row>
            <table:table-row>
              <table:table-cell office:value-type="float" office:value="2.6">
                <text:p>2.6</text:p>
              </table:table-cell>
              <table:table-cell office:value-type="float" office:value="622.697">
                <text:p>622.697</text:p>
              </table:table-cell>
              <table:table-cell office:value-type="float" office:value="152.742">
                <text:p>152.742</text:p>
              </table:table-cell>
              <table:table-cell office:value-type="float" office:value="224.561">
                <text:p>224.561</text:p>
              </table:table-cell>
            </table:table-row>
            <table:table-row>
              <table:table-cell office:value-type="float" office:value="2.7">
                <text:p>2.7</text:p>
              </table:table-cell>
              <table:table-cell office:value-type="float" office:value="627.26">
                <text:p>627.26</text:p>
              </table:table-cell>
              <table:table-cell office:value-type="float" office:value="116.969">
                <text:p>116.969</text:p>
              </table:table-cell>
              <table:table-cell office:value-type="float" office:value="255.771">
                <text:p>255.771</text:p>
              </table:table-cell>
            </table:table-row>
            <table:table-row>
              <table:table-cell office:value-type="float" office:value="2.8">
                <text:p>2.8</text:p>
              </table:table-cell>
              <table:table-cell office:value-type="float" office:value="623.423">
                <text:p>623.423</text:p>
              </table:table-cell>
              <table:table-cell office:value-type="float" office:value="89.4786">
                <text:p>89.4786</text:p>
              </table:table-cell>
              <table:table-cell office:value-type="float" office:value="287.098">
                <text:p>287.098</text:p>
              </table:table-cell>
            </table:table-row>
            <table:table-row>
              <table:table-cell office:value-type="float" office:value="2.9">
                <text:p>2.9</text:p>
              </table:table-cell>
              <table:table-cell office:value-type="float" office:value="613.228">
                <text:p>613.228</text:p>
              </table:table-cell>
              <table:table-cell office:value-type="float" office:value="68.6231">
                <text:p>68.6231</text:p>
              </table:table-cell>
              <table:table-cell office:value-type="float" office:value="318.149">
                <text:p>318.149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598.467">
                <text:p>598.467</text:p>
              </table:table-cell>
              <table:table-cell office:value-type="float" office:value="52.9044">
                <text:p>52.9044</text:p>
              </table:table-cell>
              <table:table-cell office:value-type="float" office:value="348.628">
                <text:p>348.628</text:p>
              </table:table-cell>
            </table:table-row>
            <table:table-row>
              <table:table-cell office:value-type="float" office:value="3.1">
                <text:p>3.1</text:p>
              </table:table-cell>
              <table:table-cell office:value-type="float" office:value="580.594">
                <text:p>580.594</text:p>
              </table:table-cell>
              <table:table-cell office:value-type="float" office:value="41.0774">
                <text:p>41.0774</text:p>
              </table:table-cell>
              <table:table-cell office:value-type="float" office:value="378.328">
                <text:p>378.328</text:p>
              </table:table-cell>
            </table:table-row>
            <table:table-row>
              <table:table-cell office:value-type="float" office:value="3.2">
                <text:p>3.2</text:p>
              </table:table-cell>
              <table:table-cell office:value-type="float" office:value="560.731">
                <text:p>560.731</text:p>
              </table:table-cell>
              <table:table-cell office:value-type="float" office:value="32.1622">
                <text:p>32.1622</text:p>
              </table:table-cell>
              <table:table-cell office:value-type="float" office:value="407.107">
                <text:p>407.107</text:p>
              </table:table-cell>
            </table:table-row>
            <table:table-row>
              <table:table-cell office:value-type="float" office:value="3.3">
                <text:p>3.3</text:p>
              </table:table-cell>
              <table:table-cell office:value-type="float" office:value="539.711">
                <text:p>539.711</text:p>
              </table:table-cell>
              <table:table-cell office:value-type="float" office:value="25.4128">
                <text:p>25.4128</text:p>
              </table:table-cell>
              <table:table-cell office:value-type="float" office:value="434.877">
                <text:p>434.877</text:p>
              </table:table-cell>
            </table:table-row>
            <table:table-row>
              <table:table-cell office:value-type="float" office:value="3.4">
                <text:p>3.4</text:p>
              </table:table-cell>
              <table:table-cell office:value-type="float" office:value="518.141">
                <text:p>518.141</text:p>
              </table:table-cell>
              <table:table-cell office:value-type="float" office:value="20.2719">
                <text:p>20.2719</text:p>
              </table:table-cell>
              <table:table-cell office:value-type="float" office:value="461.587">
                <text:p>461.587</text:p>
              </table:table-cell>
            </table:table-row>
            <table:table-row>
              <table:table-cell office:value-type="float" office:value="3.5">
                <text:p>3.5</text:p>
              </table:table-cell>
              <table:table-cell office:value-type="float" office:value="496.454">
                <text:p>496.454</text:p>
              </table:table-cell>
              <table:table-cell office:value-type="float" office:value="16.3281">
                <text:p>16.3281</text:p>
              </table:table-cell>
              <table:table-cell office:value-type="float" office:value="487.218">
                <text:p>487.218</text:p>
              </table:table-cell>
            </table:table-row>
            <table:table-row>
              <table:table-cell office:value-type="float" office:value="3.6">
                <text:p>3.6</text:p>
              </table:table-cell>
              <table:table-cell office:value-type="float" office:value="474.956">
                <text:p>474.956</text:p>
              </table:table-cell>
              <table:table-cell office:value-type="float" office:value="13.279">
                <text:p>13.279</text:p>
              </table:table-cell>
              <table:table-cell office:value-type="float" office:value="511.765">
                <text:p>511.765</text:p>
              </table:table-cell>
            </table:table-row>
            <table:table-row>
              <table:table-cell office:value-type="float" office:value="3.7">
                <text:p>3.7</text:p>
              </table:table-cell>
              <table:table-cell office:value-type="float" office:value="453.855">
                <text:p>453.855</text:p>
              </table:table-cell>
              <table:table-cell office:value-type="float" office:value="10.9021">
                <text:p>10.9021</text:p>
              </table:table-cell>
              <table:table-cell office:value-type="float" office:value="535.243">
                <text:p>535.243</text:p>
              </table:table-cell>
            </table:table-row>
            <table:table-row>
              <table:table-cell office:value-type="float" office:value="3.8">
                <text:p>3.8</text:p>
              </table:table-cell>
              <table:table-cell office:value-type="float" office:value="433.294">
                <text:p>433.294</text:p>
              </table:table-cell>
              <table:table-cell office:value-type="float" office:value="9.03382">
                <text:p>9.03382</text:p>
              </table:table-cell>
              <table:table-cell office:value-type="float" office:value="557.672">
                <text:p>557.672</text:p>
              </table:table-cell>
            </table:table-row>
            <table:table-row>
              <table:table-cell office:value-type="float" office:value="3.9">
                <text:p>3.9</text:p>
              </table:table-cell>
              <table:table-cell office:value-type="float" office:value="413.366">
                <text:p>413.366</text:p>
              </table:table-cell>
              <table:table-cell office:value-type="float" office:value="7.553">
                <text:p>7.553</text:p>
              </table:table-cell>
              <table:table-cell office:value-type="float" office:value="579.081">
                <text:p>579.08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94.127">
                <text:p>394.127</text:p>
              </table:table-cell>
              <table:table-cell office:value-type="float" office:value="6.36963">
                <text:p>6.36963</text:p>
              </table:table-cell>
              <table:table-cell office:value-type="float" office:value="599.503">
                <text:p>599.503</text:p>
              </table:table-cell>
            </table:table-row>
            <table:table-row>
              <table:table-cell office:value-type="float" office:value="4.1">
                <text:p>4.1</text:p>
              </table:table-cell>
              <table:table-cell office:value-type="float" office:value="375.612">
                <text:p>375.612</text:p>
              </table:table-cell>
              <table:table-cell office:value-type="float" office:value="5.41636">
                <text:p>5.41636</text:p>
              </table:table-cell>
              <table:table-cell office:value-type="float" office:value="618.972">
                <text:p>618.972</text:p>
              </table:table-cell>
            </table:table-row>
            <table:table-row>
              <table:table-cell office:value-type="float" office:value="4.2">
                <text:p>4.2</text:p>
              </table:table-cell>
              <table:table-cell office:value-type="float" office:value="357.834">
                <text:p>357.834</text:p>
              </table:table-cell>
              <table:table-cell office:value-type="float" office:value="4.64246">
                <text:p>4.64246</text:p>
              </table:table-cell>
              <table:table-cell office:value-type="float" office:value="637.524">
                <text:p>637.524</text:p>
              </table:table-cell>
            </table:table-row>
            <table:table-row>
              <table:table-cell office:value-type="float" office:value="4.3">
                <text:p>4.3</text:p>
              </table:table-cell>
              <table:table-cell office:value-type="float" office:value="340.794">
                <text:p>340.794</text:p>
              </table:table-cell>
              <table:table-cell office:value-type="float" office:value="4.00943">
                <text:p>4.00943</text:p>
              </table:table-cell>
              <table:table-cell office:value-type="float" office:value="655.197">
                <text:p>655.197</text:p>
              </table:table-cell>
            </table:table-row>
            <table:table-row>
              <table:table-cell office:value-type="float" office:value="4.4">
                <text:p>4.4</text:p>
              </table:table-cell>
              <table:table-cell office:value-type="float" office:value="324.485">
                <text:p>324.485</text:p>
              </table:table-cell>
              <table:table-cell office:value-type="float" office:value="3.48789">
                <text:p>3.48789</text:p>
              </table:table-cell>
              <table:table-cell office:value-type="float" office:value="672.027">
                <text:p>672.027</text:p>
              </table:table-cell>
            </table:table-row>
            <table:table-row>
              <table:table-cell office:value-type="float" office:value="4.5">
                <text:p>4.5</text:p>
              </table:table-cell>
              <table:table-cell office:value-type="float" office:value="308.894">
                <text:p>308.894</text:p>
              </table:table-cell>
              <table:table-cell office:value-type="float" office:value="3.05521">
                <text:p>3.05521</text:p>
              </table:table-cell>
              <table:table-cell office:value-type="float" office:value="688.051">
                <text:p>688.051</text:p>
              </table:table-cell>
            </table:table-row>
            <table:table-row>
              <table:table-cell office:value-type="float" office:value="4.6">
                <text:p>4.6</text:p>
              </table:table-cell>
              <table:table-cell office:value-type="float" office:value="294.002">
                <text:p>294.002</text:p>
              </table:table-cell>
              <table:table-cell office:value-type="float" office:value="2.69386">
                <text:p>2.69386</text:p>
              </table:table-cell>
              <table:table-cell office:value-type="float" office:value="703.304">
                <text:p>703.304</text:p>
              </table:table-cell>
            </table:table-row>
            <table:table-row>
              <table:table-cell office:value-type="float" office:value="4.7">
                <text:p>4.7</text:p>
              </table:table-cell>
              <table:table-cell office:value-type="float" office:value="279.788">
                <text:p>279.788</text:p>
              </table:table-cell>
              <table:table-cell office:value-type="float" office:value="2.39016">
                <text:p>2.39016</text:p>
              </table:table-cell>
              <table:table-cell office:value-type="float" office:value="717.822">
                <text:p>717.822</text:p>
              </table:table-cell>
            </table:table-row>
            <table:table-row>
              <table:table-cell office:value-type="float" office:value="4.8">
                <text:p>4.8</text:p>
              </table:table-cell>
              <table:table-cell office:value-type="float" office:value="266.229">
                <text:p>266.229</text:p>
              </table:table-cell>
              <table:table-cell office:value-type="float" office:value="2.13336">
                <text:p>2.13336</text:p>
              </table:table-cell>
              <table:table-cell office:value-type="float" office:value="731.637">
                <text:p>731.637</text:p>
              </table:table-cell>
            </table:table-row>
            <table:table-row>
              <table:table-cell office:value-type="float" office:value="4.9">
                <text:p>4.9</text:p>
              </table:table-cell>
              <table:table-cell office:value-type="float" office:value="253.302">
                <text:p>253.302</text:p>
              </table:table-cell>
              <table:table-cell office:value-type="float" office:value="1.91497">
                <text:p>1.91497</text:p>
              </table:table-cell>
              <table:table-cell office:value-type="float" office:value="744.783">
                <text:p>744.783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240.982">
                <text:p>240.982</text:p>
              </table:table-cell>
              <table:table-cell office:value-type="float" office:value="1.72821">
                <text:p>1.72821</text:p>
              </table:table-cell>
              <table:table-cell office:value-type="float" office:value="757.289">
                <text:p>757.289</text:p>
              </table:table-cell>
            </table:table-row>
            <table:table-row>
              <table:table-cell office:value-type="float" office:value="5.1">
                <text:p>5.1</text:p>
              </table:table-cell>
              <table:table-cell office:value-type="float" office:value="229.245">
                <text:p>229.245</text:p>
              </table:table-cell>
              <table:table-cell office:value-type="float" office:value="1.56767">
                <text:p>1.56767</text:p>
              </table:table-cell>
              <table:table-cell office:value-type="float" office:value="769.188">
                <text:p>769.188</text:p>
              </table:table-cell>
            </table:table-row>
            <table:table-row>
              <table:table-cell office:value-type="float" office:value="5.2">
                <text:p>5.2</text:p>
              </table:table-cell>
              <table:table-cell office:value-type="float" office:value="218.065">
                <text:p>218.065</text:p>
              </table:table-cell>
              <table:table-cell office:value-type="float" office:value="1.42897">
                <text:p>1.42897</text:p>
              </table:table-cell>
              <table:table-cell office:value-type="float" office:value="780.506">
                <text:p>780.506</text:p>
              </table:table-cell>
            </table:table-row>
            <table:table-row>
              <table:table-cell office:value-type="float" office:value="5.3">
                <text:p>5.3</text:p>
              </table:table-cell>
              <table:table-cell office:value-type="float" office:value="207.419">
                <text:p>207.419</text:p>
              </table:table-cell>
              <table:table-cell office:value-type="float" office:value="1.30857">
                <text:p>1.30857</text:p>
              </table:table-cell>
              <table:table-cell office:value-type="float" office:value="791.273">
                <text:p>791.273</text:p>
              </table:table-cell>
            </table:table-row>
            <table:table-row>
              <table:table-cell office:value-type="float" office:value="5.4">
                <text:p>5.4</text:p>
              </table:table-cell>
              <table:table-cell office:value-type="float" office:value="197.283">
                <text:p>197.283</text:p>
              </table:table-cell>
              <table:table-cell office:value-type="float" office:value="1.20359">
                <text:p>1.20359</text:p>
              </table:table-cell>
              <table:table-cell office:value-type="float" office:value="801.513">
                <text:p>801.513</text:p>
              </table:table-cell>
            </table:table-row>
            <table:table-row>
              <table:table-cell office:value-type="float" office:value="5.5">
                <text:p>5.5</text:p>
              </table:table-cell>
              <table:table-cell office:value-type="float" office:value="187.635">
                <text:p>187.635</text:p>
              </table:table-cell>
              <table:table-cell office:value-type="float" office:value="1.11166">
                <text:p>1.11166</text:p>
              </table:table-cell>
              <table:table-cell office:value-type="float" office:value="811.253">
                <text:p>811.253</text:p>
              </table:table-cell>
            </table:table-row>
            <table:table-row>
              <table:table-cell office:value-type="float" office:value="5.6">
                <text:p>5.6</text:p>
              </table:table-cell>
              <table:table-cell office:value-type="float" office:value="178.452">
                <text:p>178.452</text:p>
              </table:table-cell>
              <table:table-cell office:value-type="float" office:value="1.03082">
                <text:p>1.03082</text:p>
              </table:table-cell>
              <table:table-cell office:value-type="float" office:value="820.517">
                <text:p>820.517</text:p>
              </table:table-cell>
            </table:table-row>
            <table:table-row>
              <table:table-cell office:value-type="float" office:value="5.7">
                <text:p>5.7</text:p>
              </table:table-cell>
              <table:table-cell office:value-type="float" office:value="169.713">
                <text:p>169.713</text:p>
              </table:table-cell>
              <table:table-cell office:value-type="float" office:value="0.959461">
                <text:p>0.959461</text:p>
              </table:table-cell>
              <table:table-cell office:value-type="float" office:value="829.328">
                <text:p>829.328</text:p>
              </table:table-cell>
            </table:table-row>
            <table:table-row>
              <table:table-cell office:value-type="float" office:value="5.8">
                <text:p>5.8</text:p>
              </table:table-cell>
              <table:table-cell office:value-type="float" office:value="161.397">
                <text:p>161.397</text:p>
              </table:table-cell>
              <table:table-cell office:value-type="float" office:value="0.896242">
                <text:p>0.896242</text:p>
              </table:table-cell>
              <table:table-cell office:value-type="float" office:value="837.706">
                <text:p>837.706</text:p>
              </table:table-cell>
            </table:table-row>
            <table:table-row>
              <table:table-cell office:value-type="float" office:value="5.9">
                <text:p>5.9</text:p>
              </table:table-cell>
              <table:table-cell office:value-type="float" office:value="153.485">
                <text:p>153.485</text:p>
              </table:table-cell>
              <table:table-cell office:value-type="float" office:value="0.840034">
                <text:p>0.840034</text:p>
              </table:table-cell>
              <table:table-cell office:value-type="float" office:value="845.674">
                <text:p>845.674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45.958">
                <text:p>145.958</text:p>
              </table:table-cell>
              <table:table-cell office:value-type="float" office:value="0.789895">
                <text:p>0.789895</text:p>
              </table:table-cell>
              <table:table-cell office:value-type="float" office:value="853.252">
                <text:p>853.252</text:p>
              </table:table-cell>
            </table:table-row>
            <table:table-row>
              <table:table-cell office:value-type="float" office:value="6.1">
                <text:p>6.1</text:p>
              </table:table-cell>
              <table:table-cell office:value-type="float" office:value="138.797">
                <text:p>138.797</text:p>
              </table:table-cell>
              <table:table-cell office:value-type="float" office:value="0.745026">
                <text:p>0.745026</text:p>
              </table:table-cell>
              <table:table-cell office:value-type="float" office:value="860.458">
                <text:p>860.458</text:p>
              </table:table-cell>
            </table:table-row>
            <table:table-row>
              <table:table-cell office:value-type="float" office:value="6.2">
                <text:p>6.2</text:p>
              </table:table-cell>
              <table:table-cell office:value-type="float" office:value="131.985">
                <text:p>131.985</text:p>
              </table:table-cell>
              <table:table-cell office:value-type="float" office:value="0.704753">
                <text:p>0.704753</text:p>
              </table:table-cell>
              <table:table-cell office:value-type="float" office:value="867.31">
                <text:p>867.31</text:p>
              </table:table-cell>
            </table:table-row>
            <table:table-row>
              <table:table-cell office:value-type="float" office:value="6.3">
                <text:p>6.3</text:p>
              </table:table-cell>
              <table:table-cell office:value-type="float" office:value="125.505">
                <text:p>125.505</text:p>
              </table:table-cell>
              <table:table-cell office:value-type="float" office:value="0.668502">
                <text:p>0.668502</text:p>
              </table:table-cell>
              <table:table-cell office:value-type="float" office:value="873.826">
                <text:p>873.826</text:p>
              </table:table-cell>
            </table:table-row>
            <table:table-row>
              <table:table-cell office:value-type="float" office:value="6.4">
                <text:p>6.4</text:p>
              </table:table-cell>
              <table:table-cell office:value-type="float" office:value="119.342">
                <text:p>119.342</text:p>
              </table:table-cell>
              <table:table-cell office:value-type="float" office:value="0.635783">
                <text:p>0.635783</text:p>
              </table:table-cell>
              <table:table-cell office:value-type="float" office:value="880.022">
                <text:p>880.022</text:p>
              </table:table-cell>
            </table:table-row>
            <table:table-row>
              <table:table-cell office:value-type="float" office:value="6.5">
                <text:p>6.5</text:p>
              </table:table-cell>
              <table:table-cell office:value-type="float" office:value="113.48">
                <text:p>113.48</text:p>
              </table:table-cell>
              <table:table-cell office:value-type="float" office:value="0.606175">
                <text:p>0.606175</text:p>
              </table:table-cell>
              <table:table-cell office:value-type="float" office:value="885.914">
                <text:p>885.914</text:p>
              </table:table-cell>
            </table:table-row>
            <table:table-row>
              <table:table-cell office:value-type="float" office:value="6.6">
                <text:p>6.6</text:p>
              </table:table-cell>
              <table:table-cell office:value-type="float" office:value="107.904">
                <text:p>107.904</text:p>
              </table:table-cell>
              <table:table-cell office:value-type="float" office:value="0.579317">
                <text:p>0.579317</text:p>
              </table:table-cell>
              <table:table-cell office:value-type="float" office:value="891.516">
                <text:p>891.516</text:p>
              </table:table-cell>
            </table:table-row>
            <table:table-row>
              <table:table-cell office:value-type="float" office:value="6.7">
                <text:p>6.7</text:p>
              </table:table-cell>
              <table:table-cell office:value-type="float" office:value="102.602">
                <text:p>102.602</text:p>
              </table:table-cell>
              <table:table-cell office:value-type="float" office:value="0.554896">
                <text:p>0.554896</text:p>
              </table:table-cell>
              <table:table-cell office:value-type="float" office:value="896.843">
                <text:p>896.843</text:p>
              </table:table-cell>
            </table:table-row>
            <table:table-row>
              <table:table-cell office:value-type="float" office:value="6.8">
                <text:p>6.8</text:p>
              </table:table-cell>
              <table:table-cell office:value-type="float" office:value="97.5587">
                <text:p>97.5587</text:p>
              </table:table-cell>
              <table:table-cell office:value-type="float" office:value="0.532642">
                <text:p>0.532642</text:p>
              </table:table-cell>
              <table:table-cell office:value-type="float" office:value="901.909">
                <text:p>901.909</text:p>
              </table:table-cell>
            </table:table-row>
            <table:table-row>
              <table:table-cell office:value-type="float" office:value="6.9">
                <text:p>6.9</text:p>
              </table:table-cell>
              <table:table-cell office:value-type="float" office:value="92.7628">
                <text:p>92.7628</text:p>
              </table:table-cell>
              <table:table-cell office:value-type="float" office:value="0.51232">
                <text:p>0.51232</text:p>
              </table:table-cell>
              <table:table-cell office:value-type="float" office:value="906.725">
                <text:p>906.725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88.2018">
                <text:p>88.2018</text:p>
              </table:table-cell>
              <table:table-cell office:value-type="float" office:value="0.493726">
                <text:p>0.493726</text:p>
              </table:table-cell>
              <table:table-cell office:value-type="float" office:value="911.304">
                <text:p>911.304</text:p>
              </table:table-cell>
            </table:table-row>
            <table:table-row>
              <table:table-cell office:value-type="float" office:value="7.1">
                <text:p>7.1</text:p>
              </table:table-cell>
              <table:table-cell office:value-type="float" office:value="83.8645">
                <text:p>83.8645</text:p>
              </table:table-cell>
              <table:table-cell office:value-type="float" office:value="0.476679">
                <text:p>0.476679</text:p>
              </table:table-cell>
              <table:table-cell office:value-type="float" office:value="915.659">
                <text:p>915.659</text:p>
              </table:table-cell>
            </table:table-row>
            <table:table-row>
              <table:table-cell office:value-type="float" office:value="7.2">
                <text:p>7.2</text:p>
              </table:table-cell>
              <table:table-cell office:value-type="float" office:value="79.74">
                <text:p>79.74</text:p>
              </table:table-cell>
              <table:table-cell office:value-type="float" office:value="0.461024">
                <text:p>0.461024</text:p>
              </table:table-cell>
              <table:table-cell office:value-type="float" office:value="919.799">
                <text:p>919.799</text:p>
              </table:table-cell>
            </table:table-row>
            <table:table-row>
              <table:table-cell office:value-type="float" office:value="7.3">
                <text:p>7.3</text:p>
              </table:table-cell>
              <table:table-cell office:value-type="float" office:value="75.8178">
                <text:p>75.8178</text:p>
              </table:table-cell>
              <table:table-cell office:value-type="float" office:value="0.446622">
                <text:p>0.446622</text:p>
              </table:table-cell>
              <table:table-cell office:value-type="float" office:value="923.736">
                <text:p>923.736</text:p>
              </table:table-cell>
            </table:table-row>
            <table:table-row>
              <table:table-cell office:value-type="float" office:value="7.4">
                <text:p>7.4</text:p>
              </table:table-cell>
              <table:table-cell office:value-type="float" office:value="72.0881">
                <text:p>72.0881</text:p>
              </table:table-cell>
              <table:table-cell office:value-type="float" office:value="0.43335">
                <text:p>0.43335</text:p>
              </table:table-cell>
              <table:table-cell office:value-type="float" office:value="927.479">
                <text:p>927.479</text:p>
              </table:table-cell>
            </table:table-row>
            <table:table-row>
              <table:table-cell office:value-type="float" office:value="7.5">
                <text:p>7.5</text:p>
              </table:table-cell>
              <table:table-cell office:value-type="float" office:value="68.5415">
                <text:p>68.5415</text:p>
              </table:table-cell>
              <table:table-cell office:value-type="float" office:value="0.421102">
                <text:p>0.421102</text:p>
              </table:table-cell>
              <table:table-cell office:value-type="float" office:value="931.037">
                <text:p>931.037</text:p>
              </table:table-cell>
            </table:table-row>
            <table:table-row>
              <table:table-cell office:value-type="float" office:value="7.6">
                <text:p>7.6</text:p>
              </table:table-cell>
              <table:table-cell office:value-type="float" office:value="65.1691">
                <text:p>65.1691</text:p>
              </table:table-cell>
              <table:table-cell office:value-type="float" office:value="0.409781">
                <text:p>0.409781</text:p>
              </table:table-cell>
              <table:table-cell office:value-type="float" office:value="934.421">
                <text:p>934.421</text:p>
              </table:table-cell>
            </table:table-row>
            <table:table-row>
              <table:table-cell office:value-type="float" office:value="7.7">
                <text:p>7.7</text:p>
              </table:table-cell>
              <table:table-cell office:value-type="float" office:value="61.9624">
                <text:p>61.9624</text:p>
              </table:table-cell>
              <table:table-cell office:value-type="float" office:value="0.399303">
                <text:p>0.399303</text:p>
              </table:table-cell>
              <table:table-cell office:value-type="float" office:value="937.638">
                <text:p>937.638</text:p>
              </table:table-cell>
            </table:table-row>
            <table:table-row>
              <table:table-cell office:value-type="float" office:value="7.8">
                <text:p>7.8</text:p>
              </table:table-cell>
              <table:table-cell office:value-type="float" office:value="58.9132">
                <text:p>58.9132</text:p>
              </table:table-cell>
              <table:table-cell office:value-type="float" office:value="0.389593">
                <text:p>0.389593</text:p>
              </table:table-cell>
              <table:table-cell office:value-type="float" office:value="940.697">
                <text:p>940.697</text:p>
              </table:table-cell>
            </table:table-row>
            <table:table-row>
              <table:table-cell office:value-type="float" office:value="7.9">
                <text:p>7.9</text:p>
              </table:table-cell>
              <table:table-cell office:value-type="float" office:value="56.0138">
                <text:p>56.0138</text:p>
              </table:table-cell>
              <table:table-cell office:value-type="float" office:value="0.380582">
                <text:p>0.380582</text:p>
              </table:table-cell>
              <table:table-cell office:value-type="float" office:value="943.606">
                <text:p>943.60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53.2569">
                <text:p>53.2569</text:p>
              </table:table-cell>
              <table:table-cell office:value-type="float" office:value="0.37221">
                <text:p>0.37221</text:p>
              </table:table-cell>
              <table:table-cell office:value-type="float" office:value="946.371">
                <text:p>946.371</text:p>
              </table:table-cell>
            </table:table-row>
            <table:table-row>
              <table:table-cell office:value-type="float" office:value="8.1">
                <text:p>8.1</text:p>
              </table:table-cell>
              <table:table-cell office:value-type="float" office:value="50.6355">
                <text:p>50.6355</text:p>
              </table:table-cell>
              <table:table-cell office:value-type="float" office:value="0.364423">
                <text:p>0.364423</text:p>
              </table:table-cell>
              <table:table-cell office:value-type="float" office:value="949">
                <text:p>949</text:p>
              </table:table-cell>
            </table:table-row>
            <table:table-row>
              <table:table-cell office:value-type="float" office:value="8.2">
                <text:p>8.2</text:p>
              </table:table-cell>
              <table:table-cell office:value-type="float" office:value="48.143">
                <text:p>48.143</text:p>
              </table:table-cell>
              <table:table-cell office:value-type="float" office:value="0.357173">
                <text:p>0.357173</text:p>
              </table:table-cell>
              <table:table-cell office:value-type="float" office:value="951.5">
                <text:p>951.5</text:p>
              </table:table-cell>
            </table:table-row>
            <table:table-row>
              <table:table-cell office:value-type="float" office:value="8.3">
                <text:p>8.3</text:p>
              </table:table-cell>
              <table:table-cell office:value-type="float" office:value="45.7731">
                <text:p>45.7731</text:p>
              </table:table-cell>
              <table:table-cell office:value-type="float" office:value="0.350415">
                <text:p>0.350415</text:p>
              </table:table-cell>
              <table:table-cell office:value-type="float" office:value="953.876">
                <text:p>953.876</text:p>
              </table:table-cell>
            </table:table-row>
            <table:table-row>
              <table:table-cell office:value-type="float" office:value="8.4">
                <text:p>8.4</text:p>
              </table:table-cell>
              <table:table-cell office:value-type="float" office:value="43.5197">
                <text:p>43.5197</text:p>
              </table:table-cell>
              <table:table-cell office:value-type="float" office:value="0.344109">
                <text:p>0.344109</text:p>
              </table:table-cell>
              <table:table-cell office:value-type="float" office:value="956.136">
                <text:p>956.136</text:p>
              </table:table-cell>
            </table:table-row>
            <table:table-row>
              <table:table-cell office:value-type="float" office:value="8.5">
                <text:p>8.5</text:p>
              </table:table-cell>
              <table:table-cell office:value-type="float" office:value="41.3772">
                <text:p>41.3772</text:p>
              </table:table-cell>
              <table:table-cell office:value-type="float" office:value="0.338221">
                <text:p>0.338221</text:p>
              </table:table-cell>
              <table:table-cell office:value-type="float" office:value="958.285">
                <text:p>958.285</text:p>
              </table:table-cell>
            </table:table-row>
            <table:table-row>
              <table:table-cell office:value-type="float" office:value="8.6">
                <text:p>8.6</text:p>
              </table:table-cell>
              <table:table-cell office:value-type="float" office:value="39.34">
                <text:p>39.34</text:p>
              </table:table-cell>
              <table:table-cell office:value-type="float" office:value="0.332717">
                <text:p>0.332717</text:p>
              </table:table-cell>
              <table:table-cell office:value-type="float" office:value="960.327">
                <text:p>960.327</text:p>
              </table:table-cell>
            </table:table-row>
            <table:table-row>
              <table:table-cell office:value-type="float" office:value="8.7">
                <text:p>8.7</text:p>
              </table:table-cell>
              <table:table-cell office:value-type="float" office:value="37.403">
                <text:p>37.403</text:p>
              </table:table-cell>
              <table:table-cell office:value-type="float" office:value="0.327568">
                <text:p>0.327568</text:p>
              </table:table-cell>
              <table:table-cell office:value-type="float" office:value="962.269">
                <text:p>962.269</text:p>
              </table:table-cell>
            </table:table-row>
            <table:table-row>
              <table:table-cell office:value-type="float" office:value="8.8">
                <text:p>8.8</text:p>
              </table:table-cell>
              <table:table-cell office:value-type="float" office:value="35.5614">
                <text:p>35.5614</text:p>
              </table:table-cell>
              <table:table-cell office:value-type="float" office:value="0.322747">
                <text:p>0.322747</text:p>
              </table:table-cell>
              <table:table-cell office:value-type="float" office:value="964.116">
                <text:p>964.116</text:p>
              </table:table-cell>
            </table:table-row>
            <table:table-row>
              <table:table-cell office:value-type="float" office:value="8.9">
                <text:p>8.9</text:p>
              </table:table-cell>
              <table:table-cell office:value-type="float" office:value="33.8103">
                <text:p>33.8103</text:p>
              </table:table-cell>
              <table:table-cell office:value-type="float" office:value="0.318231">
                <text:p>0.318231</text:p>
              </table:table-cell>
              <table:table-cell office:value-type="float" office:value="965.871">
                <text:p>965.871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32.1455">
                <text:p>32.1455</text:p>
              </table:table-cell>
              <table:table-cell office:value-type="float" office:value="0.313996">
                <text:p>0.313996</text:p>
              </table:table-cell>
              <table:table-cell office:value-type="float" office:value="967.541">
                <text:p>967.541</text:p>
              </table:table-cell>
            </table:table-row>
            <table:table-row>
              <table:table-cell office:value-type="float" office:value="9.1">
                <text:p>9.1</text:p>
              </table:table-cell>
              <table:table-cell office:value-type="float" office:value="30.5625">
                <text:p>30.5625</text:p>
              </table:table-cell>
              <table:table-cell office:value-type="float" office:value="0.310022">
                <text:p>0.310022</text:p>
              </table:table-cell>
              <table:table-cell office:value-type="float" office:value="969.127">
                <text:p>969.127</text:p>
              </table:table-cell>
            </table:table-row>
            <table:table-row>
              <table:table-cell office:value-type="float" office:value="9.2">
                <text:p>9.2</text:p>
              </table:table-cell>
              <table:table-cell office:value-type="float" office:value="29.0575">
                <text:p>29.0575</text:p>
              </table:table-cell>
              <table:table-cell office:value-type="float" office:value="0.306292">
                <text:p>0.306292</text:p>
              </table:table-cell>
              <table:table-cell office:value-type="float" office:value="970.636">
                <text:p>970.636</text:p>
              </table:table-cell>
            </table:table-row>
            <table:table-row>
              <table:table-cell office:value-type="float" office:value="9.3">
                <text:p>9.3</text:p>
              </table:table-cell>
              <table:table-cell office:value-type="float" office:value="27.6265">
                <text:p>27.6265</text:p>
              </table:table-cell>
              <table:table-cell office:value-type="float" office:value="0.302787">
                <text:p>0.302787</text:p>
              </table:table-cell>
              <table:table-cell office:value-type="float" office:value="972.071">
                <text:p>972.071</text:p>
              </table:table-cell>
            </table:table-row>
            <table:table-row>
              <table:table-cell office:value-type="float" office:value="9.4">
                <text:p>9.4</text:p>
              </table:table-cell>
              <table:table-cell office:value-type="float" office:value="26.2659">
                <text:p>26.2659</text:p>
              </table:table-cell>
              <table:table-cell office:value-type="float" office:value="0.299493">
                <text:p>0.299493</text:p>
              </table:table-cell>
              <table:table-cell office:value-type="float" office:value="973.435">
                <text:p>973.435</text:p>
              </table:table-cell>
            </table:table-row>
            <table:table-row>
              <table:table-cell office:value-type="float" office:value="9.5">
                <text:p>9.5</text:p>
              </table:table-cell>
              <table:table-cell office:value-type="float" office:value="24.9724">
                <text:p>24.9724</text:p>
              </table:table-cell>
              <table:table-cell office:value-type="float" office:value="0.296394">
                <text:p>0.296394</text:p>
              </table:table-cell>
              <table:table-cell office:value-type="float" office:value="974.731">
                <text:p>974.731</text:p>
              </table:table-cell>
            </table:table-row>
            <table:table-row>
              <table:table-cell office:value-type="float" office:value="9.6">
                <text:p>9.6</text:p>
              </table:table-cell>
              <table:table-cell office:value-type="float" office:value="23.7425">
                <text:p>23.7425</text:p>
              </table:table-cell>
              <table:table-cell office:value-type="float" office:value="0.293478">
                <text:p>0.293478</text:p>
              </table:table-cell>
              <table:table-cell office:value-type="float" office:value="975.964">
                <text:p>975.964</text:p>
              </table:table-cell>
            </table:table-row>
            <table:table-row>
              <table:table-cell office:value-type="float" office:value="9.7">
                <text:p>9.7</text:p>
              </table:table-cell>
              <table:table-cell office:value-type="float" office:value="22.5731">
                <text:p>22.5731</text:p>
              </table:table-cell>
              <table:table-cell office:value-type="float" office:value="0.290733">
                <text:p>0.290733</text:p>
              </table:table-cell>
              <table:table-cell office:value-type="float" office:value="977.136">
                <text:p>977.136</text:p>
              </table:table-cell>
            </table:table-row>
            <table:table-row>
              <table:table-cell office:value-type="float" office:value="9.8">
                <text:p>9.8</text:p>
              </table:table-cell>
              <table:table-cell office:value-type="float" office:value="21.4613">
                <text:p>21.4613</text:p>
              </table:table-cell>
              <table:table-cell office:value-type="float" office:value="0.288147">
                <text:p>0.288147</text:p>
              </table:table-cell>
              <table:table-cell office:value-type="float" office:value="978.251">
                <text:p>978.251</text:p>
              </table:table-cell>
            </table:table-row>
            <table:table-row>
              <table:table-cell office:value-type="float" office:value="9.9">
                <text:p>9.9</text:p>
              </table:table-cell>
              <table:table-cell office:value-type="float" office:value="20.4043">
                <text:p>20.4043</text:p>
              </table:table-cell>
              <table:table-cell office:value-type="float" office:value="0.28571">
                <text:p>0.28571</text:p>
              </table:table-cell>
              <table:table-cell office:value-type="float" office:value="979.31">
                <text:p>979.3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9.3993">
                <text:p>19.3993</text:p>
              </table:table-cell>
              <table:table-cell office:value-type="float" office:value="0.283413">
                <text:p>0.283413</text:p>
              </table:table-cell>
              <table:table-cell office:value-type="float" office:value="980.317">
                <text:p>980.317</text:p>
              </table:table-cell>
            </table:table-row>
            <table:table-row>
              <table:table-cell office:value-type="float" office:value="10.1">
                <text:p>10.1</text:p>
              </table:table-cell>
              <table:table-cell office:value-type="float" office:value="18.4438">
                <text:p>18.4438</text:p>
              </table:table-cell>
              <table:table-cell office:value-type="float" office:value="0.281245">
                <text:p>0.281245</text:p>
              </table:table-cell>
              <table:table-cell office:value-type="float" office:value="981.275">
                <text:p>981.275</text:p>
              </table:table-cell>
            </table:table-row>
            <table:table-row>
              <table:table-cell office:value-type="float" office:value="10.2">
                <text:p>10.2</text:p>
              </table:table-cell>
              <table:table-cell office:value-type="float" office:value="17.5353">
                <text:p>17.5353</text:p>
              </table:table-cell>
              <table:table-cell office:value-type="float" office:value="0.279201">
                <text:p>0.279201</text:p>
              </table:table-cell>
              <table:table-cell office:value-type="float" office:value="982.185">
                <text:p>982.185</text:p>
              </table:table-cell>
            </table:table-row>
            <table:table-row>
              <table:table-cell office:value-type="float" office:value="10.3">
                <text:p>10.3</text:p>
              </table:table-cell>
              <table:table-cell office:value-type="float" office:value="16.6716">
                <text:p>16.6716</text:p>
              </table:table-cell>
              <table:table-cell office:value-type="float" office:value="0.277271">
                <text:p>0.277271</text:p>
              </table:table-cell>
              <table:table-cell office:value-type="float" office:value="983.051">
                <text:p>983.051</text:p>
              </table:table-cell>
            </table:table-row>
            <table:table-row>
              <table:table-cell office:value-type="float" office:value="10.4">
                <text:p>10.4</text:p>
              </table:table-cell>
              <table:table-cell office:value-type="float" office:value="15.8504">
                <text:p>15.8504</text:p>
              </table:table-cell>
              <table:table-cell office:value-type="float" office:value="0.275448">
                <text:p>0.275448</text:p>
              </table:table-cell>
              <table:table-cell office:value-type="float" office:value="983.874">
                <text:p>983.874</text:p>
              </table:table-cell>
            </table:table-row>
            <table:table-row>
              <table:table-cell office:value-type="float" office:value="10.5">
                <text:p>10.5</text:p>
              </table:table-cell>
              <table:table-cell office:value-type="float" office:value="15.0696">
                <text:p>15.0696</text:p>
              </table:table-cell>
              <table:table-cell office:value-type="float" office:value="0.273726">
                <text:p>0.273726</text:p>
              </table:table-cell>
              <table:table-cell office:value-type="float" office:value="984.657">
                <text:p>984.657</text:p>
              </table:table-cell>
            </table:table-row>
            <table:table-row>
              <table:table-cell office:value-type="float" office:value="10.6">
                <text:p>10.6</text:p>
              </table:table-cell>
              <table:table-cell office:value-type="float" office:value="14.3273">
                <text:p>14.3273</text:p>
              </table:table-cell>
              <table:table-cell office:value-type="float" office:value="0.2721">
                <text:p>0.2721</text:p>
              </table:table-cell>
              <table:table-cell office:value-type="float" office:value="985.401">
                <text:p>985.401</text:p>
              </table:table-cell>
            </table:table-row>
            <table:table-row>
              <table:table-cell office:value-type="float" office:value="10.7">
                <text:p>10.7</text:p>
              </table:table-cell>
              <table:table-cell office:value-type="float" office:value="13.6215">
                <text:p>13.6215</text:p>
              </table:table-cell>
              <table:table-cell office:value-type="float" office:value="0.270562">
                <text:p>0.270562</text:p>
              </table:table-cell>
              <table:table-cell office:value-type="float" office:value="986.108">
                <text:p>986.108</text:p>
              </table:table-cell>
            </table:table-row>
            <table:table-row>
              <table:table-cell office:value-type="float" office:value="10.8">
                <text:p>10.8</text:p>
              </table:table-cell>
              <table:table-cell office:value-type="float" office:value="12.9505">
                <text:p>12.9505</text:p>
              </table:table-cell>
              <table:table-cell office:value-type="float" office:value="0.269109">
                <text:p>0.269109</text:p>
              </table:table-cell>
              <table:table-cell office:value-type="float" office:value="986.78">
                <text:p>986.78</text:p>
              </table:table-cell>
            </table:table-row>
            <table:table-row>
              <table:table-cell office:value-type="float" office:value="10.9">
                <text:p>10.9</text:p>
              </table:table-cell>
              <table:table-cell office:value-type="float" office:value="12.3126">
                <text:p>12.3126</text:p>
              </table:table-cell>
              <table:table-cell office:value-type="float" office:value="0.267734">
                <text:p>0.267734</text:p>
              </table:table-cell>
              <table:table-cell office:value-type="float" office:value="987.42">
                <text:p>987.42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1.7061">
                <text:p>11.7061</text:p>
              </table:table-cell>
              <table:table-cell office:value-type="float" office:value="0.266434">
                <text:p>0.266434</text:p>
              </table:table-cell>
              <table:table-cell office:value-type="float" office:value="988.028">
                <text:p>988.028</text:p>
              </table:table-cell>
            </table:table-row>
            <table:table-row>
              <table:table-cell office:value-type="float" office:value="11.1">
                <text:p>11.1</text:p>
              </table:table-cell>
              <table:table-cell office:value-type="float" office:value="11.1294">
                <text:p>11.1294</text:p>
              </table:table-cell>
              <table:table-cell office:value-type="float" office:value="0.265204">
                <text:p>0.265204</text:p>
              </table:table-cell>
              <table:table-cell office:value-type="float" office:value="988.605">
                <text:p>988.605</text:p>
              </table:table-cell>
            </table:table-row>
            <table:table-row>
              <table:table-cell office:value-type="float" office:value="11.2">
                <text:p>11.2</text:p>
              </table:table-cell>
              <table:table-cell office:value-type="float" office:value="10.5811">
                <text:p>10.5811</text:p>
              </table:table-cell>
              <table:table-cell office:value-type="float" office:value="0.264039">
                <text:p>0.264039</text:p>
              </table:table-cell>
              <table:table-cell office:value-type="float" office:value="989.155">
                <text:p>989.155</text:p>
              </table:table-cell>
            </table:table-row>
            <table:table-row>
              <table:table-cell office:value-type="float" office:value="11.3">
                <text:p>11.3</text:p>
              </table:table-cell>
              <table:table-cell office:value-type="float" office:value="10.0599">
                <text:p>10.0599</text:p>
              </table:table-cell>
              <table:table-cell office:value-type="float" office:value="0.262937">
                <text:p>0.262937</text:p>
              </table:table-cell>
              <table:table-cell office:value-type="float" office:value="989.677">
                <text:p>989.677</text:p>
              </table:table-cell>
            </table:table-row>
            <table:table-row>
              <table:table-cell office:value-type="float" office:value="11.4">
                <text:p>11.4</text:p>
              </table:table-cell>
              <table:table-cell office:value-type="float" office:value="9.56431">
                <text:p>9.56431</text:p>
              </table:table-cell>
              <table:table-cell office:value-type="float" office:value="0.261894">
                <text:p>0.261894</text:p>
              </table:table-cell>
              <table:table-cell office:value-type="float" office:value="990.174">
                <text:p>990.174</text:p>
              </table:table-cell>
            </table:table-row>
            <table:table-row>
              <table:table-cell office:value-type="float" office:value="11.5">
                <text:p>11.5</text:p>
              </table:table-cell>
              <table:table-cell office:value-type="float" office:value="9.09314">
                <text:p>9.09314</text:p>
              </table:table-cell>
              <table:table-cell office:value-type="float" office:value="0.260905">
                <text:p>0.260905</text:p>
              </table:table-cell>
              <table:table-cell office:value-type="float" office:value="990.646">
                <text:p>990.646</text:p>
              </table:table-cell>
            </table:table-row>
            <table:table-row>
              <table:table-cell office:value-type="float" office:value="11.6">
                <text:p>11.6</text:p>
              </table:table-cell>
              <table:table-cell office:value-type="float" office:value="8.64517">
                <text:p>8.64517</text:p>
              </table:table-cell>
              <table:table-cell office:value-type="float" office:value="0.259969">
                <text:p>0.259969</text:p>
              </table:table-cell>
              <table:table-cell office:value-type="float" office:value="991.095">
                <text:p>991.095</text:p>
              </table:table-cell>
            </table:table-row>
            <table:table-row>
              <table:table-cell office:value-type="float" office:value="11.7">
                <text:p>11.7</text:p>
              </table:table-cell>
              <table:table-cell office:value-type="float" office:value="8.21928">
                <text:p>8.21928</text:p>
              </table:table-cell>
              <table:table-cell office:value-type="float" office:value="0.259082">
                <text:p>0.259082</text:p>
              </table:table-cell>
              <table:table-cell office:value-type="float" office:value="991.522">
                <text:p>991.522</text:p>
              </table:table-cell>
            </table:table-row>
            <table:table-row>
              <table:table-cell office:value-type="float" office:value="11.8">
                <text:p>11.8</text:p>
              </table:table-cell>
              <table:table-cell office:value-type="float" office:value="7.81436">
                <text:p>7.81436</text:p>
              </table:table-cell>
              <table:table-cell office:value-type="float" office:value="0.258242">
                <text:p>0.258242</text:p>
              </table:table-cell>
              <table:table-cell office:value-type="float" office:value="991.927">
                <text:p>991.927</text:p>
              </table:table-cell>
            </table:table-row>
            <table:table-row>
              <table:table-cell office:value-type="float" office:value="11.9">
                <text:p>11.9</text:p>
              </table:table-cell>
              <table:table-cell office:value-type="float" office:value="7.42938">
                <text:p>7.42938</text:p>
              </table:table-cell>
              <table:table-cell office:value-type="float" office:value="0.257446">
                <text:p>0.257446</text:p>
              </table:table-cell>
              <table:table-cell office:value-type="float" office:value="992.313">
                <text:p>992.313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7.06337">
                <text:p>7.06337</text:p>
              </table:table-cell>
              <table:table-cell office:value-type="float" office:value="0.256691">
                <text:p>0.256691</text:p>
              </table:table-cell>
              <table:table-cell office:value-type="float" office:value="992.68">
                <text:p>992.68</text:p>
              </table:table-cell>
            </table:table-row>
            <table:table-row>
              <table:table-cell office:value-type="float" office:value="12.1">
                <text:p>12.1</text:p>
              </table:table-cell>
              <table:table-cell office:value-type="float" office:value="6.71539">
                <text:p>6.71539</text:p>
              </table:table-cell>
              <table:table-cell office:value-type="float" office:value="0.255975">
                <text:p>0.255975</text:p>
              </table:table-cell>
              <table:table-cell office:value-type="float" office:value="993.029">
                <text:p>993.029</text:p>
              </table:table-cell>
            </table:table-row>
            <table:table-row>
              <table:table-cell office:value-type="float" office:value="12.2">
                <text:p>12.2</text:p>
              </table:table-cell>
              <table:table-cell office:value-type="float" office:value="6.38455">
                <text:p>6.38455</text:p>
              </table:table-cell>
              <table:table-cell office:value-type="float" office:value="0.255297">
                <text:p>0.255297</text:p>
              </table:table-cell>
              <table:table-cell office:value-type="float" office:value="993.36">
                <text:p>993.36</text:p>
              </table:table-cell>
            </table:table-row>
            <table:table-row>
              <table:table-cell office:value-type="float" office:value="12.3">
                <text:p>12.3</text:p>
              </table:table-cell>
              <table:table-cell office:value-type="float" office:value="6.07001">
                <text:p>6.07001</text:p>
              </table:table-cell>
              <table:table-cell office:value-type="float" office:value="0.254654">
                <text:p>0.254654</text:p>
              </table:table-cell>
              <table:table-cell office:value-type="float" office:value="993.675">
                <text:p>993.675</text:p>
              </table:table-cell>
            </table:table-row>
            <table:table-row>
              <table:table-cell office:value-type="float" office:value="12.4">
                <text:p>12.4</text:p>
              </table:table-cell>
              <table:table-cell office:value-type="float" office:value="5.77097">
                <text:p>5.77097</text:p>
              </table:table-cell>
              <table:table-cell office:value-type="float" office:value="0.254044">
                <text:p>0.254044</text:p>
              </table:table-cell>
              <table:table-cell office:value-type="float" office:value="993.975">
                <text:p>993.975</text:p>
              </table:table-cell>
            </table:table-row>
            <table:table-row>
              <table:table-cell office:value-type="float" office:value="12.5">
                <text:p>12.5</text:p>
              </table:table-cell>
              <table:table-cell office:value-type="float" office:value="5.48665">
                <text:p>5.48665</text:p>
              </table:table-cell>
              <table:table-cell office:value-type="float" office:value="0.253465">
                <text:p>0.253465</text:p>
              </table:table-cell>
              <table:table-cell office:value-type="float" office:value="994.26">
                <text:p>994.26</text:p>
              </table:table-cell>
            </table:table-row>
            <table:table-row>
              <table:table-cell office:value-type="float" office:value="12.6">
                <text:p>12.6</text:p>
              </table:table-cell>
              <table:table-cell office:value-type="float" office:value="5.21634">
                <text:p>5.21634</text:p>
              </table:table-cell>
              <table:table-cell office:value-type="float" office:value="0.252916">
                <text:p>0.252916</text:p>
              </table:table-cell>
              <table:table-cell office:value-type="float" office:value="994.531">
                <text:p>994.531</text:p>
              </table:table-cell>
            </table:table-row>
            <table:table-row>
              <table:table-cell office:value-type="float" office:value="12.7">
                <text:p>12.7</text:p>
              </table:table-cell>
              <table:table-cell office:value-type="float" office:value="4.95935">
                <text:p>4.95935</text:p>
              </table:table-cell>
              <table:table-cell office:value-type="float" office:value="0.252395">
                <text:p>0.252395</text:p>
              </table:table-cell>
              <table:table-cell office:value-type="float" office:value="994.788">
                <text:p>994.788</text:p>
              </table:table-cell>
            </table:table-row>
            <table:table-row>
              <table:table-cell office:value-type="float" office:value="12.8">
                <text:p>12.8</text:p>
              </table:table-cell>
              <table:table-cell office:value-type="float" office:value="4.71502">
                <text:p>4.71502</text:p>
              </table:table-cell>
              <table:table-cell office:value-type="float" office:value="0.251901">
                <text:p>0.251901</text:p>
              </table:table-cell>
              <table:table-cell office:value-type="float" office:value="995.033">
                <text:p>995.033</text:p>
              </table:table-cell>
            </table:table-row>
            <table:table-row>
              <table:table-cell office:value-type="float" office:value="12.9">
                <text:p>12.9</text:p>
              </table:table-cell>
              <table:table-cell office:value-type="float" office:value="4.48272">
                <text:p>4.48272</text:p>
              </table:table-cell>
              <table:table-cell office:value-type="float" office:value="0.251432">
                <text:p>0.251432</text:p>
              </table:table-cell>
              <table:table-cell office:value-type="float" office:value="995.266">
                <text:p>995.266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4.26187">
                <text:p>4.26187</text:p>
              </table:table-cell>
              <table:table-cell office:value-type="float" office:value="0.250987">
                <text:p>0.250987</text:p>
              </table:table-cell>
              <table:table-cell office:value-type="float" office:value="995.487">
                <text:p>995.487</text:p>
              </table:table-cell>
            </table:table-row>
            <table:table-row>
              <table:table-cell office:value-type="float" office:value="13.1">
                <text:p>13.1</text:p>
              </table:table-cell>
              <table:table-cell office:value-type="float" office:value="4.0519">
                <text:p>4.0519</text:p>
              </table:table-cell>
              <table:table-cell office:value-type="float" office:value="0.250565">
                <text:p>0.250565</text:p>
              </table:table-cell>
              <table:table-cell office:value-type="float" office:value="995.698">
                <text:p>995.698</text:p>
              </table:table-cell>
            </table:table-row>
            <table:table-row>
              <table:table-cell office:value-type="float" office:value="13.2">
                <text:p>13.2</text:p>
              </table:table-cell>
              <table:table-cell office:value-type="float" office:value="3.85227">
                <text:p>3.85227</text:p>
              </table:table-cell>
              <table:table-cell office:value-type="float" office:value="0.250164">
                <text:p>0.250164</text:p>
              </table:table-cell>
              <table:table-cell office:value-type="float" office:value="995.898">
                <text:p>995.898</text:p>
              </table:table-cell>
            </table:table-row>
            <table:table-row>
              <table:table-cell office:value-type="float" office:value="13.3">
                <text:p>13.3</text:p>
              </table:table-cell>
              <table:table-cell office:value-type="float" office:value="3.66247">
                <text:p>3.66247</text:p>
              </table:table-cell>
              <table:table-cell office:value-type="float" office:value="0.249784">
                <text:p>0.249784</text:p>
              </table:table-cell>
              <table:table-cell office:value-type="float" office:value="996.088">
                <text:p>996.088</text:p>
              </table:table-cell>
            </table:table-row>
            <table:table-row>
              <table:table-cell office:value-type="float" office:value="13.4">
                <text:p>13.4</text:p>
              </table:table-cell>
              <table:table-cell office:value-type="float" office:value="3.48203">
                <text:p>3.48203</text:p>
              </table:table-cell>
              <table:table-cell office:value-type="float" office:value="0.249423">
                <text:p>0.249423</text:p>
              </table:table-cell>
              <table:table-cell office:value-type="float" office:value="996.269">
                <text:p>996.269</text:p>
              </table:table-cell>
            </table:table-row>
            <table:table-row>
              <table:table-cell office:value-type="float" office:value="13.5">
                <text:p>13.5</text:p>
              </table:table-cell>
              <table:table-cell office:value-type="float" office:value="3.31048">
                <text:p>3.31048</text:p>
              </table:table-cell>
              <table:table-cell office:value-type="float" office:value="0.24908">
                <text:p>0.24908</text:p>
              </table:table-cell>
              <table:table-cell office:value-type="float" office:value="996.44">
                <text:p>996.44</text:p>
              </table:table-cell>
            </table:table-row>
            <table:table-row>
              <table:table-cell office:value-type="float" office:value="13.6">
                <text:p>13.6</text:p>
              </table:table-cell>
              <table:table-cell office:value-type="float" office:value="3.14738">
                <text:p>3.14738</text:p>
              </table:table-cell>
              <table:table-cell office:value-type="float" office:value="0.248754">
                <text:p>0.248754</text:p>
              </table:table-cell>
              <table:table-cell office:value-type="float" office:value="996.604">
                <text:p>996.604</text:p>
              </table:table-cell>
            </table:table-row>
            <table:table-row>
              <table:table-cell office:value-type="float" office:value="13.7">
                <text:p>13.7</text:p>
              </table:table-cell>
              <table:table-cell office:value-type="float" office:value="2.99231">
                <text:p>2.99231</text:p>
              </table:table-cell>
              <table:table-cell office:value-type="float" office:value="0.248445">
                <text:p>0.248445</text:p>
              </table:table-cell>
              <table:table-cell office:value-type="float" office:value="996.759">
                <text:p>996.759</text:p>
              </table:table-cell>
            </table:table-row>
            <table:table-row>
              <table:table-cell office:value-type="float" office:value="13.8">
                <text:p>13.8</text:p>
              </table:table-cell>
              <table:table-cell office:value-type="float" office:value="2.84488">
                <text:p>2.84488</text:p>
              </table:table-cell>
              <table:table-cell office:value-type="float" office:value="0.248152">
                <text:p>0.248152</text:p>
              </table:table-cell>
              <table:table-cell office:value-type="float" office:value="996.907">
                <text:p>996.907</text:p>
              </table:table-cell>
            </table:table-row>
            <table:table-row>
              <table:table-cell office:value-type="float" office:value="13.9">
                <text:p>13.9</text:p>
              </table:table-cell>
              <table:table-cell office:value-type="float" office:value="2.70472">
                <text:p>2.70472</text:p>
              </table:table-cell>
              <table:table-cell office:value-type="float" office:value="0.247873">
                <text:p>0.247873</text:p>
              </table:table-cell>
              <table:table-cell office:value-type="float" office:value="997.047">
                <text:p>997.047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2.57146">
                <text:p>2.57146</text:p>
              </table:table-cell>
              <table:table-cell office:value-type="float" office:value="0.247608">
                <text:p>0.247608</text:p>
              </table:table-cell>
              <table:table-cell office:value-type="float" office:value="997.181">
                <text:p>997.181</text:p>
              </table:table-cell>
            </table:table-row>
            <table:table-row>
              <table:table-cell office:value-type="float" office:value="14.1">
                <text:p>14.1</text:p>
              </table:table-cell>
              <table:table-cell office:value-type="float" office:value="2.44477">
                <text:p>2.44477</text:p>
              </table:table-cell>
              <table:table-cell office:value-type="float" office:value="0.247357">
                <text:p>0.247357</text:p>
              </table:table-cell>
              <table:table-cell office:value-type="float" office:value="997.308">
                <text:p>997.308</text:p>
              </table:table-cell>
            </table:table-row>
            <table:table-row>
              <table:table-cell office:value-type="float" office:value="14.2">
                <text:p>14.2</text:p>
              </table:table-cell>
              <table:table-cell office:value-type="float" office:value="2.32432">
                <text:p>2.32432</text:p>
              </table:table-cell>
              <table:table-cell office:value-type="float" office:value="0.247118">
                <text:p>0.247118</text:p>
              </table:table-cell>
              <table:table-cell office:value-type="float" office:value="997.429">
                <text:p>997.429</text:p>
              </table:table-cell>
            </table:table-row>
            <table:table-row>
              <table:table-cell office:value-type="float" office:value="14.3">
                <text:p>14.3</text:p>
              </table:table-cell>
              <table:table-cell office:value-type="float" office:value="2.2098">
                <text:p>2.2098</text:p>
              </table:table-cell>
              <table:table-cell office:value-type="float" office:value="0.246891">
                <text:p>0.246891</text:p>
              </table:table-cell>
              <table:table-cell office:value-type="float" office:value="997.543">
                <text:p>997.543</text:p>
              </table:table-cell>
            </table:table-row>
            <table:table-row>
              <table:table-cell office:value-type="float" office:value="14.4">
                <text:p>14.4</text:p>
              </table:table-cell>
              <table:table-cell office:value-type="float" office:value="2.10092">
                <text:p>2.10092</text:p>
              </table:table-cell>
              <table:table-cell office:value-type="float" office:value="0.246676">
                <text:p>0.246676</text:p>
              </table:table-cell>
              <table:table-cell office:value-type="float" office:value="997.652">
                <text:p>997.652</text:p>
              </table:table-cell>
            </table:table-row>
            <table:table-row>
              <table:table-cell office:value-type="float" office:value="14.5">
                <text:p>14.5</text:p>
              </table:table-cell>
              <table:table-cell office:value-type="float" office:value="1.99741">
                <text:p>1.99741</text:p>
              </table:table-cell>
              <table:table-cell office:value-type="float" office:value="0.246471">
                <text:p>0.246471</text:p>
              </table:table-cell>
              <table:table-cell office:value-type="float" office:value="997.756">
                <text:p>997.756</text:p>
              </table:table-cell>
            </table:table-row>
            <table:table-row>
              <table:table-cell office:value-type="float" office:value="14.6">
                <text:p>14.6</text:p>
              </table:table-cell>
              <table:table-cell office:value-type="float" office:value="1.899">
                <text:p>1.899</text:p>
              </table:table-cell>
              <table:table-cell office:value-type="float" office:value="0.246277">
                <text:p>0.246277</text:p>
              </table:table-cell>
              <table:table-cell office:value-type="float" office:value="997.855">
                <text:p>997.855</text:p>
              </table:table-cell>
            </table:table-row>
            <table:table-row>
              <table:table-cell office:value-type="float" office:value="14.7">
                <text:p>14.7</text:p>
              </table:table-cell>
              <table:table-cell office:value-type="float" office:value="1.80544">
                <text:p>1.80544</text:p>
              </table:table-cell>
              <table:table-cell office:value-type="float" office:value="0.246092">
                <text:p>0.246092</text:p>
              </table:table-cell>
              <table:table-cell office:value-type="float" office:value="997.948">
                <text:p>997.948</text:p>
              </table:table-cell>
            </table:table-row>
            <table:table-row>
              <table:table-cell office:value-type="float" office:value="14.8">
                <text:p>14.8</text:p>
              </table:table-cell>
              <table:table-cell office:value-type="float" office:value="1.71648">
                <text:p>1.71648</text:p>
              </table:table-cell>
              <table:table-cell office:value-type="float" office:value="0.245917">
                <text:p>0.245917</text:p>
              </table:table-cell>
              <table:table-cell office:value-type="float" office:value="998.038">
                <text:p>998.038</text:p>
              </table:table-cell>
            </table:table-row>
            <table:table-row>
              <table:table-cell office:value-type="float" office:value="14.9">
                <text:p>14.9</text:p>
              </table:table-cell>
              <table:table-cell office:value-type="float" office:value="1.63191">
                <text:p>1.63191</text:p>
              </table:table-cell>
              <table:table-cell office:value-type="float" office:value="0.24575">
                <text:p>0.24575</text:p>
              </table:table-cell>
              <table:table-cell office:value-type="float" office:value="998.122">
                <text:p>998.122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.55151">
                <text:p>1.55151</text:p>
              </table:table-cell>
              <table:table-cell office:value-type="float" office:value="0.245592">
                <text:p>0.245592</text:p>
              </table:table-cell>
              <table:table-cell office:value-type="float" office:value="998.203">
                <text:p>998.203</text:p>
              </table:table-cell>
            </table:table-row>
            <table:table-row>
              <table:table-cell office:value-type="float" office:value="15.1">
                <text:p>15.1</text:p>
              </table:table-cell>
              <table:table-cell office:value-type="float" office:value="1.47507">
                <text:p>1.47507</text:p>
              </table:table-cell>
              <table:table-cell office:value-type="float" office:value="0.245441">
                <text:p>0.245441</text:p>
              </table:table-cell>
              <table:table-cell office:value-type="float" office:value="998.279">
                <text:p>998.279</text:p>
              </table:table-cell>
            </table:table-row>
            <table:table-row>
              <table:table-cell office:value-type="float" office:value="15.2">
                <text:p>15.2</text:p>
              </table:table-cell>
              <table:table-cell office:value-type="float" office:value="1.40239">
                <text:p>1.40239</text:p>
              </table:table-cell>
              <table:table-cell office:value-type="float" office:value="0.245298">
                <text:p>0.245298</text:p>
              </table:table-cell>
              <table:table-cell office:value-type="float" office:value="998.352">
                <text:p>998.352</text:p>
              </table:table-cell>
            </table:table-row>
            <table:table-row>
              <table:table-cell office:value-type="float" office:value="15.3">
                <text:p>15.3</text:p>
              </table:table-cell>
              <table:table-cell office:value-type="float" office:value="1.3333">
                <text:p>1.3333</text:p>
              </table:table-cell>
              <table:table-cell office:value-type="float" office:value="0.245162">
                <text:p>0.245162</text:p>
              </table:table-cell>
              <table:table-cell office:value-type="float" office:value="998.422">
                <text:p>998.422</text:p>
              </table:table-cell>
            </table:table-row>
            <table:table-row>
              <table:table-cell office:value-type="float" office:value="15.4">
                <text:p>15.4</text:p>
              </table:table-cell>
              <table:table-cell office:value-type="float" office:value="1.2676">
                <text:p>1.2676</text:p>
              </table:table-cell>
              <table:table-cell office:value-type="float" office:value="0.245033">
                <text:p>0.245033</text:p>
              </table:table-cell>
              <table:table-cell office:value-type="float" office:value="998.487">
                <text:p>998.487</text:p>
              </table:table-cell>
            </table:table-row>
            <table:table-row>
              <table:table-cell office:value-type="float" office:value="15.5">
                <text:p>15.5</text:p>
              </table:table-cell>
              <table:table-cell office:value-type="float" office:value="1.20515">
                <text:p>1.20515</text:p>
              </table:table-cell>
              <table:table-cell office:value-type="float" office:value="0.244911">
                <text:p>0.244911</text:p>
              </table:table-cell>
              <table:table-cell office:value-type="float" office:value="998.55">
                <text:p>998.55</text:p>
              </table:table-cell>
            </table:table-row>
            <table:table-row>
              <table:table-cell office:value-type="float" office:value="15.6">
                <text:p>15.6</text:p>
              </table:table-cell>
              <table:table-cell office:value-type="float" office:value="1.14577">
                <text:p>1.14577</text:p>
              </table:table-cell>
              <table:table-cell office:value-type="float" office:value="0.244794">
                <text:p>0.244794</text:p>
              </table:table-cell>
              <table:table-cell office:value-type="float" office:value="998.609">
                <text:p>998.609</text:p>
              </table:table-cell>
            </table:table-row>
            <table:table-row>
              <table:table-cell office:value-type="float" office:value="15.7">
                <text:p>15.7</text:p>
              </table:table-cell>
              <table:table-cell office:value-type="float" office:value="1.08932">
                <text:p>1.08932</text:p>
              </table:table-cell>
              <table:table-cell office:value-type="float" office:value="0.244683">
                <text:p>0.244683</text:p>
              </table:table-cell>
              <table:table-cell office:value-type="float" office:value="998.666">
                <text:p>998.666</text:p>
              </table:table-cell>
            </table:table-row>
            <table:table-row>
              <table:table-cell office:value-type="float" office:value="15.8">
                <text:p>15.8</text:p>
              </table:table-cell>
              <table:table-cell office:value-type="float" office:value="1.03565">
                <text:p>1.03565</text:p>
              </table:table-cell>
              <table:table-cell office:value-type="float" office:value="0.244578">
                <text:p>0.244578</text:p>
              </table:table-cell>
              <table:table-cell office:value-type="float" office:value="998.72">
                <text:p>998.72</text:p>
              </table:table-cell>
            </table:table-row>
            <table:table-row>
              <table:table-cell office:value-type="float" office:value="15.9">
                <text:p>15.9</text:p>
              </table:table-cell>
              <table:table-cell office:value-type="float" office:value="0.984622">
                <text:p>0.984622</text:p>
              </table:table-cell>
              <table:table-cell office:value-type="float" office:value="0.244478">
                <text:p>0.244478</text:p>
              </table:table-cell>
              <table:table-cell office:value-type="float" office:value="998.771">
                <text:p>998.771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93611">
                <text:p>0.93611</text:p>
              </table:table-cell>
              <table:table-cell office:value-type="float" office:value="0.244383">
                <text:p>0.244383</text:p>
              </table:table-cell>
              <table:table-cell office:value-type="float" office:value="998.82">
                <text:p>998.82</text:p>
              </table:table-cell>
            </table:table-row>
            <table:table-row>
              <table:table-cell office:value-type="float" office:value="16.1">
                <text:p>16.1</text:p>
              </table:table-cell>
              <table:table-cell office:value-type="float" office:value="0.889988">
                <text:p>0.889988</text:p>
              </table:table-cell>
              <table:table-cell office:value-type="float" office:value="0.244293">
                <text:p>0.244293</text:p>
              </table:table-cell>
              <table:table-cell office:value-type="float" office:value="998.866">
                <text:p>998.866</text:p>
              </table:table-cell>
            </table:table-row>
            <table:table-row>
              <table:table-cell office:value-type="float" office:value="16.2">
                <text:p>16.2</text:p>
              </table:table-cell>
              <table:table-cell office:value-type="float" office:value="0.846138">
                <text:p>0.846138</text:p>
              </table:table-cell>
              <table:table-cell office:value-type="float" office:value="0.244207">
                <text:p>0.244207</text:p>
              </table:table-cell>
              <table:table-cell office:value-type="float" office:value="998.91">
                <text:p>998.91</text:p>
              </table:table-cell>
            </table:table-row>
            <table:table-row>
              <table:table-cell office:value-type="float" office:value="16.3">
                <text:p>16.3</text:p>
              </table:table-cell>
              <table:table-cell office:value-type="float" office:value="0.804448">
                <text:p>0.804448</text:p>
              </table:table-cell>
              <table:table-cell office:value-type="float" office:value="0.244125">
                <text:p>0.244125</text:p>
              </table:table-cell>
              <table:table-cell office:value-type="float" office:value="998.951">
                <text:p>998.951</text:p>
              </table:table-cell>
            </table:table-row>
            <table:table-row>
              <table:table-cell office:value-type="float" office:value="16.4">
                <text:p>16.4</text:p>
              </table:table-cell>
              <table:table-cell office:value-type="float" office:value="0.764813">
                <text:p>0.764813</text:p>
              </table:table-cell>
              <table:table-cell office:value-type="float" office:value="0.244048">
                <text:p>0.244048</text:p>
              </table:table-cell>
              <table:table-cell office:value-type="float" office:value="998.991">
                <text:p>998.991</text:p>
              </table:table-cell>
            </table:table-row>
            <table:table-row>
              <table:table-cell office:value-type="float" office:value="16.5">
                <text:p>16.5</text:p>
              </table:table-cell>
              <table:table-cell office:value-type="float" office:value="0.72713">
                <text:p>0.72713</text:p>
              </table:table-cell>
              <table:table-cell office:value-type="float" office:value="0.243974">
                <text:p>0.243974</text:p>
              </table:table-cell>
              <table:table-cell office:value-type="float" office:value="999.029">
                <text:p>999.029</text:p>
              </table:table-cell>
            </table:table-row>
            <table:table-row>
              <table:table-cell office:value-type="float" office:value="16.6">
                <text:p>16.6</text:p>
              </table:table-cell>
              <table:table-cell office:value-type="float" office:value="0.691304">
                <text:p>0.691304</text:p>
              </table:table-cell>
              <table:table-cell office:value-type="float" office:value="0.243904">
                <text:p>0.243904</text:p>
              </table:table-cell>
              <table:table-cell office:value-type="float" office:value="999.065">
                <text:p>999.065</text:p>
              </table:table-cell>
            </table:table-row>
            <table:table-row>
              <table:table-cell office:value-type="float" office:value="16.7">
                <text:p>16.7</text:p>
              </table:table-cell>
              <table:table-cell office:value-type="float" office:value="0.657244">
                <text:p>0.657244</text:p>
              </table:table-cell>
              <table:table-cell office:value-type="float" office:value="0.243837">
                <text:p>0.243837</text:p>
              </table:table-cell>
              <table:table-cell office:value-type="float" office:value="999.099">
                <text:p>999.099</text:p>
              </table:table-cell>
            </table:table-row>
            <table:table-row>
              <table:table-cell office:value-type="float" office:value="16.8">
                <text:p>16.8</text:p>
              </table:table-cell>
              <table:table-cell office:value-type="float" office:value="0.624861">
                <text:p>0.624861</text:p>
              </table:table-cell>
              <table:table-cell office:value-type="float" office:value="0.243774">
                <text:p>0.243774</text:p>
              </table:table-cell>
              <table:table-cell office:value-type="float" office:value="999.131">
                <text:p>999.131</text:p>
              </table:table-cell>
            </table:table-row>
            <table:table-row>
              <table:table-cell office:value-type="float" office:value="16.9">
                <text:p>16.9</text:p>
              </table:table-cell>
              <table:table-cell office:value-type="float" office:value="0.594074">
                <text:p>0.594074</text:p>
              </table:table-cell>
              <table:table-cell office:value-type="float" office:value="0.243714">
                <text:p>0.243714</text:p>
              </table:table-cell>
              <table:table-cell office:value-type="float" office:value="999.162">
                <text:p>999.162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564803">
                <text:p>0.564803</text:p>
              </table:table-cell>
              <table:table-cell office:value-type="float" office:value="0.243657">
                <text:p>0.243657</text:p>
              </table:table-cell>
              <table:table-cell office:value-type="float" office:value="999.192">
                <text:p>999.192</text:p>
              </table:table-cell>
            </table:table-row>
            <table:table-row>
              <table:table-cell office:value-type="float" office:value="17.1">
                <text:p>17.1</text:p>
              </table:table-cell>
              <table:table-cell office:value-type="float" office:value="0.536975">
                <text:p>0.536975</text:p>
              </table:table-cell>
              <table:table-cell office:value-type="float" office:value="0.243602">
                <text:p>0.243602</text:p>
              </table:table-cell>
              <table:table-cell office:value-type="float" office:value="999.219">
                <text:p>999.219</text:p>
              </table:table-cell>
            </table:table-row>
            <table:table-row>
              <table:table-cell office:value-type="float" office:value="17.2">
                <text:p>17.2</text:p>
              </table:table-cell>
              <table:table-cell office:value-type="float" office:value="0.510518">
                <text:p>0.510518</text:p>
              </table:table-cell>
              <table:table-cell office:value-type="float" office:value="0.243551">
                <text:p>0.243551</text:p>
              </table:table-cell>
              <table:table-cell office:value-type="float" office:value="999.246">
                <text:p>999.246</text:p>
              </table:table-cell>
            </table:table-row>
            <table:table-row>
              <table:table-cell office:value-type="float" office:value="17.3">
                <text:p>17.3</text:p>
              </table:table-cell>
              <table:table-cell office:value-type="float" office:value="0.485365">
                <text:p>0.485365</text:p>
              </table:table-cell>
              <table:table-cell office:value-type="float" office:value="0.243502">
                <text:p>0.243502</text:p>
              </table:table-cell>
              <table:table-cell office:value-type="float" office:value="999.271">
                <text:p>999.271</text:p>
              </table:table-cell>
            </table:table-row>
            <table:table-row>
              <table:table-cell office:value-type="float" office:value="17.4">
                <text:p>17.4</text:p>
              </table:table-cell>
              <table:table-cell office:value-type="float" office:value="0.461451">
                <text:p>0.461451</text:p>
              </table:table-cell>
              <table:table-cell office:value-type="float" office:value="0.243455">
                <text:p>0.243455</text:p>
              </table:table-cell>
              <table:table-cell office:value-type="float" office:value="999.295">
                <text:p>999.295</text:p>
              </table:table-cell>
            </table:table-row>
            <table:table-row>
              <table:table-cell office:value-type="float" office:value="17.5">
                <text:p>17.5</text:p>
              </table:table-cell>
              <table:table-cell office:value-type="float" office:value="0.438715">
                <text:p>0.438715</text:p>
              </table:table-cell>
              <table:table-cell office:value-type="float" office:value="0.243411">
                <text:p>0.243411</text:p>
              </table:table-cell>
              <table:table-cell office:value-type="float" office:value="999.318">
                <text:p>999.318</text:p>
              </table:table-cell>
            </table:table-row>
            <table:table-row>
              <table:table-cell office:value-type="float" office:value="17.6">
                <text:p>17.6</text:p>
              </table:table-cell>
              <table:table-cell office:value-type="float" office:value="0.417099">
                <text:p>0.417099</text:p>
              </table:table-cell>
              <table:table-cell office:value-type="float" office:value="0.243368">
                <text:p>0.243368</text:p>
              </table:table-cell>
              <table:table-cell office:value-type="float" office:value="999.34">
                <text:p>999.34</text:p>
              </table:table-cell>
            </table:table-row>
            <table:table-row>
              <table:table-cell office:value-type="float" office:value="17.7">
                <text:p>17.7</text:p>
              </table:table-cell>
              <table:table-cell office:value-type="float" office:value="0.396548">
                <text:p>0.396548</text:p>
              </table:table-cell>
              <table:table-cell office:value-type="float" office:value="0.243328">
                <text:p>0.243328</text:p>
              </table:table-cell>
              <table:table-cell office:value-type="float" office:value="999.36">
                <text:p>999.36</text:p>
              </table:table-cell>
            </table:table-row>
            <table:table-row>
              <table:table-cell office:value-type="float" office:value="17.8">
                <text:p>17.8</text:p>
              </table:table-cell>
              <table:table-cell office:value-type="float" office:value="0.37701">
                <text:p>0.37701</text:p>
              </table:table-cell>
              <table:table-cell office:value-type="float" office:value="0.24329">
                <text:p>0.24329</text:p>
              </table:table-cell>
              <table:table-cell office:value-type="float" office:value="999.38">
                <text:p>999.38</text:p>
              </table:table-cell>
            </table:table-row>
            <table:table-row>
              <table:table-cell office:value-type="float" office:value="17.9">
                <text:p>17.9</text:p>
              </table:table-cell>
              <table:table-cell office:value-type="float" office:value="0.358435">
                <text:p>0.358435</text:p>
              </table:table-cell>
              <table:table-cell office:value-type="float" office:value="0.243254">
                <text:p>0.243254</text:p>
              </table:table-cell>
              <table:table-cell office:value-type="float" office:value="999.398">
                <text:p>999.398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340774">
                <text:p>0.340774</text:p>
              </table:table-cell>
              <table:table-cell office:value-type="float" office:value="0.243219">
                <text:p>0.243219</text:p>
              </table:table-cell>
              <table:table-cell office:value-type="float" office:value="999.416">
                <text:p>999.416</text:p>
              </table:table-cell>
            </table:table-row>
            <table:table-row>
              <table:table-cell office:value-type="float" office:value="18.1">
                <text:p>18.1</text:p>
              </table:table-cell>
              <table:table-cell office:value-type="float" office:value="0.323984">
                <text:p>0.323984</text:p>
              </table:table-cell>
              <table:table-cell office:value-type="float" office:value="0.243187">
                <text:p>0.243187</text:p>
              </table:table-cell>
              <table:table-cell office:value-type="float" office:value="999.433">
                <text:p>999.433</text:p>
              </table:table-cell>
            </table:table-row>
            <table:table-row>
              <table:table-cell office:value-type="float" office:value="18.2">
                <text:p>18.2</text:p>
              </table:table-cell>
              <table:table-cell office:value-type="float" office:value="0.308021">
                <text:p>0.308021</text:p>
              </table:table-cell>
              <table:table-cell office:value-type="float" office:value="0.243156">
                <text:p>0.243156</text:p>
              </table:table-cell>
              <table:table-cell office:value-type="float" office:value="999.449">
                <text:p>999.449</text:p>
              </table:table-cell>
            </table:table-row>
            <table:table-row>
              <table:table-cell office:value-type="float" office:value="18.3">
                <text:p>18.3</text:p>
              </table:table-cell>
              <table:table-cell office:value-type="float" office:value="0.292845">
                <text:p>0.292845</text:p>
              </table:table-cell>
              <table:table-cell office:value-type="float" office:value="0.243126">
                <text:p>0.243126</text:p>
              </table:table-cell>
              <table:table-cell office:value-type="float" office:value="999.464">
                <text:p>999.464</text:p>
              </table:table-cell>
            </table:table-row>
            <table:table-row>
              <table:table-cell office:value-type="float" office:value="18.4">
                <text:p>18.4</text:p>
              </table:table-cell>
              <table:table-cell office:value-type="float" office:value="0.278416">
                <text:p>0.278416</text:p>
              </table:table-cell>
              <table:table-cell office:value-type="float" office:value="0.243098">
                <text:p>0.243098</text:p>
              </table:table-cell>
              <table:table-cell office:value-type="float" office:value="999.478">
                <text:p>999.478</text:p>
              </table:table-cell>
            </table:table-row>
            <table:table-row>
              <table:table-cell office:value-type="float" office:value="18.5">
                <text:p>18.5</text:p>
              </table:table-cell>
              <table:table-cell office:value-type="float" office:value="0.264698">
                <text:p>0.264698</text:p>
              </table:table-cell>
              <table:table-cell office:value-type="float" office:value="0.243071">
                <text:p>0.243071</text:p>
              </table:table-cell>
              <table:table-cell office:value-type="float" office:value="999.492">
                <text:p>999.492</text:p>
              </table:table-cell>
            </table:table-row>
            <table:table-row>
              <table:table-cell office:value-type="float" office:value="18.6">
                <text:p>18.6</text:p>
              </table:table-cell>
              <table:table-cell office:value-type="float" office:value="0.251656">
                <text:p>0.251656</text:p>
              </table:table-cell>
              <table:table-cell office:value-type="float" office:value="0.243046">
                <text:p>0.243046</text:p>
              </table:table-cell>
              <table:table-cell office:value-type="float" office:value="999.505">
                <text:p>999.505</text:p>
              </table:table-cell>
            </table:table-row>
            <table:table-row>
              <table:table-cell office:value-type="float" office:value="18.7">
                <text:p>18.7</text:p>
              </table:table-cell>
              <table:table-cell office:value-type="float" office:value="0.239257">
                <text:p>0.239257</text:p>
              </table:table-cell>
              <table:table-cell office:value-type="float" office:value="0.243022">
                <text:p>0.243022</text:p>
              </table:table-cell>
              <table:table-cell office:value-type="float" office:value="999.518">
                <text:p>999.518</text:p>
              </table:table-cell>
            </table:table-row>
            <table:table-row>
              <table:table-cell office:value-type="float" office:value="18.8">
                <text:p>18.8</text:p>
              </table:table-cell>
              <table:table-cell office:value-type="float" office:value="0.227469">
                <text:p>0.227469</text:p>
              </table:table-cell>
              <table:table-cell office:value-type="float" office:value="0.242999">
                <text:p>0.242999</text:p>
              </table:table-cell>
              <table:table-cell office:value-type="float" office:value="999.53">
                <text:p>999.53</text:p>
              </table:table-cell>
            </table:table-row>
            <table:table-row>
              <table:table-cell office:value-type="float" office:value="18.9">
                <text:p>18.9</text:p>
              </table:table-cell>
              <table:table-cell office:value-type="float" office:value="0.216261">
                <text:p>0.216261</text:p>
              </table:table-cell>
              <table:table-cell office:value-type="float" office:value="0.242977">
                <text:p>0.242977</text:p>
              </table:table-cell>
              <table:table-cell office:value-type="float" office:value="999.541">
                <text:p>999.541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205606">
                <text:p>0.205606</text:p>
              </table:table-cell>
              <table:table-cell office:value-type="float" office:value="0.242956">
                <text:p>0.242956</text:p>
              </table:table-cell>
              <table:table-cell office:value-type="float" office:value="999.551">
                <text:p>999.551</text:p>
              </table:table-cell>
            </table:table-row>
            <table:table-row>
              <table:table-cell office:value-type="float" office:value="19.1">
                <text:p>19.1</text:p>
              </table:table-cell>
              <table:table-cell office:value-type="float" office:value="0.195476">
                <text:p>0.195476</text:p>
              </table:table-cell>
              <table:table-cell office:value-type="float" office:value="0.242936">
                <text:p>0.242936</text:p>
              </table:table-cell>
              <table:table-cell office:value-type="float" office:value="999.562">
                <text:p>999.562</text:p>
              </table:table-cell>
            </table:table-row>
            <table:table-row>
              <table:table-cell office:value-type="float" office:value="19.2">
                <text:p>19.2</text:p>
              </table:table-cell>
              <table:table-cell office:value-type="float" office:value="0.185844">
                <text:p>0.185844</text:p>
              </table:table-cell>
              <table:table-cell office:value-type="float" office:value="0.242918">
                <text:p>0.242918</text:p>
              </table:table-cell>
              <table:table-cell office:value-type="float" office:value="999.571">
                <text:p>999.571</text:p>
              </table:table-cell>
            </table:table-row>
            <table:table-row>
              <table:table-cell office:value-type="float" office:value="19.3">
                <text:p>19.3</text:p>
              </table:table-cell>
              <table:table-cell office:value-type="float" office:value="0.176688">
                <text:p>0.176688</text:p>
              </table:table-cell>
              <table:table-cell office:value-type="float" office:value="0.2429">
                <text:p>0.2429</text:p>
              </table:table-cell>
              <table:table-cell office:value-type="float" office:value="999.58">
                <text:p>999.58</text:p>
              </table:table-cell>
            </table:table-row>
            <table:table-row>
              <table:table-cell office:value-type="float" office:value="19.4">
                <text:p>19.4</text:p>
              </table:table-cell>
              <table:table-cell office:value-type="float" office:value="0.167982">
                <text:p>0.167982</text:p>
              </table:table-cell>
              <table:table-cell office:value-type="float" office:value="0.242883">
                <text:p>0.242883</text:p>
              </table:table-cell>
              <table:table-cell office:value-type="float" office:value="999.589">
                <text:p>999.589</text:p>
              </table:table-cell>
            </table:table-row>
            <table:table-row>
              <table:table-cell office:value-type="float" office:value="19.5">
                <text:p>19.5</text:p>
              </table:table-cell>
              <table:table-cell office:value-type="float" office:value="0.159705">
                <text:p>0.159705</text:p>
              </table:table-cell>
              <table:table-cell office:value-type="float" office:value="0.242867">
                <text:p>0.242867</text:p>
              </table:table-cell>
              <table:table-cell office:value-type="float" office:value="999.597">
                <text:p>999.597</text:p>
              </table:table-cell>
            </table:table-row>
            <table:table-row>
              <table:table-cell office:value-type="float" office:value="19.6">
                <text:p>19.6</text:p>
              </table:table-cell>
              <table:table-cell office:value-type="float" office:value="0.151837">
                <text:p>0.151837</text:p>
              </table:table-cell>
              <table:table-cell office:value-type="float" office:value="0.242851">
                <text:p>0.242851</text:p>
              </table:table-cell>
              <table:table-cell office:value-type="float" office:value="999.605">
                <text:p>999.605</text:p>
              </table:table-cell>
            </table:table-row>
            <table:table-row>
              <table:table-cell office:value-type="float" office:value="19.7">
                <text:p>19.7</text:p>
              </table:table-cell>
              <table:table-cell office:value-type="float" office:value="0.144356">
                <text:p>0.144356</text:p>
              </table:table-cell>
              <table:table-cell office:value-type="float" office:value="0.242837">
                <text:p>0.242837</text:p>
              </table:table-cell>
              <table:table-cell office:value-type="float" office:value="999.613">
                <text:p>999.613</text:p>
              </table:table-cell>
            </table:table-row>
            <table:table-row>
              <table:table-cell office:value-type="float" office:value="19.8">
                <text:p>19.8</text:p>
              </table:table-cell>
              <table:table-cell office:value-type="float" office:value="0.137243">
                <text:p>0.137243</text:p>
              </table:table-cell>
              <table:table-cell office:value-type="float" office:value="0.242823">
                <text:p>0.242823</text:p>
              </table:table-cell>
              <table:table-cell office:value-type="float" office:value="999.62">
                <text:p>999.62</text:p>
              </table:table-cell>
            </table:table-row>
            <table:table-row>
              <table:table-cell office:value-type="float" office:value="19.9">
                <text:p>19.9</text:p>
              </table:table-cell>
              <table:table-cell office:value-type="float" office:value="0.130481">
                <text:p>0.130481</text:p>
              </table:table-cell>
              <table:table-cell office:value-type="float" office:value="0.24281">
                <text:p>0.24281</text:p>
              </table:table-cell>
              <table:table-cell office:value-type="float" office:value="999.627">
                <text:p>999.62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124052">
                <text:p>0.124052</text:p>
              </table:table-cell>
              <table:table-cell office:value-type="float" office:value="0.242797">
                <text:p>0.242797</text:p>
              </table:table-cell>
              <table:table-cell office:value-type="float" office:value="999.633">
                <text:p>999.633</text:p>
              </table:table-cell>
            </table:table-row>
            <table:table-row>
              <table:table-cell office:value-type="float" office:value="20.1">
                <text:p>20.1</text:p>
              </table:table-cell>
              <table:table-cell office:value-type="float" office:value="0.11794">
                <text:p>0.11794</text:p>
              </table:table-cell>
              <table:table-cell office:value-type="float" office:value="0.242785">
                <text:p>0.242785</text:p>
              </table:table-cell>
              <table:table-cell office:value-type="float" office:value="999.639">
                <text:p>999.639</text:p>
              </table:table-cell>
            </table:table-row>
            <table:table-row>
              <table:table-cell office:value-type="float" office:value="20.2">
                <text:p>20.2</text:p>
              </table:table-cell>
              <table:table-cell office:value-type="float" office:value="0.112129">
                <text:p>0.112129</text:p>
              </table:table-cell>
              <table:table-cell office:value-type="float" office:value="0.242774">
                <text:p>0.242774</text:p>
              </table:table-cell>
              <table:table-cell office:value-type="float" office:value="999.645">
                <text:p>999.645</text:p>
              </table:table-cell>
            </table:table-row>
            <table:table-row>
              <table:table-cell office:value-type="float" office:value="20.3">
                <text:p>20.3</text:p>
              </table:table-cell>
              <table:table-cell office:value-type="float" office:value="0.106604">
                <text:p>0.106604</text:p>
              </table:table-cell>
              <table:table-cell office:value-type="float" office:value="0.242763">
                <text:p>0.242763</text:p>
              </table:table-cell>
              <table:table-cell office:value-type="float" office:value="999.651">
                <text:p>999.651</text:p>
              </table:table-cell>
            </table:table-row>
            <table:table-row>
              <table:table-cell office:value-type="float" office:value="20.4">
                <text:p>20.4</text:p>
              </table:table-cell>
              <table:table-cell office:value-type="float" office:value="0.101352">
                <text:p>0.101352</text:p>
              </table:table-cell>
              <table:table-cell office:value-type="float" office:value="0.242753">
                <text:p>0.242753</text:p>
              </table:table-cell>
              <table:table-cell office:value-type="float" office:value="999.656">
                <text:p>999.656</text:p>
              </table:table-cell>
            </table:table-row>
            <table:table-row>
              <table:table-cell office:value-type="float" office:value="20.5">
                <text:p>20.5</text:p>
              </table:table-cell>
              <table:table-cell office:value-type="float" office:value="0.0963581">
                <text:p>0.0963581</text:p>
              </table:table-cell>
              <table:table-cell office:value-type="float" office:value="0.242743">
                <text:p>0.242743</text:p>
              </table:table-cell>
              <table:table-cell office:value-type="float" office:value="999.661">
                <text:p>999.661</text:p>
              </table:table-cell>
            </table:table-row>
            <table:table-row>
              <table:table-cell office:value-type="float" office:value="20.6">
                <text:p>20.6</text:p>
              </table:table-cell>
              <table:table-cell office:value-type="float" office:value="0.0916104">
                <text:p>0.0916104</text:p>
              </table:table-cell>
              <table:table-cell office:value-type="float" office:value="0.242734">
                <text:p>0.242734</text:p>
              </table:table-cell>
              <table:table-cell office:value-type="float" office:value="999.666">
                <text:p>999.666</text:p>
              </table:table-cell>
            </table:table-row>
            <table:table-row>
              <table:table-cell office:value-type="float" office:value="20.7">
                <text:p>20.7</text:p>
              </table:table-cell>
              <table:table-cell office:value-type="float" office:value="0.0870967">
                <text:p>0.0870967</text:p>
              </table:table-cell>
              <table:table-cell office:value-type="float" office:value="0.242725">
                <text:p>0.242725</text:p>
              </table:table-cell>
              <table:table-cell office:value-type="float" office:value="999.67">
                <text:p>999.67</text:p>
              </table:table-cell>
            </table:table-row>
            <table:table-row>
              <table:table-cell office:value-type="float" office:value="20.8">
                <text:p>20.8</text:p>
              </table:table-cell>
              <table:table-cell office:value-type="float" office:value="0.0828054">
                <text:p>0.0828054</text:p>
              </table:table-cell>
              <table:table-cell office:value-type="float" office:value="0.242717">
                <text:p>0.242717</text:p>
              </table:table-cell>
              <table:table-cell office:value-type="float" office:value="999.674">
                <text:p>999.674</text:p>
              </table:table-cell>
            </table:table-row>
            <table:table-row>
              <table:table-cell office:value-type="float" office:value="20.9">
                <text:p>20.9</text:p>
              </table:table-cell>
              <table:table-cell office:value-type="float" office:value="0.0787255">
                <text:p>0.0787255</text:p>
              </table:table-cell>
              <table:table-cell office:value-type="float" office:value="0.242709">
                <text:p>0.242709</text:p>
              </table:table-cell>
              <table:table-cell office:value-type="float" office:value="999.679">
                <text:p>999.679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.0748466">
                <text:p>0.0748466</text:p>
              </table:table-cell>
              <table:table-cell office:value-type="float" office:value="0.242702">
                <text:p>0.242702</text:p>
              </table:table-cell>
              <table:table-cell office:value-type="float" office:value="999.682">
                <text:p>999.682</text:p>
              </table:table-cell>
            </table:table-row>
            <table:table-row>
              <table:table-cell office:value-type="float" office:value="21.1">
                <text:p>21.1</text:p>
              </table:table-cell>
              <table:table-cell office:value-type="float" office:value="0.0711589">
                <text:p>0.0711589</text:p>
              </table:table-cell>
              <table:table-cell office:value-type="float" office:value="0.242694">
                <text:p>0.242694</text:p>
              </table:table-cell>
              <table:table-cell office:value-type="float" office:value="999.686">
                <text:p>999.686</text:p>
              </table:table-cell>
            </table:table-row>
            <table:table-row>
              <table:table-cell office:value-type="float" office:value="21.2">
                <text:p>21.2</text:p>
              </table:table-cell>
              <table:table-cell office:value-type="float" office:value="0.0676528">
                <text:p>0.0676528</text:p>
              </table:table-cell>
              <table:table-cell office:value-type="float" office:value="0.242688">
                <text:p>0.242688</text:p>
              </table:table-cell>
              <table:table-cell office:value-type="float" office:value="999.69">
                <text:p>999.69</text:p>
              </table:table-cell>
            </table:table-row>
            <table:table-row>
              <table:table-cell office:value-type="float" office:value="21.3">
                <text:p>21.3</text:p>
              </table:table-cell>
              <table:table-cell office:value-type="float" office:value="0.0643195">
                <text:p>0.0643195</text:p>
              </table:table-cell>
              <table:table-cell office:value-type="float" office:value="0.242681">
                <text:p>0.242681</text:p>
              </table:table-cell>
              <table:table-cell office:value-type="float" office:value="999.693">
                <text:p>999.693</text:p>
              </table:table-cell>
            </table:table-row>
            <table:table-row>
              <table:table-cell office:value-type="float" office:value="21.4">
                <text:p>21.4</text:p>
              </table:table-cell>
              <table:table-cell office:value-type="float" office:value="0.0611504">
                <text:p>0.0611504</text:p>
              </table:table-cell>
              <table:table-cell office:value-type="float" office:value="0.242675">
                <text:p>0.242675</text:p>
              </table:table-cell>
              <table:table-cell office:value-type="float" office:value="999.696">
                <text:p>999.696</text:p>
              </table:table-cell>
            </table:table-row>
            <table:table-row>
              <table:table-cell office:value-type="float" office:value="21.5">
                <text:p>21.5</text:p>
              </table:table-cell>
              <table:table-cell office:value-type="float" office:value="0.0581375">
                <text:p>0.0581375</text:p>
              </table:table-cell>
              <table:table-cell office:value-type="float" office:value="0.242669">
                <text:p>0.242669</text:p>
              </table:table-cell>
              <table:table-cell office:value-type="float" office:value="999.699">
                <text:p>999.699</text:p>
              </table:table-cell>
            </table:table-row>
            <table:table-row>
              <table:table-cell office:value-type="float" office:value="21.6">
                <text:p>21.6</text:p>
              </table:table-cell>
              <table:table-cell office:value-type="float" office:value="0.055273">
                <text:p>0.055273</text:p>
              </table:table-cell>
              <table:table-cell office:value-type="float" office:value="0.242664">
                <text:p>0.242664</text:p>
              </table:table-cell>
              <table:table-cell office:value-type="float" office:value="999.702">
                <text:p>999.702</text:p>
              </table:table-cell>
            </table:table-row>
            <table:table-row>
              <table:table-cell office:value-type="float" office:value="21.7">
                <text:p>21.7</text:p>
              </table:table-cell>
              <table:table-cell office:value-type="float" office:value="0.0525496">
                <text:p>0.0525496</text:p>
              </table:table-cell>
              <table:table-cell office:value-type="float" office:value="0.242658">
                <text:p>0.242658</text:p>
              </table:table-cell>
              <table:table-cell office:value-type="float" office:value="999.705">
                <text:p>999.705</text:p>
              </table:table-cell>
            </table:table-row>
            <table:table-row>
              <table:table-cell office:value-type="float" office:value="21.8">
                <text:p>21.8</text:p>
              </table:table-cell>
              <table:table-cell office:value-type="float" office:value="0.0499605">
                <text:p>0.0499605</text:p>
              </table:table-cell>
              <table:table-cell office:value-type="float" office:value="0.242653">
                <text:p>0.242653</text:p>
              </table:table-cell>
              <table:table-cell office:value-type="float" office:value="999.707">
                <text:p>999.707</text:p>
              </table:table-cell>
            </table:table-row>
            <table:table-row>
              <table:table-cell office:value-type="float" office:value="21.9">
                <text:p>21.9</text:p>
              </table:table-cell>
              <table:table-cell office:value-type="float" office:value="0.0474989">
                <text:p>0.0474989</text:p>
              </table:table-cell>
              <table:table-cell office:value-type="float" office:value="0.242648">
                <text:p>0.242648</text:p>
              </table:table-cell>
              <table:table-cell office:value-type="float" office:value="999.71">
                <text:p>999.71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0451586">
                <text:p>0.0451586</text:p>
              </table:table-cell>
              <table:table-cell office:value-type="float" office:value="0.242644">
                <text:p>0.242644</text:p>
              </table:table-cell>
              <table:table-cell office:value-type="float" office:value="999.712">
                <text:p>999.712</text:p>
              </table:table-cell>
            </table:table-row>
            <table:table-row>
              <table:table-cell office:value-type="float" office:value="22.1">
                <text:p>22.1</text:p>
              </table:table-cell>
              <table:table-cell office:value-type="float" office:value="0.0429336">
                <text:p>0.0429336</text:p>
              </table:table-cell>
              <table:table-cell office:value-type="float" office:value="0.24264">
                <text:p>0.24264</text:p>
              </table:table-cell>
              <table:table-cell office:value-type="float" office:value="999.714">
                <text:p>999.714</text:p>
              </table:table-cell>
            </table:table-row>
            <table:table-row>
              <table:table-cell office:value-type="float" office:value="22.2">
                <text:p>22.2</text:p>
              </table:table-cell>
              <table:table-cell office:value-type="float" office:value="0.0408182">
                <text:p>0.0408182</text:p>
              </table:table-cell>
              <table:table-cell office:value-type="float" office:value="0.242635">
                <text:p>0.242635</text:p>
              </table:table-cell>
              <table:table-cell office:value-type="float" office:value="999.717">
                <text:p>999.717</text:p>
              </table:table-cell>
            </table:table-row>
            <table:table-row>
              <table:table-cell office:value-type="float" office:value="22.3">
                <text:p>22.3</text:p>
              </table:table-cell>
              <table:table-cell office:value-type="float" office:value="0.038807">
                <text:p>0.038807</text:p>
              </table:table-cell>
              <table:table-cell office:value-type="float" office:value="0.242632">
                <text:p>0.242632</text:p>
              </table:table-cell>
              <table:table-cell office:value-type="float" office:value="999.719">
                <text:p>999.719</text:p>
              </table:table-cell>
            </table:table-row>
            <table:table-row>
              <table:table-cell office:value-type="float" office:value="22.4">
                <text:p>22.4</text:p>
              </table:table-cell>
              <table:table-cell office:value-type="float" office:value="0.036895">
                <text:p>0.036895</text:p>
              </table:table-cell>
              <table:table-cell office:value-type="float" office:value="0.242628">
                <text:p>0.242628</text:p>
              </table:table-cell>
              <table:table-cell office:value-type="float" office:value="999.72">
                <text:p>999.72</text:p>
              </table:table-cell>
            </table:table-row>
            <table:table-row>
              <table:table-cell office:value-type="float" office:value="22.5">
                <text:p>22.5</text:p>
              </table:table-cell>
              <table:table-cell office:value-type="float" office:value="0.0350771">
                <text:p>0.0350771</text:p>
              </table:table-cell>
              <table:table-cell office:value-type="float" office:value="0.242624">
                <text:p>0.242624</text:p>
              </table:table-cell>
              <table:table-cell office:value-type="float" office:value="999.722">
                <text:p>999.722</text:p>
              </table:table-cell>
            </table:table-row>
            <table:table-row>
              <table:table-cell office:value-type="float" office:value="22.6">
                <text:p>22.6</text:p>
              </table:table-cell>
              <table:table-cell office:value-type="float" office:value="0.0333489">
                <text:p>0.0333489</text:p>
              </table:table-cell>
              <table:table-cell office:value-type="float" office:value="0.242621">
                <text:p>0.242621</text:p>
              </table:table-cell>
              <table:table-cell office:value-type="float" office:value="999.724">
                <text:p>999.724</text:p>
              </table:table-cell>
            </table:table-row>
            <table:table-row>
              <table:table-cell office:value-type="float" office:value="22.7">
                <text:p>22.7</text:p>
              </table:table-cell>
              <table:table-cell office:value-type="float" office:value="0.0317057">
                <text:p>0.0317057</text:p>
              </table:table-cell>
              <table:table-cell office:value-type="float" office:value="0.242618">
                <text:p>0.242618</text:p>
              </table:table-cell>
              <table:table-cell office:value-type="float" office:value="999.726">
                <text:p>999.726</text:p>
              </table:table-cell>
            </table:table-row>
            <table:table-row>
              <table:table-cell office:value-type="float" office:value="22.8">
                <text:p>22.8</text:p>
              </table:table-cell>
              <table:table-cell office:value-type="float" office:value="0.0301436">
                <text:p>0.0301436</text:p>
              </table:table-cell>
              <table:table-cell office:value-type="float" office:value="0.242615">
                <text:p>0.242615</text:p>
              </table:table-cell>
              <table:table-cell office:value-type="float" office:value="999.727">
                <text:p>999.727</text:p>
              </table:table-cell>
            </table:table-row>
            <table:table-row>
              <table:table-cell office:value-type="float" office:value="22.9">
                <text:p>22.9</text:p>
              </table:table-cell>
              <table:table-cell office:value-type="float" office:value="0.0286584">
                <text:p>0.0286584</text:p>
              </table:table-cell>
              <table:table-cell office:value-type="float" office:value="0.242612">
                <text:p>0.242612</text:p>
              </table:table-cell>
              <table:table-cell office:value-type="float" office:value="999.729">
                <text:p>999.729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.0272463">
                <text:p>0.0272463</text:p>
              </table:table-cell>
              <table:table-cell office:value-type="float" office:value="0.242609">
                <text:p>0.242609</text:p>
              </table:table-cell>
              <table:table-cell office:value-type="float" office:value="999.73">
                <text:p>999.73</text:p>
              </table:table-cell>
            </table:table-row>
            <table:table-row>
              <table:table-cell office:value-type="float" office:value="23.1">
                <text:p>23.1</text:p>
              </table:table-cell>
              <table:table-cell office:value-type="float" office:value="0.0259039">
                <text:p>0.0259039</text:p>
              </table:table-cell>
              <table:table-cell office:value-type="float" office:value="0.242606">
                <text:p>0.242606</text:p>
              </table:table-cell>
              <table:table-cell office:value-type="float" office:value="999.731">
                <text:p>999.731</text:p>
              </table:table-cell>
            </table:table-row>
            <table:table-row>
              <table:table-cell office:value-type="float" office:value="23.2">
                <text:p>23.2</text:p>
              </table:table-cell>
              <table:table-cell office:value-type="float" office:value="0.0246276">
                <text:p>0.0246276</text:p>
              </table:table-cell>
              <table:table-cell office:value-type="float" office:value="0.242604">
                <text:p>0.242604</text:p>
              </table:table-cell>
              <table:table-cell office:value-type="float" office:value="999.733">
                <text:p>999.733</text:p>
              </table:table-cell>
            </table:table-row>
            <table:table-row>
              <table:table-cell office:value-type="float" office:value="23.3">
                <text:p>23.3</text:p>
              </table:table-cell>
              <table:table-cell office:value-type="float" office:value="0.0234142">
                <text:p>0.0234142</text:p>
              </table:table-cell>
              <table:table-cell office:value-type="float" office:value="0.242602">
                <text:p>0.242602</text:p>
              </table:table-cell>
              <table:table-cell office:value-type="float" office:value="999.734">
                <text:p>999.734</text:p>
              </table:table-cell>
            </table:table-row>
            <table:table-row>
              <table:table-cell office:value-type="float" office:value="23.4">
                <text:p>23.4</text:p>
              </table:table-cell>
              <table:table-cell office:value-type="float" office:value="0.0222605">
                <text:p>0.0222605</text:p>
              </table:table-cell>
              <table:table-cell office:value-type="float" office:value="0.242599">
                <text:p>0.242599</text:p>
              </table:table-cell>
              <table:table-cell office:value-type="float" office:value="999.735">
                <text:p>999.735</text:p>
              </table:table-cell>
            </table:table-row>
            <table:table-row>
              <table:table-cell office:value-type="float" office:value="23.5">
                <text:p>23.5</text:p>
              </table:table-cell>
              <table:table-cell office:value-type="float" office:value="0.0211637">
                <text:p>0.0211637</text:p>
              </table:table-cell>
              <table:table-cell office:value-type="float" office:value="0.242597">
                <text:p>0.242597</text:p>
              </table:table-cell>
              <table:table-cell office:value-type="float" office:value="999.736">
                <text:p>999.736</text:p>
              </table:table-cell>
            </table:table-row>
            <table:table-row>
              <table:table-cell office:value-type="float" office:value="23.6">
                <text:p>23.6</text:p>
              </table:table-cell>
              <table:table-cell office:value-type="float" office:value="0.020121">
                <text:p>0.020121</text:p>
              </table:table-cell>
              <table:table-cell office:value-type="float" office:value="0.242595">
                <text:p>0.242595</text:p>
              </table:table-cell>
              <table:table-cell office:value-type="float" office:value="999.737">
                <text:p>999.737</text:p>
              </table:table-cell>
            </table:table-row>
            <table:table-row>
              <table:table-cell office:value-type="float" office:value="23.7">
                <text:p>23.7</text:p>
              </table:table-cell>
              <table:table-cell office:value-type="float" office:value="0.0191296">
                <text:p>0.0191296</text:p>
              </table:table-cell>
              <table:table-cell office:value-type="float" office:value="0.242593">
                <text:p>0.242593</text:p>
              </table:table-cell>
              <table:table-cell office:value-type="float" office:value="999.738">
                <text:p>999.738</text:p>
              </table:table-cell>
            </table:table-row>
            <table:table-row>
              <table:table-cell office:value-type="float" office:value="23.8">
                <text:p>23.8</text:p>
              </table:table-cell>
              <table:table-cell office:value-type="float" office:value="0.0181871">
                <text:p>0.0181871</text:p>
              </table:table-cell>
              <table:table-cell office:value-type="float" office:value="0.242591">
                <text:p>0.242591</text:p>
              </table:table-cell>
              <table:table-cell office:value-type="float" office:value="999.739">
                <text:p>999.739</text:p>
              </table:table-cell>
            </table:table-row>
            <table:table-row>
              <table:table-cell office:value-type="float" office:value="23.9">
                <text:p>23.9</text:p>
              </table:table-cell>
              <table:table-cell office:value-type="float" office:value="0.017291">
                <text:p>0.017291</text:p>
              </table:table-cell>
              <table:table-cell office:value-type="float" office:value="0.24259">
                <text:p>0.24259</text:p>
              </table:table-cell>
              <table:table-cell office:value-type="float" office:value="999.74">
                <text:p>999.74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016439">
                <text:p>0.016439</text:p>
              </table:table-cell>
              <table:table-cell office:value-type="float" office:value="0.242588">
                <text:p>0.242588</text:p>
              </table:table-cell>
              <table:table-cell office:value-type="float" office:value="999.741">
                <text:p>999.741</text:p>
              </table:table-cell>
            </table:table-row>
            <table:table-row>
              <table:table-cell office:value-type="float" office:value="24.1">
                <text:p>24.1</text:p>
              </table:table-cell>
              <table:table-cell office:value-type="float" office:value="0.0156291">
                <text:p>0.0156291</text:p>
              </table:table-cell>
              <table:table-cell office:value-type="float" office:value="0.242586">
                <text:p>0.242586</text:p>
              </table:table-cell>
              <table:table-cell office:value-type="float" office:value="999.742">
                <text:p>999.742</text:p>
              </table:table-cell>
            </table:table-row>
            <table:table-row>
              <table:table-cell office:value-type="float" office:value="24.2">
                <text:p>24.2</text:p>
              </table:table-cell>
              <table:table-cell office:value-type="float" office:value="0.014859">
                <text:p>0.014859</text:p>
              </table:table-cell>
              <table:table-cell office:value-type="float" office:value="0.242585">
                <text:p>0.242585</text:p>
              </table:table-cell>
              <table:table-cell office:value-type="float" office:value="999.743">
                <text:p>999.743</text:p>
              </table:table-cell>
            </table:table-row>
            <table:table-row>
              <table:table-cell office:value-type="float" office:value="24.3">
                <text:p>24.3</text:p>
              </table:table-cell>
              <table:table-cell office:value-type="float" office:value="0.0141269">
                <text:p>0.0141269</text:p>
              </table:table-cell>
              <table:table-cell office:value-type="float" office:value="0.242584">
                <text:p>0.242584</text:p>
              </table:table-cell>
              <table:table-cell office:value-type="float" office:value="999.743">
                <text:p>999.743</text:p>
              </table:table-cell>
            </table:table-row>
            <table:table-row>
              <table:table-cell office:value-type="float" office:value="24.4">
                <text:p>24.4</text:p>
              </table:table-cell>
              <table:table-cell office:value-type="float" office:value="0.0134308">
                <text:p>0.0134308</text:p>
              </table:table-cell>
              <table:table-cell office:value-type="float" office:value="0.242582">
                <text:p>0.242582</text:p>
              </table:table-cell>
              <table:table-cell office:value-type="float" office:value="999.744">
                <text:p>999.744</text:p>
              </table:table-cell>
            </table:table-row>
            <table:table-row>
              <table:table-cell office:value-type="float" office:value="24.5">
                <text:p>24.5</text:p>
              </table:table-cell>
              <table:table-cell office:value-type="float" office:value="0.0127691">
                <text:p>0.0127691</text:p>
              </table:table-cell>
              <table:table-cell office:value-type="float" office:value="0.242581">
                <text:p>0.242581</text:p>
              </table:table-cell>
              <table:table-cell office:value-type="float" office:value="999.745">
                <text:p>999.745</text:p>
              </table:table-cell>
            </table:table-row>
            <table:table-row>
              <table:table-cell office:value-type="float" office:value="24.6">
                <text:p>24.6</text:p>
              </table:table-cell>
              <table:table-cell office:value-type="float" office:value="0.0121399">
                <text:p>0.0121399</text:p>
              </table:table-cell>
              <table:table-cell office:value-type="float" office:value="0.24258">
                <text:p>0.24258</text:p>
              </table:table-cell>
              <table:table-cell office:value-type="float" office:value="999.745">
                <text:p>999.745</text:p>
              </table:table-cell>
            </table:table-row>
            <table:table-row>
              <table:table-cell office:value-type="float" office:value="24.7">
                <text:p>24.7</text:p>
              </table:table-cell>
              <table:table-cell office:value-type="float" office:value="0.0115418">
                <text:p>0.0115418</text:p>
              </table:table-cell>
              <table:table-cell office:value-type="float" office:value="0.242578">
                <text:p>0.242578</text:p>
              </table:table-cell>
              <table:table-cell office:value-type="float" office:value="999.746">
                <text:p>999.746</text:p>
              </table:table-cell>
            </table:table-row>
            <table:table-row>
              <table:table-cell office:value-type="float" office:value="24.8">
                <text:p>24.8</text:p>
              </table:table-cell>
              <table:table-cell office:value-type="float" office:value="0.0109731">
                <text:p>0.0109731</text:p>
              </table:table-cell>
              <table:table-cell office:value-type="float" office:value="0.242577">
                <text:p>0.242577</text:p>
              </table:table-cell>
              <table:table-cell office:value-type="float" office:value="999.746">
                <text:p>999.746</text:p>
              </table:table-cell>
            </table:table-row>
            <table:table-row>
              <table:table-cell office:value-type="float" office:value="24.9">
                <text:p>24.9</text:p>
              </table:table-cell>
              <table:table-cell office:value-type="float" office:value="0.0104325">
                <text:p>0.0104325</text:p>
              </table:table-cell>
              <table:table-cell office:value-type="float" office:value="0.242576">
                <text:p>0.242576</text:p>
              </table:table-cell>
              <table:table-cell office:value-type="float" office:value="999.747">
                <text:p>999.747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00991846">
                <text:p>0.00991846</text:p>
              </table:table-cell>
              <table:table-cell office:value-type="float" office:value="0.242575">
                <text:p>0.242575</text:p>
              </table:table-cell>
              <table:table-cell office:value-type="float" office:value="999.748">
                <text:p>999.748</text:p>
              </table:table-cell>
            </table:table-row>
            <table:table-row>
              <table:table-cell office:value-type="float" office:value="25.1">
                <text:p>25.1</text:p>
              </table:table-cell>
              <table:table-cell office:value-type="float" office:value="0.00942976">
                <text:p>0.00942976</text:p>
              </table:table-cell>
              <table:table-cell office:value-type="float" office:value="0.242574">
                <text:p>0.242574</text:p>
              </table:table-cell>
              <table:table-cell office:value-type="float" office:value="999.748">
                <text:p>999.748</text:p>
              </table:table-cell>
            </table:table-row>
            <table:table-row>
              <table:table-cell office:value-type="float" office:value="25.2">
                <text:p>25.2</text:p>
              </table:table-cell>
              <table:table-cell office:value-type="float" office:value="0.00896515">
                <text:p>0.00896515</text:p>
              </table:table-cell>
              <table:table-cell office:value-type="float" office:value="0.242573">
                <text:p>0.242573</text:p>
              </table:table-cell>
              <table:table-cell office:value-type="float" office:value="999.748">
                <text:p>999.748</text:p>
              </table:table-cell>
            </table:table-row>
            <table:table-row>
              <table:table-cell office:value-type="float" office:value="25.3">
                <text:p>25.3</text:p>
              </table:table-cell>
              <table:table-cell office:value-type="float" office:value="0.00852343">
                <text:p>0.00852343</text:p>
              </table:table-cell>
              <table:table-cell office:value-type="float" office:value="0.242573">
                <text:p>0.242573</text:p>
              </table:table-cell>
              <table:table-cell office:value-type="float" office:value="999.749">
                <text:p>999.749</text:p>
              </table:table-cell>
            </table:table-row>
            <table:table-row>
              <table:table-cell office:value-type="float" office:value="25.4">
                <text:p>25.4</text:p>
              </table:table-cell>
              <table:table-cell office:value-type="float" office:value="0.00810347">
                <text:p>0.00810347</text:p>
              </table:table-cell>
              <table:table-cell office:value-type="float" office:value="0.242572">
                <text:p>0.242572</text:p>
              </table:table-cell>
              <table:table-cell office:value-type="float" office:value="999.749">
                <text:p>999.749</text:p>
              </table:table-cell>
            </table:table-row>
            <table:table-row>
              <table:table-cell office:value-type="float" office:value="25.5">
                <text:p>25.5</text:p>
              </table:table-cell>
              <table:table-cell office:value-type="float" office:value="0.00770421">
                <text:p>0.00770421</text:p>
              </table:table-cell>
              <table:table-cell office:value-type="float" office:value="0.242571">
                <text:p>0.242571</text:p>
              </table:table-cell>
              <table:table-cell office:value-type="float" office:value="999.75">
                <text:p>999.75</text:p>
              </table:table-cell>
            </table:table-row>
            <table:table-row>
              <table:table-cell office:value-type="float" office:value="25.6">
                <text:p>25.6</text:p>
              </table:table-cell>
              <table:table-cell office:value-type="float" office:value="0.00732461">
                <text:p>0.00732461</text:p>
              </table:table-cell>
              <table:table-cell office:value-type="float" office:value="0.24257">
                <text:p>0.24257</text:p>
              </table:table-cell>
              <table:table-cell office:value-type="float" office:value="999.75">
                <text:p>999.75</text:p>
              </table:table-cell>
            </table:table-row>
            <table:table-row>
              <table:table-cell office:value-type="float" office:value="25.7">
                <text:p>25.7</text:p>
              </table:table-cell>
              <table:table-cell office:value-type="float" office:value="0.00696372">
                <text:p>0.00696372</text:p>
              </table:table-cell>
              <table:table-cell office:value-type="float" office:value="0.24257">
                <text:p>0.24257</text:p>
              </table:table-cell>
              <table:table-cell office:value-type="float" office:value="999.75">
                <text:p>999.75</text:p>
              </table:table-cell>
            </table:table-row>
            <table:table-row>
              <table:table-cell office:value-type="float" office:value="25.8">
                <text:p>25.8</text:p>
              </table:table-cell>
              <table:table-cell office:value-type="float" office:value="0.00662062">
                <text:p>0.00662062</text:p>
              </table:table-cell>
              <table:table-cell office:value-type="float" office:value="0.242569">
                <text:p>0.242569</text:p>
              </table:table-cell>
              <table:table-cell office:value-type="float" office:value="999.751">
                <text:p>999.751</text:p>
              </table:table-cell>
            </table:table-row>
            <table:table-row>
              <table:table-cell office:value-type="float" office:value="25.9">
                <text:p>25.9</text:p>
              </table:table-cell>
              <table:table-cell office:value-type="float" office:value="0.00629441">
                <text:p>0.00629441</text:p>
              </table:table-cell>
              <table:table-cell office:value-type="float" office:value="0.242568">
                <text:p>0.242568</text:p>
              </table:table-cell>
              <table:table-cell office:value-type="float" office:value="999.751">
                <text:p>999.751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.00598428">
                <text:p>0.00598428</text:p>
              </table:table-cell>
              <table:table-cell office:value-type="float" office:value="0.242568">
                <text:p>0.242568</text:p>
              </table:table-cell>
              <table:table-cell office:value-type="float" office:value="999.751">
                <text:p>999.751</text:p>
              </table:table-cell>
            </table:table-row>
            <table:table-row>
              <table:table-cell office:value-type="float" office:value="26.1">
                <text:p>26.1</text:p>
              </table:table-cell>
              <table:table-cell office:value-type="float" office:value="0.00568943">
                <text:p>0.00568943</text:p>
              </table:table-cell>
              <table:table-cell office:value-type="float" office:value="0.242567">
                <text:p>0.242567</text:p>
              </table:table-cell>
              <table:table-cell office:value-type="float" office:value="999.752">
                <text:p>999.752</text:p>
              </table:table-cell>
            </table:table-row>
            <table:table-row>
              <table:table-cell office:value-type="float" office:value="26.2">
                <text:p>26.2</text:p>
              </table:table-cell>
              <table:table-cell office:value-type="float" office:value="0.00540911">
                <text:p>0.00540911</text:p>
              </table:table-cell>
              <table:table-cell office:value-type="float" office:value="0.242567">
                <text:p>0.242567</text:p>
              </table:table-cell>
              <table:table-cell office:value-type="float" office:value="999.752">
                <text:p>999.752</text:p>
              </table:table-cell>
            </table:table-row>
            <table:table-row>
              <table:table-cell office:value-type="float" office:value="26.3">
                <text:p>26.3</text:p>
              </table:table-cell>
              <table:table-cell office:value-type="float" office:value="0.00514259">
                <text:p>0.00514259</text:p>
              </table:table-cell>
              <table:table-cell office:value-type="float" office:value="0.242566">
                <text:p>0.242566</text:p>
              </table:table-cell>
              <table:table-cell office:value-type="float" office:value="999.752">
                <text:p>999.752</text:p>
              </table:table-cell>
            </table:table-row>
            <table:table-row>
              <table:table-cell office:value-type="float" office:value="26.4">
                <text:p>26.4</text:p>
              </table:table-cell>
              <table:table-cell office:value-type="float" office:value="0.00488921">
                <text:p>0.00488921</text:p>
              </table:table-cell>
              <table:table-cell office:value-type="float" office:value="0.242566">
                <text:p>0.242566</text:p>
              </table:table-cell>
              <table:table-cell office:value-type="float" office:value="999.753">
                <text:p>999.753</text:p>
              </table:table-cell>
            </table:table-row>
            <table:table-row>
              <table:table-cell office:value-type="float" office:value="26.5">
                <text:p>26.5</text:p>
              </table:table-cell>
              <table:table-cell office:value-type="float" office:value="0.00464832">
                <text:p>0.00464832</text:p>
              </table:table-cell>
              <table:table-cell office:value-type="float" office:value="0.242565">
                <text:p>0.242565</text:p>
              </table:table-cell>
              <table:table-cell office:value-type="float" office:value="999.753">
                <text:p>999.753</text:p>
              </table:table-cell>
            </table:table-row>
            <table:table-row>
              <table:table-cell office:value-type="float" office:value="26.6">
                <text:p>26.6</text:p>
              </table:table-cell>
              <table:table-cell office:value-type="float" office:value="0.00441929">
                <text:p>0.00441929</text:p>
              </table:table-cell>
              <table:table-cell office:value-type="float" office:value="0.242565">
                <text:p>0.242565</text:p>
              </table:table-cell>
              <table:table-cell office:value-type="float" office:value="999.753">
                <text:p>999.753</text:p>
              </table:table-cell>
            </table:table-row>
            <table:table-row>
              <table:table-cell office:value-type="float" office:value="26.7">
                <text:p>26.7</text:p>
              </table:table-cell>
              <table:table-cell office:value-type="float" office:value="0.00420155">
                <text:p>0.00420155</text:p>
              </table:table-cell>
              <table:table-cell office:value-type="float" office:value="0.242564">
                <text:p>0.242564</text:p>
              </table:table-cell>
              <table:table-cell office:value-type="float" office:value="999.753">
                <text:p>999.753</text:p>
              </table:table-cell>
            </table:table-row>
            <table:table-row>
              <table:table-cell office:value-type="float" office:value="26.8">
                <text:p>26.8</text:p>
              </table:table-cell>
              <table:table-cell office:value-type="float" office:value="0.00399453">
                <text:p>0.00399453</text:p>
              </table:table-cell>
              <table:table-cell office:value-type="float" office:value="0.242564">
                <text:p>0.242564</text:p>
              </table:table-cell>
              <table:table-cell office:value-type="float" office:value="999.753">
                <text:p>999.753</text:p>
              </table:table-cell>
            </table:table-row>
            <table:table-row>
              <table:table-cell office:value-type="float" office:value="26.9">
                <text:p>26.9</text:p>
              </table:table-cell>
              <table:table-cell office:value-type="float" office:value="0.00379772">
                <text:p>0.00379772</text:p>
              </table:table-cell>
              <table:table-cell office:value-type="float" office:value="0.242563">
                <text:p>0.242563</text:p>
              </table:table-cell>
              <table:table-cell office:value-type="float" office:value="999.754">
                <text:p>999.754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.0036106">
                <text:p>0.0036106</text:p>
              </table:table-cell>
              <table:table-cell office:value-type="float" office:value="0.242563">
                <text:p>0.242563</text:p>
              </table:table-cell>
              <table:table-cell office:value-type="float" office:value="999.754">
                <text:p>999.754</text:p>
              </table:table-cell>
            </table:table-row>
            <table:table-row>
              <table:table-cell office:value-type="float" office:value="27.1">
                <text:p>27.1</text:p>
              </table:table-cell>
              <table:table-cell office:value-type="float" office:value="0.00343271">
                <text:p>0.00343271</text:p>
              </table:table-cell>
              <table:table-cell office:value-type="float" office:value="0.242563">
                <text:p>0.242563</text:p>
              </table:table-cell>
              <table:table-cell office:value-type="float" office:value="999.754">
                <text:p>999.754</text:p>
              </table:table-cell>
            </table:table-row>
            <table:table-row>
              <table:table-cell office:value-type="float" office:value="27.2">
                <text:p>27.2</text:p>
              </table:table-cell>
              <table:table-cell office:value-type="float" office:value="0.00326357">
                <text:p>0.00326357</text:p>
              </table:table-cell>
              <table:table-cell office:value-type="float" office:value="0.242562">
                <text:p>0.242562</text:p>
              </table:table-cell>
              <table:table-cell office:value-type="float" office:value="999.754">
                <text:p>999.754</text:p>
              </table:table-cell>
            </table:table-row>
            <table:table-row>
              <table:table-cell office:value-type="float" office:value="27.3">
                <text:p>27.3</text:p>
              </table:table-cell>
              <table:table-cell office:value-type="float" office:value="0.00310277">
                <text:p>0.00310277</text:p>
              </table:table-cell>
              <table:table-cell office:value-type="float" office:value="0.242562">
                <text:p>0.242562</text:p>
              </table:table-cell>
              <table:table-cell office:value-type="float" office:value="999.754">
                <text:p>999.754</text:p>
              </table:table-cell>
            </table:table-row>
            <table:table-row>
              <table:table-cell office:value-type="float" office:value="27.4">
                <text:p>27.4</text:p>
              </table:table-cell>
              <table:table-cell office:value-type="float" office:value="0.0029499">
                <text:p>0.0029499</text:p>
              </table:table-cell>
              <table:table-cell office:value-type="float" office:value="0.242562">
                <text:p>0.242562</text:p>
              </table:table-cell>
              <table:table-cell office:value-type="float" office:value="999.754">
                <text:p>999.754</text:p>
              </table:table-cell>
            </table:table-row>
            <table:table-row>
              <table:table-cell office:value-type="float" office:value="27.5">
                <text:p>27.5</text:p>
              </table:table-cell>
              <table:table-cell office:value-type="float" office:value="0.00280455">
                <text:p>0.00280455</text:p>
              </table:table-cell>
              <table:table-cell office:value-type="float" office:value="0.242561">
                <text:p>0.242561</text:p>
              </table:table-cell>
              <table:table-cell office:value-type="float" office:value="999.755">
                <text:p>999.755</text:p>
              </table:table-cell>
            </table:table-row>
            <table:table-row>
              <table:table-cell office:value-type="float" office:value="27.6">
                <text:p>27.6</text:p>
              </table:table-cell>
              <table:table-cell office:value-type="float" office:value="0.00266637">
                <text:p>0.00266637</text:p>
              </table:table-cell>
              <table:table-cell office:value-type="float" office:value="0.242561">
                <text:p>0.242561</text:p>
              </table:table-cell>
              <table:table-cell office:value-type="float" office:value="999.755">
                <text:p>999.755</text:p>
              </table:table-cell>
            </table:table-row>
            <table:table-row>
              <table:table-cell office:value-type="float" office:value="27.7">
                <text:p>27.7</text:p>
              </table:table-cell>
              <table:table-cell office:value-type="float" office:value="0.002535">
                <text:p>0.002535</text:p>
              </table:table-cell>
              <table:table-cell office:value-type="float" office:value="0.242561">
                <text:p>0.242561</text:p>
              </table:table-cell>
              <table:table-cell office:value-type="float" office:value="999.755">
                <text:p>999.755</text:p>
              </table:table-cell>
            </table:table-row>
            <table:table-row>
              <table:table-cell office:value-type="float" office:value="27.8">
                <text:p>27.8</text:p>
              </table:table-cell>
              <table:table-cell office:value-type="float" office:value="0.00241009">
                <text:p>0.00241009</text:p>
              </table:table-cell>
              <table:table-cell office:value-type="float" office:value="0.242561">
                <text:p>0.242561</text:p>
              </table:table-cell>
              <table:table-cell office:value-type="float" office:value="999.755">
                <text:p>999.755</text:p>
              </table:table-cell>
            </table:table-row>
            <table:table-row>
              <table:table-cell office:value-type="float" office:value="27.9">
                <text:p>27.9</text:p>
              </table:table-cell>
              <table:table-cell office:value-type="float" office:value="0.00229135">
                <text:p>0.00229135</text:p>
              </table:table-cell>
              <table:table-cell office:value-type="float" office:value="0.24256">
                <text:p>0.24256</text:p>
              </table:table-cell>
              <table:table-cell office:value-type="float" office:value="999.755">
                <text:p>999.755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00217845">
                <text:p>0.00217845</text:p>
              </table:table-cell>
              <table:table-cell office:value-type="float" office:value="0.24256">
                <text:p>0.24256</text:p>
              </table:table-cell>
              <table:table-cell office:value-type="float" office:value="999.755">
                <text:p>999.755</text:p>
              </table:table-cell>
            </table:table-row>
            <table:table-row>
              <table:table-cell office:value-type="float" office:value="28.1">
                <text:p>28.1</text:p>
              </table:table-cell>
              <table:table-cell office:value-type="float" office:value="0.00207112">
                <text:p>0.00207112</text:p>
              </table:table-cell>
              <table:table-cell office:value-type="float" office:value="0.24256">
                <text:p>0.24256</text:p>
              </table:table-cell>
              <table:table-cell office:value-type="float" office:value="999.755">
                <text:p>999.755</text:p>
              </table:table-cell>
            </table:table-row>
            <table:table-row>
              <table:table-cell office:value-type="float" office:value="28.2">
                <text:p>28.2</text:p>
              </table:table-cell>
              <table:table-cell office:value-type="float" office:value="0.00196907">
                <text:p>0.00196907</text:p>
              </table:table-cell>
              <table:table-cell office:value-type="float" office:value="0.24256">
                <text:p>0.24256</text:p>
              </table:table-cell>
              <table:table-cell office:value-type="float" office:value="999.755">
                <text:p>999.755</text:p>
              </table:table-cell>
            </table:table-row>
            <table:table-row>
              <table:table-cell office:value-type="float" office:value="28.3">
                <text:p>28.3</text:p>
              </table:table-cell>
              <table:table-cell office:value-type="float" office:value="0.00187205">
                <text:p>0.00187205</text:p>
              </table:table-cell>
              <table:table-cell office:value-type="float" office:value="0.24256">
                <text:p>0.24256</text:p>
              </table:table-cell>
              <table:table-cell office:value-type="float" office:value="999.756">
                <text:p>999.756</text:p>
              </table:table-cell>
            </table:table-row>
            <table:table-row>
              <table:table-cell office:value-type="float" office:value="28.4">
                <text:p>28.4</text:p>
              </table:table-cell>
              <table:table-cell office:value-type="float" office:value="0.00177981">
                <text:p>0.00177981</text:p>
              </table:table-cell>
              <table:table-cell office:value-type="float" office:value="0.24256">
                <text:p>0.24256</text:p>
              </table:table-cell>
              <table:table-cell office:value-type="float" office:value="999.756">
                <text:p>999.756</text:p>
              </table:table-cell>
            </table:table-row>
            <table:table-row>
              <table:table-cell office:value-type="float" office:value="28.5">
                <text:p>28.5</text:p>
              </table:table-cell>
              <table:table-cell office:value-type="float" office:value="0.00169212">
                <text:p>0.00169212</text:p>
              </table:table-cell>
              <table:table-cell office:value-type="float" office:value="0.242559">
                <text:p>0.242559</text:p>
              </table:table-cell>
              <table:table-cell office:value-type="float" office:value="999.756">
                <text:p>999.756</text:p>
              </table:table-cell>
            </table:table-row>
            <table:table-row>
              <table:table-cell office:value-type="float" office:value="28.6">
                <text:p>28.6</text:p>
              </table:table-cell>
              <table:table-cell office:value-type="float" office:value="0.00160875">
                <text:p>0.00160875</text:p>
              </table:table-cell>
              <table:table-cell office:value-type="float" office:value="0.242559">
                <text:p>0.242559</text:p>
              </table:table-cell>
              <table:table-cell office:value-type="float" office:value="999.756">
                <text:p>999.756</text:p>
              </table:table-cell>
            </table:table-row>
            <table:table-row>
              <table:table-cell office:value-type="float" office:value="28.7">
                <text:p>28.7</text:p>
              </table:table-cell>
              <table:table-cell office:value-type="float" office:value="0.00152948">
                <text:p>0.00152948</text:p>
              </table:table-cell>
              <table:table-cell office:value-type="float" office:value="0.242559">
                <text:p>0.242559</text:p>
              </table:table-cell>
              <table:table-cell office:value-type="float" office:value="999.756">
                <text:p>999.756</text:p>
              </table:table-cell>
            </table:table-row>
            <table:table-row>
              <table:table-cell office:value-type="float" office:value="28.8">
                <text:p>28.8</text:p>
              </table:table-cell>
              <table:table-cell office:value-type="float" office:value="0.00145413">
                <text:p>0.00145413</text:p>
              </table:table-cell>
              <table:table-cell office:value-type="float" office:value="0.242559">
                <text:p>0.242559</text:p>
              </table:table-cell>
              <table:table-cell office:value-type="float" office:value="999.756">
                <text:p>999.756</text:p>
              </table:table-cell>
            </table:table-row>
            <table:table-row>
              <table:table-cell office:value-type="float" office:value="28.9">
                <text:p>28.9</text:p>
              </table:table-cell>
              <table:table-cell office:value-type="float" office:value="0.00138248">
                <text:p>0.00138248</text:p>
              </table:table-cell>
              <table:table-cell office:value-type="float" office:value="0.242559">
                <text:p>0.242559</text:p>
              </table:table-cell>
              <table:table-cell office:value-type="float" office:value="999.756">
                <text:p>999.756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.00131436">
                <text:p>0.00131436</text:p>
              </table:table-cell>
              <table:table-cell office:value-type="float" office:value="0.242559">
                <text:p>0.242559</text:p>
              </table:table-cell>
              <table:table-cell office:value-type="float" office:value="999.756">
                <text:p>999.756</text:p>
              </table:table-cell>
            </table:table-row>
            <table:table-row>
              <table:table-cell office:value-type="float" office:value="29.1">
                <text:p>29.1</text:p>
              </table:table-cell>
              <table:table-cell office:value-type="float" office:value="0.0012496">
                <text:p>0.0012496</text:p>
              </table:table-cell>
              <table:table-cell office:value-type="float" office:value="0.242558">
                <text:p>0.242558</text:p>
              </table:table-cell>
              <table:table-cell office:value-type="float" office:value="999.756">
                <text:p>999.756</text:p>
              </table:table-cell>
            </table:table-row>
            <table:table-row>
              <table:table-cell office:value-type="float" office:value="29.2">
                <text:p>29.2</text:p>
              </table:table-cell>
              <table:table-cell office:value-type="float" office:value="0.00118803">
                <text:p>0.00118803</text:p>
              </table:table-cell>
              <table:table-cell office:value-type="float" office:value="0.242558">
                <text:p>0.242558</text:p>
              </table:table-cell>
              <table:table-cell office:value-type="float" office:value="999.756">
                <text:p>999.756</text:p>
              </table:table-cell>
            </table:table-row>
            <table:table-row>
              <table:table-cell office:value-type="float" office:value="29.3">
                <text:p>29.3</text:p>
              </table:table-cell>
              <table:table-cell office:value-type="float" office:value="0.0011295">
                <text:p>0.0011295</text:p>
              </table:table-cell>
              <table:table-cell office:value-type="float" office:value="0.242558">
                <text:p>0.242558</text:p>
              </table:table-cell>
              <table:table-cell office:value-type="float" office:value="999.756">
                <text:p>999.756</text:p>
              </table:table-cell>
            </table:table-row>
            <table:table-row>
              <table:table-cell office:value-type="float" office:value="29.4">
                <text:p>29.4</text:p>
              </table:table-cell>
              <table:table-cell office:value-type="float" office:value="0.00107385">
                <text:p>0.00107385</text:p>
              </table:table-cell>
              <table:table-cell office:value-type="float" office:value="0.242558">
                <text:p>0.242558</text:p>
              </table:table-cell>
              <table:table-cell office:value-type="float" office:value="999.756">
                <text:p>999.756</text:p>
              </table:table-cell>
            </table:table-row>
            <table:table-row>
              <table:table-cell office:value-type="float" office:value="29.5">
                <text:p>29.5</text:p>
              </table:table-cell>
              <table:table-cell office:value-type="float" office:value="0.00102094">
                <text:p>0.00102094</text:p>
              </table:table-cell>
              <table:table-cell office:value-type="float" office:value="0.242558">
                <text:p>0.242558</text:p>
              </table:table-cell>
              <table:table-cell office:value-type="float" office:value="999.756">
                <text:p>999.756</text:p>
              </table:table-cell>
            </table:table-row>
            <table:table-row>
              <table:table-cell office:value-type="float" office:value="29.6">
                <text:p>29.6</text:p>
              </table:table-cell>
              <table:table-cell office:value-type="float" office:value="0.000970636">
                <text:p>0.000970636</text:p>
              </table:table-cell>
              <table:table-cell office:value-type="float" office:value="0.242558">
                <text:p>0.242558</text:p>
              </table:table-cell>
              <table:table-cell office:value-type="float" office:value="999.756">
                <text:p>999.756</text:p>
              </table:table-cell>
            </table:table-row>
            <table:table-row>
              <table:table-cell office:value-type="float" office:value="29.7">
                <text:p>29.7</text:p>
              </table:table-cell>
              <table:table-cell office:value-type="float" office:value="0.000922812">
                <text:p>0.000922812</text:p>
              </table:table-cell>
              <table:table-cell office:value-type="float" office:value="0.242558">
                <text:p>0.242558</text:p>
              </table:table-cell>
              <table:table-cell office:value-type="float" office:value="999.757">
                <text:p>999.757</text:p>
              </table:table-cell>
            </table:table-row>
            <table:table-row>
              <table:table-cell office:value-type="float" office:value="29.8">
                <text:p>29.8</text:p>
              </table:table-cell>
              <table:table-cell office:value-type="float" office:value="0.000877344">
                <text:p>0.000877344</text:p>
              </table:table-cell>
              <table:table-cell office:value-type="float" office:value="0.242558">
                <text:p>0.242558</text:p>
              </table:table-cell>
              <table:table-cell office:value-type="float" office:value="999.757">
                <text:p>999.757</text:p>
              </table:table-cell>
            </table:table-row>
            <table:table-row>
              <table:table-cell office:value-type="float" office:value="29.9">
                <text:p>29.9</text:p>
              </table:table-cell>
              <table:table-cell office:value-type="float" office:value="0.000834116">
                <text:p>0.000834116</text:p>
              </table:table-cell>
              <table:table-cell office:value-type="float" office:value="0.242558">
                <text:p>0.242558</text:p>
              </table:table-cell>
              <table:table-cell office:value-type="float" office:value="999.757">
                <text:p>999.757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000793019">
                <text:p>0.000793019</text:p>
              </table:table-cell>
              <table:table-cell office:value-type="float" office:value="0.242558">
                <text:p>0.242558</text:p>
              </table:table-cell>
              <table:table-cell office:value-type="float" office:value="999.757">
                <text:p>999.757</text:p>
              </table:table-cell>
            </table:table-row>
            <table:table-row>
              <table:table-cell office:value-type="float" office:value="30.1">
                <text:p>30.1</text:p>
              </table:table-cell>
              <table:table-cell office:value-type="float" office:value="0.000753946">
                <text:p>0.000753946</text:p>
              </table:table-cell>
              <table:table-cell office:value-type="float" office:value="0.242558">
                <text:p>0.242558</text:p>
              </table:table-cell>
              <table:table-cell office:value-type="float" office:value="999.757">
                <text:p>999.757</text:p>
              </table:table-cell>
            </table:table-row>
            <table:table-row>
              <table:table-cell office:value-type="float" office:value="30.2">
                <text:p>30.2</text:p>
              </table:table-cell>
              <table:table-cell office:value-type="float" office:value="0.000716798">
                <text:p>0.000716798</text:p>
              </table:table-cell>
              <table:table-cell office:value-type="float" office:value="0.242557">
                <text:p>0.242557</text:p>
              </table:table-cell>
              <table:table-cell office:value-type="float" office:value="999.757">
                <text:p>999.757</text:p>
              </table:table-cell>
            </table:table-row>
            <table:table-row>
              <table:table-cell office:value-type="float" office:value="30.3">
                <text:p>30.3</text:p>
              </table:table-cell>
              <table:table-cell office:value-type="float" office:value="0.000681481">
                <text:p>0.000681481</text:p>
              </table:table-cell>
              <table:table-cell office:value-type="float" office:value="0.242557">
                <text:p>0.242557</text:p>
              </table:table-cell>
              <table:table-cell office:value-type="float" office:value="999.757">
                <text:p>999.757</text:p>
              </table:table-cell>
            </table:table-row>
            <table:table-row>
              <table:table-cell office:value-type="float" office:value="30.4">
                <text:p>30.4</text:p>
              </table:table-cell>
              <table:table-cell office:value-type="float" office:value="0.000647904">
                <text:p>0.000647904</text:p>
              </table:table-cell>
              <table:table-cell office:value-type="float" office:value="0.242557">
                <text:p>0.242557</text:p>
              </table:table-cell>
              <table:table-cell office:value-type="float" office:value="999.757">
                <text:p>999.757</text:p>
              </table:table-cell>
            </table:table-row>
            <table:table-row>
              <table:table-cell office:value-type="float" office:value="30.5">
                <text:p>30.5</text:p>
              </table:table-cell>
              <table:table-cell office:value-type="float" office:value="0.000615981">
                <text:p>0.000615981</text:p>
              </table:table-cell>
              <table:table-cell office:value-type="float" office:value="0.242557">
                <text:p>0.242557</text:p>
              </table:table-cell>
              <table:table-cell office:value-type="float" office:value="999.757">
                <text:p>999.757</text:p>
              </table:table-cell>
            </table:table-row>
            <table:table-row>
              <table:table-cell office:value-type="float" office:value="30.6">
                <text:p>30.6</text:p>
              </table:table-cell>
              <table:table-cell office:value-type="float" office:value="0.000585631">
                <text:p>0.000585631</text:p>
              </table:table-cell>
              <table:table-cell office:value-type="float" office:value="0.242557">
                <text:p>0.242557</text:p>
              </table:table-cell>
              <table:table-cell office:value-type="float" office:value="999.757">
                <text:p>999.757</text:p>
              </table:table-cell>
            </table:table-row>
            <table:table-row>
              <table:table-cell office:value-type="float" office:value="30.7">
                <text:p>30.7</text:p>
              </table:table-cell>
              <table:table-cell office:value-type="float" office:value="0.000556776">
                <text:p>0.000556776</text:p>
              </table:table-cell>
              <table:table-cell office:value-type="float" office:value="0.242557">
                <text:p>0.242557</text:p>
              </table:table-cell>
              <table:table-cell office:value-type="float" office:value="999.757">
                <text:p>999.757</text:p>
              </table:table-cell>
            </table:table-row>
            <table:table-row>
              <table:table-cell office:value-type="float" office:value="30.8">
                <text:p>30.8</text:p>
              </table:table-cell>
              <table:table-cell office:value-type="float" office:value="0.000529344">
                <text:p>0.000529344</text:p>
              </table:table-cell>
              <table:table-cell office:value-type="float" office:value="0.242557">
                <text:p>0.242557</text:p>
              </table:table-cell>
              <table:table-cell office:value-type="float" office:value="999.757">
                <text:p>999.757</text:p>
              </table:table-cell>
            </table:table-row>
            <table:table-row>
              <table:table-cell office:value-type="float" office:value="30.9">
                <text:p>30.9</text:p>
              </table:table-cell>
              <table:table-cell office:value-type="float" office:value="0.000503262">
                <text:p>0.000503262</text:p>
              </table:table-cell>
              <table:table-cell office:value-type="float" office:value="0.242557">
                <text:p>0.242557</text:p>
              </table:table-cell>
              <table:table-cell office:value-type="float" office:value="999.757">
                <text:p>999.757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0.000478466">
                <text:p>0.000478466</text:p>
              </table:table-cell>
              <table:table-cell office:value-type="float" office:value="0.242557">
                <text:p>0.242557</text:p>
              </table:table-cell>
              <table:table-cell office:value-type="float" office:value="999.757">
                <text:p>999.757</text:p>
              </table:table-cell>
            </table:table-row>
            <table:table-row>
              <table:table-cell office:value-type="float" office:value="31.1">
                <text:p>31.1</text:p>
              </table:table-cell>
              <table:table-cell office:value-type="float" office:value="0.000454892">
                <text:p>0.000454892</text:p>
              </table:table-cell>
              <table:table-cell office:value-type="float" office:value="0.242557">
                <text:p>0.242557</text:p>
              </table:table-cell>
              <table:table-cell office:value-type="float" office:value="999.757">
                <text:p>999.757</text:p>
              </table:table-cell>
            </table:table-row>
            <table:table-row>
              <table:table-cell office:value-type="float" office:value="31.2">
                <text:p>31.2</text:p>
              </table:table-cell>
              <table:table-cell office:value-type="float" office:value="0.000432479">
                <text:p>0.000432479</text:p>
              </table:table-cell>
              <table:table-cell office:value-type="float" office:value="0.242557">
                <text:p>0.242557</text:p>
              </table:table-cell>
              <table:table-cell office:value-type="float" office:value="999.757">
                <text:p>999.757</text:p>
              </table:table-cell>
            </table:table-row>
            <table:table-row>
              <table:table-cell office:value-type="float" office:value="31.3">
                <text:p>31.3</text:p>
              </table:table-cell>
              <table:table-cell office:value-type="float" office:value="0.00041117">
                <text:p>0.00041117</text:p>
              </table:table-cell>
              <table:table-cell office:value-type="float" office:value="0.242557">
                <text:p>0.242557</text:p>
              </table:table-cell>
              <table:table-cell office:value-type="float" office:value="999.757">
                <text:p>999.757</text:p>
              </table:table-cell>
            </table:table-row>
            <table:table-row>
              <table:table-cell office:value-type="float" office:value="31.4">
                <text:p>31.4</text:p>
              </table:table-cell>
              <table:table-cell office:value-type="float" office:value="0.000390911">
                <text:p>0.000390911</text:p>
              </table:table-cell>
              <table:table-cell office:value-type="float" office:value="0.242557">
                <text:p>0.242557</text:p>
              </table:table-cell>
              <table:table-cell office:value-type="float" office:value="999.757">
                <text:p>999.757</text:p>
              </table:table-cell>
            </table:table-row>
            <table:table-row>
              <table:table-cell office:value-type="float" office:value="31.5">
                <text:p>31.5</text:p>
              </table:table-cell>
              <table:table-cell office:value-type="float" office:value="0.000371651">
                <text:p>0.000371651</text:p>
              </table:table-cell>
              <table:table-cell office:value-type="float" office:value="0.242557">
                <text:p>0.242557</text:p>
              </table:table-cell>
              <table:table-cell office:value-type="float" office:value="999.757">
                <text:p>999.757</text:p>
              </table:table-cell>
            </table:table-row>
            <table:table-row>
              <table:table-cell office:value-type="float" office:value="31.6">
                <text:p>31.6</text:p>
              </table:table-cell>
              <table:table-cell office:value-type="float" office:value="0.000353339">
                <text:p>0.000353339</text:p>
              </table:table-cell>
              <table:table-cell office:value-type="float" office:value="0.242557">
                <text:p>0.242557</text:p>
              </table:table-cell>
              <table:table-cell office:value-type="float" office:value="999.757">
                <text:p>999.757</text:p>
              </table:table-cell>
            </table:table-row>
            <table:table-row>
              <table:table-cell office:value-type="float" office:value="31.7">
                <text:p>31.7</text:p>
              </table:table-cell>
              <table:table-cell office:value-type="float" office:value="0.00033593">
                <text:p>0.00033593</text:p>
              </table:table-cell>
              <table:table-cell office:value-type="float" office:value="0.242557">
                <text:p>0.242557</text:p>
              </table:table-cell>
              <table:table-cell office:value-type="float" office:value="999.757">
                <text:p>999.757</text:p>
              </table:table-cell>
            </table:table-row>
            <table:table-row>
              <table:table-cell office:value-type="float" office:value="31.8">
                <text:p>31.8</text:p>
              </table:table-cell>
              <table:table-cell office:value-type="float" office:value="0.000319378">
                <text:p>0.000319378</text:p>
              </table:table-cell>
              <table:table-cell office:value-type="float" office:value="0.242557">
                <text:p>0.242557</text:p>
              </table:table-cell>
              <table:table-cell office:value-type="float" office:value="999.757">
                <text:p>999.757</text:p>
              </table:table-cell>
            </table:table-row>
            <table:table-row>
              <table:table-cell office:value-type="float" office:value="31.9">
                <text:p>31.9</text:p>
              </table:table-cell>
              <table:table-cell office:value-type="float" office:value="0.000303642">
                <text:p>0.000303642</text:p>
              </table:table-cell>
              <table:table-cell office:value-type="float" office:value="0.242557">
                <text:p>0.242557</text:p>
              </table:table-cell>
              <table:table-cell office:value-type="float" office:value="999.757">
                <text:p>999.757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000288682">
                <text:p>0.000288682</text:p>
              </table:table-cell>
              <table:table-cell office:value-type="float" office:value="0.242557">
                <text:p>0.242557</text:p>
              </table:table-cell>
              <table:table-cell office:value-type="float" office:value="999.757">
                <text:p>999.757</text:p>
              </table:table-cell>
            </table:table-row>
            <table:table-row>
              <table:table-cell office:value-type="float" office:value="32.1">
                <text:p>32.1</text:p>
              </table:table-cell>
              <table:table-cell office:value-type="float" office:value="0.000274458">
                <text:p>0.000274458</text:p>
              </table:table-cell>
              <table:table-cell office:value-type="float" office:value="0.242557">
                <text:p>0.242557</text:p>
              </table:table-cell>
              <table:table-cell office:value-type="float" office:value="999.757">
                <text:p>999.757</text:p>
              </table:table-cell>
            </table:table-row>
            <table:table-row>
              <table:table-cell office:value-type="float" office:value="32.2">
                <text:p>32.2</text:p>
              </table:table-cell>
              <table:table-cell office:value-type="float" office:value="0.000260935">
                <text:p>0.000260935</text:p>
              </table:table-cell>
              <table:table-cell office:value-type="float" office:value="0.242557">
                <text:p>0.242557</text:p>
              </table:table-cell>
              <table:table-cell office:value-type="float" office:value="999.757">
                <text:p>999.757</text:p>
              </table:table-cell>
            </table:table-row>
            <table:table-row>
              <table:table-cell office:value-type="float" office:value="32.3">
                <text:p>32.3</text:p>
              </table:table-cell>
              <table:table-cell office:value-type="float" office:value="0.000248079">
                <text:p>0.000248079</text:p>
              </table:table-cell>
              <table:table-cell office:value-type="float" office:value="0.242557">
                <text:p>0.242557</text:p>
              </table:table-cell>
              <table:table-cell office:value-type="float" office:value="999.757">
                <text:p>999.757</text:p>
              </table:table-cell>
            </table:table-row>
            <table:table-row>
              <table:table-cell office:value-type="float" office:value="32.4">
                <text:p>32.4</text:p>
              </table:table-cell>
              <table:table-cell office:value-type="float" office:value="0.000235856">
                <text:p>0.000235856</text:p>
              </table:table-cell>
              <table:table-cell office:value-type="float" office:value="0.242556">
                <text:p>0.242556</text:p>
              </table:table-cell>
              <table:table-cell office:value-type="float" office:value="999.757">
                <text:p>999.757</text:p>
              </table:table-cell>
            </table:table-row>
            <table:table-row>
              <table:table-cell office:value-type="float" office:value="32.5">
                <text:p>32.5</text:p>
              </table:table-cell>
              <table:table-cell office:value-type="float" office:value="0.000224235">
                <text:p>0.000224235</text:p>
              </table:table-cell>
              <table:table-cell office:value-type="float" office:value="0.242556">
                <text:p>0.242556</text:p>
              </table:table-cell>
              <table:table-cell office:value-type="float" office:value="999.757">
                <text:p>999.757</text:p>
              </table:table-cell>
            </table:table-row>
            <table:table-row>
              <table:table-cell office:value-type="float" office:value="32.6">
                <text:p>32.6</text:p>
              </table:table-cell>
              <table:table-cell office:value-type="float" office:value="0.000213187">
                <text:p>0.000213187</text:p>
              </table:table-cell>
              <table:table-cell office:value-type="float" office:value="0.242556">
                <text:p>0.242556</text:p>
              </table:table-cell>
              <table:table-cell office:value-type="float" office:value="999.757">
                <text:p>999.757</text:p>
              </table:table-cell>
            </table:table-row>
            <table:table-row>
              <table:table-cell office:value-type="float" office:value="32.7">
                <text:p>32.7</text:p>
              </table:table-cell>
              <table:table-cell office:value-type="float" office:value="0.000202683">
                <text:p>0.000202683</text:p>
              </table:table-cell>
              <table:table-cell office:value-type="float" office:value="0.242556">
                <text:p>0.242556</text:p>
              </table:table-cell>
              <table:table-cell office:value-type="float" office:value="999.757">
                <text:p>999.757</text:p>
              </table:table-cell>
            </table:table-row>
            <table:table-row>
              <table:table-cell office:value-type="float" office:value="32.8">
                <text:p>32.8</text:p>
              </table:table-cell>
              <table:table-cell office:value-type="float" office:value="0.000192696">
                <text:p>0.000192696</text:p>
              </table:table-cell>
              <table:table-cell office:value-type="float" office:value="0.242556">
                <text:p>0.242556</text:p>
              </table:table-cell>
              <table:table-cell office:value-type="float" office:value="999.757">
                <text:p>999.757</text:p>
              </table:table-cell>
            </table:table-row>
            <table:table-row>
              <table:table-cell office:value-type="float" office:value="32.9">
                <text:p>32.9</text:p>
              </table:table-cell>
              <table:table-cell office:value-type="float" office:value="0.000183202">
                <text:p>0.000183202</text:p>
              </table:table-cell>
              <table:table-cell office:value-type="float" office:value="0.242556">
                <text:p>0.242556</text:p>
              </table:table-cell>
              <table:table-cell office:value-type="float" office:value="999.757">
                <text:p>999.757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0.000174175">
                <text:p>0.000174175</text:p>
              </table:table-cell>
              <table:table-cell office:value-type="float" office:value="0.242556">
                <text:p>0.242556</text:p>
              </table:table-cell>
              <table:table-cell office:value-type="float" office:value="999.757">
                <text:p>999.757</text:p>
              </table:table-cell>
            </table:table-row>
            <table:table-row>
              <table:table-cell office:value-type="float" office:value="33.1">
                <text:p>33.1</text:p>
              </table:table-cell>
              <table:table-cell office:value-type="float" office:value="0.000165594">
                <text:p>0.000165594</text:p>
              </table:table-cell>
              <table:table-cell office:value-type="float" office:value="0.242556">
                <text:p>0.242556</text:p>
              </table:table-cell>
              <table:table-cell office:value-type="float" office:value="999.757">
                <text:p>999.757</text:p>
              </table:table-cell>
            </table:table-row>
            <table:table-row>
              <table:table-cell office:value-type="float" office:value="33.2">
                <text:p>33.2</text:p>
              </table:table-cell>
              <table:table-cell office:value-type="float" office:value="0.000157435">
                <text:p>0.000157435</text:p>
              </table:table-cell>
              <table:table-cell office:value-type="float" office:value="0.242556">
                <text:p>0.242556</text:p>
              </table:table-cell>
              <table:table-cell office:value-type="float" office:value="999.757">
                <text:p>999.757</text:p>
              </table:table-cell>
            </table:table-row>
            <table:table-row>
              <table:table-cell office:value-type="float" office:value="33.3">
                <text:p>33.3</text:p>
              </table:table-cell>
              <table:table-cell office:value-type="float" office:value="0.000149678">
                <text:p>0.000149678</text:p>
              </table:table-cell>
              <table:table-cell office:value-type="float" office:value="0.242556">
                <text:p>0.242556</text:p>
              </table:table-cell>
              <table:table-cell office:value-type="float" office:value="999.757">
                <text:p>999.757</text:p>
              </table:table-cell>
            </table:table-row>
            <table:table-row>
              <table:table-cell office:value-type="float" office:value="33.4">
                <text:p>33.4</text:p>
              </table:table-cell>
              <table:table-cell office:value-type="float" office:value="0.000142303">
                <text:p>0.000142303</text:p>
              </table:table-cell>
              <table:table-cell office:value-type="float" office:value="0.242556">
                <text:p>0.242556</text:p>
              </table:table-cell>
              <table:table-cell office:value-type="float" office:value="999.757">
                <text:p>999.757</text:p>
              </table:table-cell>
            </table:table-row>
            <table:table-row>
              <table:table-cell office:value-type="float" office:value="33.5">
                <text:p>33.5</text:p>
              </table:table-cell>
              <table:table-cell office:value-type="float" office:value="0.000135292">
                <text:p>0.000135292</text:p>
              </table:table-cell>
              <table:table-cell office:value-type="float" office:value="0.242556">
                <text:p>0.242556</text:p>
              </table:table-cell>
              <table:table-cell office:value-type="float" office:value="999.757">
                <text:p>999.757</text:p>
              </table:table-cell>
            </table:table-row>
            <table:table-row>
              <table:table-cell office:value-type="float" office:value="33.6">
                <text:p>33.6</text:p>
              </table:table-cell>
              <table:table-cell office:value-type="float" office:value="0.000128626">
                <text:p>0.000128626</text:p>
              </table:table-cell>
              <table:table-cell office:value-type="float" office:value="0.242556">
                <text:p>0.242556</text:p>
              </table:table-cell>
              <table:table-cell office:value-type="float" office:value="999.757">
                <text:p>999.757</text:p>
              </table:table-cell>
            </table:table-row>
            <table:table-row>
              <table:table-cell office:value-type="float" office:value="33.7">
                <text:p>33.7</text:p>
              </table:table-cell>
              <table:table-cell office:value-type="float" office:value="0.000122288">
                <text:p>0.000122288</text:p>
              </table:table-cell>
              <table:table-cell office:value-type="float" office:value="0.242556">
                <text:p>0.242556</text:p>
              </table:table-cell>
              <table:table-cell office:value-type="float" office:value="999.757">
                <text:p>999.757</text:p>
              </table:table-cell>
            </table:table-row>
            <table:table-row>
              <table:table-cell office:value-type="float" office:value="33.8">
                <text:p>33.8</text:p>
              </table:table-cell>
              <table:table-cell office:value-type="float" office:value="0.000116263">
                <text:p>0.000116263</text:p>
              </table:table-cell>
              <table:table-cell office:value-type="float" office:value="0.242556">
                <text:p>0.242556</text:p>
              </table:table-cell>
              <table:table-cell office:value-type="float" office:value="999.757">
                <text:p>999.757</text:p>
              </table:table-cell>
            </table:table-row>
            <table:table-row>
              <table:table-cell office:value-type="float" office:value="33.9">
                <text:p>33.9</text:p>
              </table:table-cell>
              <table:table-cell office:value-type="float" office:value="0.000110535">
                <text:p>0.000110535</text:p>
              </table:table-cell>
              <table:table-cell office:value-type="float" office:value="0.242556">
                <text:p>0.242556</text:p>
              </table:table-cell>
              <table:table-cell office:value-type="float" office:value="999.757">
                <text:p>999.757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0.000105088">
                <text:p>0.000105088</text:p>
              </table:table-cell>
              <table:table-cell office:value-type="float" office:value="0.242556">
                <text:p>0.242556</text:p>
              </table:table-cell>
              <table:table-cell office:value-type="float" office:value="999.757">
                <text:p>999.757</text:p>
              </table:table-cell>
            </table:table-row>
            <table:table-row>
              <table:table-cell office:value-type="float" office:value="34.1">
                <text:p>34.1</text:p>
              </table:table-cell>
              <table:table-cell office:value-type="float" office:value="0.0000999106">
                <text:p>0.0000999106</text:p>
              </table:table-cell>
              <table:table-cell office:value-type="float" office:value="0.242556">
                <text:p>0.242556</text:p>
              </table:table-cell>
              <table:table-cell office:value-type="float" office:value="999.757">
                <text:p>999.757</text:p>
              </table:table-cell>
            </table:table-row>
            <table:table-row>
              <table:table-cell office:value-type="float" office:value="34.2">
                <text:p>34.2</text:p>
              </table:table-cell>
              <table:table-cell office:value-type="float" office:value="0.0000949879">
                <text:p>0.0000949879</text:p>
              </table:table-cell>
              <table:table-cell office:value-type="float" office:value="0.242556">
                <text:p>0.242556</text:p>
              </table:table-cell>
              <table:table-cell office:value-type="float" office:value="999.757">
                <text:p>999.757</text:p>
              </table:table-cell>
            </table:table-row>
            <table:table-row>
              <table:table-cell office:value-type="float" office:value="34.3">
                <text:p>34.3</text:p>
              </table:table-cell>
              <table:table-cell office:value-type="float" office:value="0.0000903078">
                <text:p>0.0000903078</text:p>
              </table:table-cell>
              <table:table-cell office:value-type="float" office:value="0.242556">
                <text:p>0.242556</text:p>
              </table:table-cell>
              <table:table-cell office:value-type="float" office:value="999.757">
                <text:p>999.757</text:p>
              </table:table-cell>
            </table:table-row>
            <table:table-row>
              <table:table-cell office:value-type="float" office:value="34.4">
                <text:p>34.4</text:p>
              </table:table-cell>
              <table:table-cell office:value-type="float" office:value="0.0000858582">
                <text:p>0.0000858582</text:p>
              </table:table-cell>
              <table:table-cell office:value-type="float" office:value="0.242556">
                <text:p>0.242556</text:p>
              </table:table-cell>
              <table:table-cell office:value-type="float" office:value="999.757">
                <text:p>999.757</text:p>
              </table:table-cell>
            </table:table-row>
            <table:table-row>
              <table:table-cell office:value-type="float" office:value="34.5">
                <text:p>34.5</text:p>
              </table:table-cell>
              <table:table-cell office:value-type="float" office:value="0.0000816279">
                <text:p>0.0000816279</text:p>
              </table:table-cell>
              <table:table-cell office:value-type="float" office:value="0.242556">
                <text:p>0.242556</text:p>
              </table:table-cell>
              <table:table-cell office:value-type="float" office:value="999.757">
                <text:p>999.757</text:p>
              </table:table-cell>
            </table:table-row>
            <table:table-row>
              <table:table-cell office:value-type="float" office:value="34.6">
                <text:p>34.6</text:p>
              </table:table-cell>
              <table:table-cell office:value-type="float" office:value="0.000077606">
                <text:p>0.000077606</text:p>
              </table:table-cell>
              <table:table-cell office:value-type="float" office:value="0.242556">
                <text:p>0.242556</text:p>
              </table:table-cell>
              <table:table-cell office:value-type="float" office:value="999.757">
                <text:p>999.757</text:p>
              </table:table-cell>
            </table:table-row>
            <table:table-row>
              <table:table-cell office:value-type="float" office:value="34.7">
                <text:p>34.7</text:p>
              </table:table-cell>
              <table:table-cell office:value-type="float" office:value="0.0000737823">
                <text:p>0.0000737823</text:p>
              </table:table-cell>
              <table:table-cell office:value-type="float" office:value="0.242556">
                <text:p>0.242556</text:p>
              </table:table-cell>
              <table:table-cell office:value-type="float" office:value="999.757">
                <text:p>999.757</text:p>
              </table:table-cell>
            </table:table-row>
            <table:table-row>
              <table:table-cell office:value-type="float" office:value="34.8">
                <text:p>34.8</text:p>
              </table:table-cell>
              <table:table-cell office:value-type="float" office:value="0.000070147">
                <text:p>0.000070147</text:p>
              </table:table-cell>
              <table:table-cell office:value-type="float" office:value="0.242556">
                <text:p>0.242556</text:p>
              </table:table-cell>
              <table:table-cell office:value-type="float" office:value="999.757">
                <text:p>999.757</text:p>
              </table:table-cell>
            </table:table-row>
            <table:table-row>
              <table:table-cell office:value-type="float" office:value="34.9">
                <text:p>34.9</text:p>
              </table:table-cell>
              <table:table-cell office:value-type="float" office:value="0.0000666908">
                <text:p>0.0000666908</text:p>
              </table:table-cell>
              <table:table-cell office:value-type="float" office:value="0.242556">
                <text:p>0.242556</text:p>
              </table:table-cell>
              <table:table-cell office:value-type="float" office:value="999.757">
                <text:p>999.757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.0000634049">
                <text:p>0.0000634049</text:p>
              </table:table-cell>
              <table:table-cell office:value-type="float" office:value="0.242556">
                <text:p>0.242556</text:p>
              </table:table-cell>
              <table:table-cell office:value-type="float" office:value="999.757">
                <text:p>999.757</text:p>
              </table:table-cell>
            </table:table-row>
            <table:table-row>
              <table:table-cell office:value-type="float" office:value="35.1">
                <text:p>35.1</text:p>
              </table:table-cell>
              <table:table-cell office:value-type="float" office:value="0.0000602809">
                <text:p>0.0000602809</text:p>
              </table:table-cell>
              <table:table-cell office:value-type="float" office:value="0.242556">
                <text:p>0.242556</text:p>
              </table:table-cell>
              <table:table-cell office:value-type="float" office:value="999.757">
                <text:p>999.757</text:p>
              </table:table-cell>
            </table:table-row>
            <table:table-row>
              <table:table-cell office:value-type="float" office:value="35.2">
                <text:p>35.2</text:p>
              </table:table-cell>
              <table:table-cell office:value-type="float" office:value="0.0000573108">
                <text:p>0.0000573108</text:p>
              </table:table-cell>
              <table:table-cell office:value-type="float" office:value="0.242556">
                <text:p>0.242556</text:p>
              </table:table-cell>
              <table:table-cell office:value-type="float" office:value="999.757">
                <text:p>999.757</text:p>
              </table:table-cell>
            </table:table-row>
            <table:table-row>
              <table:table-cell office:value-type="float" office:value="35.3">
                <text:p>35.3</text:p>
              </table:table-cell>
              <table:table-cell office:value-type="float" office:value="0.000054487">
                <text:p>0.000054487</text:p>
              </table:table-cell>
              <table:table-cell office:value-type="float" office:value="0.242556">
                <text:p>0.242556</text:p>
              </table:table-cell>
              <table:table-cell office:value-type="float" office:value="999.757">
                <text:p>999.757</text:p>
              </table:table-cell>
            </table:table-row>
            <table:table-row>
              <table:table-cell office:value-type="float" office:value="35.4">
                <text:p>35.4</text:p>
              </table:table-cell>
              <table:table-cell office:value-type="float" office:value="0.0000518024">
                <text:p>0.0000518024</text:p>
              </table:table-cell>
              <table:table-cell office:value-type="float" office:value="0.242556">
                <text:p>0.242556</text:p>
              </table:table-cell>
              <table:table-cell office:value-type="float" office:value="999.757">
                <text:p>999.757</text:p>
              </table:table-cell>
            </table:table-row>
            <table:table-row>
              <table:table-cell office:value-type="float" office:value="35.5">
                <text:p>35.5</text:p>
              </table:table-cell>
              <table:table-cell office:value-type="float" office:value="0.00004925">
                <text:p>0.00004925</text:p>
              </table:table-cell>
              <table:table-cell office:value-type="float" office:value="0.242556">
                <text:p>0.242556</text:p>
              </table:table-cell>
              <table:table-cell office:value-type="float" office:value="999.757">
                <text:p>999.757</text:p>
              </table:table-cell>
            </table:table-row>
            <table:table-row>
              <table:table-cell office:value-type="float" office:value="35.6">
                <text:p>35.6</text:p>
              </table:table-cell>
              <table:table-cell office:value-type="float" office:value="0.0000468235">
                <text:p>0.0000468235</text:p>
              </table:table-cell>
              <table:table-cell office:value-type="float" office:value="0.242556">
                <text:p>0.242556</text:p>
              </table:table-cell>
              <table:table-cell office:value-type="float" office:value="999.757">
                <text:p>999.757</text:p>
              </table:table-cell>
            </table:table-row>
            <table:table-row>
              <table:table-cell office:value-type="float" office:value="35.7">
                <text:p>35.7</text:p>
              </table:table-cell>
              <table:table-cell office:value-type="float" office:value="0.0000445164">
                <text:p>0.0000445164</text:p>
              </table:table-cell>
              <table:table-cell office:value-type="float" office:value="0.242556">
                <text:p>0.242556</text:p>
              </table:table-cell>
              <table:table-cell office:value-type="float" office:value="999.757">
                <text:p>999.757</text:p>
              </table:table-cell>
            </table:table-row>
            <table:table-row>
              <table:table-cell office:value-type="float" office:value="35.8">
                <text:p>35.8</text:p>
              </table:table-cell>
              <table:table-cell office:value-type="float" office:value="0.0000423231">
                <text:p>0.0000423231</text:p>
              </table:table-cell>
              <table:table-cell office:value-type="float" office:value="0.242556">
                <text:p>0.242556</text:p>
              </table:table-cell>
              <table:table-cell office:value-type="float" office:value="999.757">
                <text:p>999.757</text:p>
              </table:table-cell>
            </table:table-row>
            <table:table-row>
              <table:table-cell office:value-type="float" office:value="35.9">
                <text:p>35.9</text:p>
              </table:table-cell>
              <table:table-cell office:value-type="float" office:value="0.0000402378">
                <text:p>0.0000402378</text:p>
              </table:table-cell>
              <table:table-cell office:value-type="float" office:value="0.242556">
                <text:p>0.242556</text:p>
              </table:table-cell>
              <table:table-cell office:value-type="float" office:value="999.757">
                <text:p>999.757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0.0000382552">
                <text:p>0.0000382552</text:p>
              </table:table-cell>
              <table:table-cell office:value-type="float" office:value="0.242556">
                <text:p>0.242556</text:p>
              </table:table-cell>
              <table:table-cell office:value-type="float" office:value="999.757">
                <text:p>999.757</text:p>
              </table:table-cell>
            </table:table-row>
            <table:table-row>
              <table:table-cell office:value-type="float" office:value="36.1">
                <text:p>36.1</text:p>
              </table:table-cell>
              <table:table-cell office:value-type="float" office:value="0.0000363703">
                <text:p>0.0000363703</text:p>
              </table:table-cell>
              <table:table-cell office:value-type="float" office:value="0.242556">
                <text:p>0.242556</text:p>
              </table:table-cell>
              <table:table-cell office:value-type="float" office:value="999.757">
                <text:p>999.757</text:p>
              </table:table-cell>
            </table:table-row>
            <table:table-row>
              <table:table-cell office:value-type="float" office:value="36.2">
                <text:p>36.2</text:p>
              </table:table-cell>
              <table:table-cell office:value-type="float" office:value="0.0000345783">
                <text:p>0.0000345783</text:p>
              </table:table-cell>
              <table:table-cell office:value-type="float" office:value="0.242556">
                <text:p>0.242556</text:p>
              </table:table-cell>
              <table:table-cell office:value-type="float" office:value="999.757">
                <text:p>999.757</text:p>
              </table:table-cell>
            </table:table-row>
            <table:table-row>
              <table:table-cell office:value-type="float" office:value="36.3">
                <text:p>36.3</text:p>
              </table:table-cell>
              <table:table-cell office:value-type="float" office:value="0.0000328746">
                <text:p>0.0000328746</text:p>
              </table:table-cell>
              <table:table-cell office:value-type="float" office:value="0.242556">
                <text:p>0.242556</text:p>
              </table:table-cell>
              <table:table-cell office:value-type="float" office:value="999.757">
                <text:p>999.757</text:p>
              </table:table-cell>
            </table:table-row>
            <table:table-row>
              <table:table-cell office:value-type="float" office:value="36.4">
                <text:p>36.4</text:p>
              </table:table-cell>
              <table:table-cell office:value-type="float" office:value="0.0000312549">
                <text:p>0.0000312549</text:p>
              </table:table-cell>
              <table:table-cell office:value-type="float" office:value="0.242556">
                <text:p>0.242556</text:p>
              </table:table-cell>
              <table:table-cell office:value-type="float" office:value="999.757">
                <text:p>999.75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